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" manifest:media-type="application/vnd.sun.star.oleobject"/>
  <manifest:file-entry manifest:full-path="Object 35" manifest:media-type="application/vnd.sun.star.oleobject"/>
  <manifest:file-entry manifest:full-path="Object 112" manifest:media-type="application/vnd.sun.star.oleobject"/>
  <manifest:file-entry manifest:full-path="Object 60" manifest:media-type="application/vnd.sun.star.oleobject"/>
  <manifest:file-entry manifest:full-path="Object 85" manifest:media-type="application/vnd.sun.star.oleobject"/>
  <manifest:file-entry manifest:full-path="Object 36" manifest:media-type="application/vnd.sun.star.oleobject"/>
  <manifest:file-entry manifest:full-path="Object 113" manifest:media-type="application/vnd.sun.star.oleobject"/>
  <manifest:file-entry manifest:full-path="Object 61" manifest:media-type="application/vnd.sun.star.oleobject"/>
  <manifest:file-entry manifest:full-path="settings.xml" manifest:media-type="text/xml"/>
  <manifest:file-entry manifest:full-path="Object 86" manifest:media-type="application/vnd.sun.star.oleobject"/>
  <manifest:file-entry manifest:full-path="Object 37" manifest:media-type="application/vnd.sun.star.oleobject"/>
  <manifest:file-entry manifest:full-path="Object 114" manifest:media-type="application/vnd.sun.star.oleobject"/>
  <manifest:file-entry manifest:full-path="Object 62" manifest:media-type="application/vnd.sun.star.oleobject"/>
  <manifest:file-entry manifest:full-path="Object 87" manifest:media-type="application/vnd.sun.star.oleobject"/>
  <manifest:file-entry manifest:full-path="Object 38" manifest:media-type="application/vnd.sun.star.oleobject"/>
  <manifest:file-entry manifest:full-path="Object 115" manifest:media-type="application/vnd.sun.star.oleobject"/>
  <manifest:file-entry manifest:full-path="Object 63" manifest:media-type="application/vnd.sun.star.oleobject"/>
  <manifest:file-entry manifest:full-path="Object 88" manifest:media-type="application/vnd.sun.star.oleobject"/>
  <manifest:file-entry manifest:full-path="Object 104" manifest:media-type="application/vnd.sun.star.oleobject"/>
  <manifest:file-entry manifest:full-path="Object 39" manifest:media-type="application/vnd.sun.star.oleobject"/>
  <manifest:file-entry manifest:full-path="Object 116" manifest:media-type="application/vnd.sun.star.oleobject"/>
  <manifest:file-entry manifest:full-path="Object 64" manifest:media-type="application/vnd.sun.star.oleobject"/>
  <manifest:file-entry manifest:full-path="Object 141" manifest:media-type="application/vnd.sun.star.oleobject"/>
  <manifest:file-entry manifest:full-path="Object 89" manifest:media-type="application/vnd.sun.star.oleobject"/>
  <manifest:file-entry manifest:full-path="Object 45" manifest:media-type="application/vnd.sun.star.oleobject"/>
  <manifest:file-entry manifest:full-path="Object 122" manifest:media-type="application/vnd.sun.star.oleobject"/>
  <manifest:file-entry manifest:full-path="Object 70" manifest:media-type="application/vnd.sun.star.oleobject"/>
  <manifest:file-entry manifest:full-path="Object 95" manifest:media-type="application/vnd.sun.star.oleobject"/>
  <manifest:file-entry manifest:full-path="Object 46" manifest:media-type="application/vnd.sun.star.oleobject"/>
  <manifest:file-entry manifest:full-path="Object 123" manifest:media-type="application/vnd.sun.star.oleobject"/>
  <manifest:file-entry manifest:full-path="Object 71" manifest:media-type="application/vnd.sun.star.oleobject"/>
  <manifest:file-entry manifest:full-path="Object 124" manifest:media-type="application/vnd.sun.star.oleobject"/>
  <manifest:file-entry manifest:full-path="Object 47" manifest:media-type="application/vnd.sun.star.oleobject"/>
  <manifest:file-entry manifest:full-path="Object 72" manifest:media-type="application/vnd.sun.star.oleobject"/>
  <manifest:file-entry manifest:full-path="Object 101" manifest:media-type="application/vnd.sun.star.oleobject"/>
  <manifest:file-entry manifest:full-path="Object 97" manifest:media-type="application/vnd.sun.star.oleobject"/>
  <manifest:file-entry manifest:full-path="Object 125" manifest:media-type="application/vnd.sun.star.oleobject"/>
  <manifest:file-entry manifest:full-path="Object 48" manifest:media-type="application/vnd.sun.star.oleobject"/>
  <manifest:file-entry manifest:full-path="Object 73" manifest:media-type="application/vnd.sun.star.oleobject"/>
  <manifest:file-entry manifest:full-path="Object 102" manifest:media-type="application/vnd.sun.star.oleobject"/>
  <manifest:file-entry manifest:full-path="Object 98" manifest:media-type="application/vnd.sun.star.oleobject"/>
  <manifest:file-entry manifest:full-path="Object 126" manifest:media-type="application/vnd.sun.star.oleobject"/>
  <manifest:file-entry manifest:full-path="Object 49" manifest:media-type="application/vnd.sun.star.oleobject"/>
  <manifest:file-entry manifest:full-path="Object 74" manifest:media-type="application/vnd.sun.star.oleobject"/>
  <manifest:file-entry manifest:full-path="Object 103" manifest:media-type="application/vnd.sun.star.oleobject"/>
  <manifest:file-entry manifest:full-path="Object 99" manifest:media-type="application/vnd.sun.star.oleobject"/>
  <manifest:file-entry manifest:full-path="Object 105" manifest:media-type="application/vnd.sun.star.oleobject"/>
  <manifest:file-entry manifest:full-path="Object 28" manifest:media-type="application/vnd.sun.star.oleobject"/>
  <manifest:file-entry manifest:full-path="Object 131" manifest:media-type="application/vnd.sun.star.oleobject"/>
  <manifest:file-entry manifest:full-path="Object 54" manifest:media-type="application/vnd.sun.star.oleobject"/>
  <manifest:file-entry manifest:full-path="Object 79" manifest:media-type="application/vnd.sun.star.oleobject"/>
  <manifest:file-entry manifest:full-path="Object 106" manifest:media-type="application/vnd.sun.star.oleobject"/>
  <manifest:file-entry manifest:full-path="Object 29" manifest:media-type="application/vnd.sun.star.oleobject"/>
  <manifest:file-entry manifest:full-path="Object 132" manifest:media-type="application/vnd.sun.star.oleobject"/>
  <manifest:file-entry manifest:full-path="Object 55" manifest:media-type="application/vnd.sun.star.oleobject"/>
  <manifest:file-entry manifest:full-path="Object 30" manifest:media-type="application/vnd.sun.star.oleobject"/>
  <manifest:file-entry manifest:full-path="Object 56" manifest:media-type="application/vnd.sun.star.oleobject"/>
  <manifest:file-entry manifest:full-path="Object 31" manifest:media-type="application/vnd.sun.star.oleobject"/>
  <manifest:file-entry manifest:full-path="Thumbnails/thumbnail.png" manifest:media-type="image/png"/>
  <manifest:file-entry manifest:full-path="Object 65" manifest:media-type="application/vnd.sun.star.oleobject"/>
  <manifest:file-entry manifest:full-path="Object 40" manifest:media-type="application/vnd.sun.star.oleobject"/>
  <manifest:file-entry manifest:full-path="Object 107" manifest:media-type="application/vnd.sun.star.oleobject"/>
  <manifest:file-entry manifest:full-path="Object 66" manifest:media-type="application/vnd.sun.star.oleobject"/>
  <manifest:file-entry manifest:full-path="Object 41" manifest:media-type="application/vnd.sun.star.oleobject"/>
  <manifest:file-entry manifest:full-path="Object 108" manifest:media-type="application/vnd.sun.star.oleobject"/>
  <manifest:file-entry manifest:full-path="Object 67" manifest:media-type="application/vnd.sun.star.oleobject"/>
  <manifest:file-entry manifest:full-path="Object 42" manifest:media-type="application/vnd.sun.star.oleobject"/>
  <manifest:file-entry manifest:full-path="Object 109" manifest:media-type="application/vnd.sun.star.oleobject"/>
  <manifest:file-entry manifest:full-path="styles.xml" manifest:media-type="text/xml"/>
  <manifest:file-entry manifest:full-path="Object 68" manifest:media-type="application/vnd.sun.star.oleobject"/>
  <manifest:file-entry manifest:full-path="Object 120" manifest:media-type="application/vnd.sun.star.oleobject"/>
  <manifest:file-entry manifest:full-path="Object 43" manifest:media-type="application/vnd.sun.star.oleobject"/>
  <manifest:file-entry manifest:full-path="Object 69" manifest:media-type="application/vnd.sun.star.oleobject"/>
  <manifest:file-entry manifest:full-path="Object 121" manifest:media-type="application/vnd.sun.star.oleobject"/>
  <manifest:file-entry manifest:full-path="Object 44" manifest:media-type="application/vnd.sun.star.oleobject"/>
  <manifest:file-entry manifest:full-path="Object 50" manifest:media-type="application/vnd.sun.star.oleobject"/>
  <manifest:file-entry manifest:full-path="Object 75" manifest:media-type="application/vnd.sun.star.oleobject"/>
  <manifest:file-entry manifest:full-path="Object 117" manifest:media-type="application/vnd.sun.star.oleobject"/>
  <manifest:file-entry manifest:full-path="Object 51" manifest:media-type="application/vnd.sun.star.oleobject"/>
  <manifest:file-entry manifest:full-path="Object 76" manifest:media-type="application/vnd.sun.star.oleobject"/>
  <manifest:file-entry manifest:full-path="Object 80" manifest:media-type="application/vnd.sun.star.oleobject"/>
  <manifest:file-entry manifest:full-path="Object 118" manifest:media-type="application/vnd.sun.star.oleobject"/>
  <manifest:file-entry manifest:full-path="Object 52" manifest:media-type="application/vnd.sun.star.oleobject"/>
  <manifest:file-entry manifest:full-path="Object 77" manifest:media-type="application/vnd.sun.star.oleobject"/>
  <manifest:file-entry manifest:full-path="Object 119" manifest:media-type="application/vnd.sun.star.oleobject"/>
  <manifest:file-entry manifest:full-path="Object 130" manifest:media-type="application/vnd.sun.star.oleobject"/>
  <manifest:file-entry manifest:full-path="Object 53" manifest:media-type="application/vnd.sun.star.oleobject"/>
  <manifest:file-entry manifest:full-path="Object 78" manifest:media-type="application/vnd.sun.star.oleobject"/>
  <manifest:file-entry manifest:full-path="Object 84" manifest:media-type="application/vnd.sun.star.oleobject"/>
  <manifest:file-entry manifest:full-path="Object 96" manifest:media-type="application/vnd.sun.star.oleobject"/>
  <manifest:file-entry manifest:full-path="Object 100" manifest:media-type="application/vnd.sun.star.oleobject"/>
  <manifest:file-entry manifest:full-path="meta.xml" manifest:media-type="text/xml"/>
  <manifest:file-entry manifest:full-path="Object 81" manifest:media-type="application/vnd.sun.star.oleobject"/>
  <manifest:file-entry manifest:full-path="Object 90" manifest:media-type="application/vnd.sun.star.oleobject"/>
  <manifest:file-entry manifest:full-path="Object 94" manifest:media-type="application/vnd.sun.star.oleobject"/>
  <manifest:file-entry manifest:full-path="Object 33" manifest:media-type="application/vnd.sun.star.oleobject"/>
  <manifest:file-entry manifest:full-path="Object 110" manifest:media-type="application/vnd.sun.star.oleobject"/>
  <manifest:file-entry manifest:full-path="Object 91" manifest:media-type="application/vnd.sun.star.oleobject"/>
  <manifest:file-entry manifest:full-path="Object 34" manifest:media-type="application/vnd.sun.star.oleobject"/>
  <manifest:file-entry manifest:full-path="Object 111" manifest:media-type="application/vnd.sun.star.oleobject"/>
  <manifest:file-entry manifest:full-path="Object 92" manifest:media-type="application/vnd.sun.star.oleobject"/>
  <manifest:file-entry manifest:full-path="Object 93" manifest:media-type="application/vnd.sun.star.oleobject"/>
  <manifest:file-entry manifest:full-path="Object 32" manifest:media-type="application/vnd.sun.star.oleobject"/>
  <manifest:file-entry manifest:full-path="Object 57" manifest:media-type="application/vnd.sun.star.oleobject"/>
  <manifest:file-entry manifest:full-path="Object 82" manifest:media-type="application/vnd.sun.star.oleobject"/>
  <manifest:file-entry manifest:full-path="Object 58" manifest:media-type="application/vnd.sun.star.oleobject"/>
  <manifest:file-entry manifest:full-path="Object 83" manifest:media-type="application/vnd.sun.star.oleobject"/>
  <manifest:file-entry manifest:full-path="Object 127" manifest:media-type="application/vnd.sun.star.oleobject"/>
  <manifest:file-entry manifest:full-path="Object 128" manifest:media-type="application/vnd.sun.star.oleobject"/>
  <manifest:file-entry manifest:full-path="content.xml" manifest:media-type="text/xml"/>
  <manifest:file-entry manifest:full-path="ObjectReplacements/Object 2" manifest:media-type=""/>
  <manifest:file-entry manifest:full-path="ObjectReplacements/Object 35" manifest:media-type="application/x-openoffice-wmf;windows_formatname=&quot;Image WMF&quot;"/>
  <manifest:file-entry manifest:full-path="ObjectReplacements/Object 112" manifest:media-type="application/x-openoffice-wmf;windows_formatname=&quot;Image WMF&quot;"/>
  <manifest:file-entry manifest:full-path="ObjectReplacements/Object 60" manifest:media-type="application/x-openoffice-wmf;windows_formatname=&quot;Image WMF&quot;"/>
  <manifest:file-entry manifest:full-path="ObjectReplacements/Object 85" manifest:media-type="application/x-openoffice-wmf;windows_formatname=&quot;Image WMF&quot;"/>
  <manifest:file-entry manifest:full-path="ObjectReplacements/Object 36" manifest:media-type="application/x-openoffice-wmf;windows_formatname=&quot;Image WMF&quot;"/>
  <manifest:file-entry manifest:full-path="ObjectReplacements/Object 113" manifest:media-type="application/x-openoffice-wmf;windows_formatname=&quot;Image WMF&quot;"/>
  <manifest:file-entry manifest:full-path="ObjectReplacements/Object 61" manifest:media-type="application/x-openoffice-wmf;windows_formatname=&quot;Image WMF&quot;"/>
  <manifest:file-entry manifest:full-path="ObjectReplacements/Object 86" manifest:media-type="application/x-openoffice-wmf;windows_formatname=&quot;Image WMF&quot;"/>
  <manifest:file-entry manifest:full-path="ObjectReplacements/Object 37" manifest:media-type="application/x-openoffice-wmf;windows_formatname=&quot;Image WMF&quot;"/>
  <manifest:file-entry manifest:full-path="ObjectReplacements/Object 114" manifest:media-type="application/x-openoffice-wmf;windows_formatname=&quot;Image WMF&quot;"/>
  <manifest:file-entry manifest:full-path="ObjectReplacements/Object 62" manifest:media-type="application/x-openoffice-wmf;windows_formatname=&quot;Image WMF&quot;"/>
  <manifest:file-entry manifest:full-path="ObjectReplacements/Object 87" manifest:media-type="application/x-openoffice-wmf;windows_formatname=&quot;Image WMF&quot;"/>
  <manifest:file-entry manifest:full-path="ObjectReplacements/Object 38" manifest:media-type="application/x-openoffice-wmf;windows_formatname=&quot;Image WMF&quot;"/>
  <manifest:file-entry manifest:full-path="ObjectReplacements/Object 115" manifest:media-type="application/x-openoffice-wmf;windows_formatname=&quot;Image WMF&quot;"/>
  <manifest:file-entry manifest:full-path="ObjectReplacements/Object 63" manifest:media-type="application/x-openoffice-wmf;windows_formatname=&quot;Image WMF&quot;"/>
  <manifest:file-entry manifest:full-path="ObjectReplacements/Object 88" manifest:media-type="application/x-openoffice-wmf;windows_formatname=&quot;Image WMF&quot;"/>
  <manifest:file-entry manifest:full-path="ObjectReplacements/Object 104" manifest:media-type="application/x-openoffice-wmf;windows_formatname=&quot;Image WMF&quot;"/>
  <manifest:file-entry manifest:full-path="ObjectReplacements/Object 39" manifest:media-type="application/x-openoffice-wmf;windows_formatname=&quot;Image WMF&quot;"/>
  <manifest:file-entry manifest:full-path="ObjectReplacements/Object 116" manifest:media-type="application/x-openoffice-wmf;windows_formatname=&quot;Image WMF&quot;"/>
  <manifest:file-entry manifest:full-path="ObjectReplacements/Object 64" manifest:media-type="application/x-openoffice-wmf;windows_formatname=&quot;Image WMF&quot;"/>
  <manifest:file-entry manifest:full-path="ObjectReplacements/Object 141" manifest:media-type="application/x-openoffice-wmf;windows_formatname=&quot;Image WMF&quot;"/>
  <manifest:file-entry manifest:full-path="ObjectReplacements/Object 89" manifest:media-type="application/x-openoffice-wmf;windows_formatname=&quot;Image WMF&quot;"/>
  <manifest:file-entry manifest:full-path="ObjectReplacements/Object 45" manifest:media-type="application/x-openoffice-wmf;windows_formatname=&quot;Image WMF&quot;"/>
  <manifest:file-entry manifest:full-path="ObjectReplacements/Object 122" manifest:media-type="application/x-openoffice-wmf;windows_formatname=&quot;Image WMF&quot;"/>
  <manifest:file-entry manifest:full-path="ObjectReplacements/Object 70" manifest:media-type="application/x-openoffice-wmf;windows_formatname=&quot;Image WMF&quot;"/>
  <manifest:file-entry manifest:full-path="ObjectReplacements/Object 95" manifest:media-type="application/x-openoffice-wmf;windows_formatname=&quot;Image WMF&quot;"/>
  <manifest:file-entry manifest:full-path="ObjectReplacements/Object 46" manifest:media-type="application/x-openoffice-wmf;windows_formatname=&quot;Image WMF&quot;"/>
  <manifest:file-entry manifest:full-path="ObjectReplacements/Object 123" manifest:media-type="application/x-openoffice-wmf;windows_formatname=&quot;Image WMF&quot;"/>
  <manifest:file-entry manifest:full-path="ObjectReplacements/Object 124" manifest:media-type="application/x-openoffice-wmf;windows_formatname=&quot;Image WMF&quot;"/>
  <manifest:file-entry manifest:full-path="ObjectReplacements/Object 47" manifest:media-type="application/x-openoffice-wmf;windows_formatname=&quot;Image WMF&quot;"/>
  <manifest:file-entry manifest:full-path="ObjectReplacements/Object 72" manifest:media-type="application/x-openoffice-wmf;windows_formatname=&quot;Image WMF&quot;"/>
  <manifest:file-entry manifest:full-path="ObjectReplacements/Object 101" manifest:media-type="application/x-openoffice-wmf;windows_formatname=&quot;Image WMF&quot;"/>
  <manifest:file-entry manifest:full-path="ObjectReplacements/Object 97" manifest:media-type="application/x-openoffice-wmf;windows_formatname=&quot;Image WMF&quot;"/>
  <manifest:file-entry manifest:full-path="ObjectReplacements/Object 125" manifest:media-type="application/x-openoffice-wmf;windows_formatname=&quot;Image WMF&quot;"/>
  <manifest:file-entry manifest:full-path="ObjectReplacements/Object 48" manifest:media-type="application/x-openoffice-wmf;windows_formatname=&quot;Image WMF&quot;"/>
  <manifest:file-entry manifest:full-path="ObjectReplacements/Object 73" manifest:media-type="application/x-openoffice-wmf;windows_formatname=&quot;Image WMF&quot;"/>
  <manifest:file-entry manifest:full-path="ObjectReplacements/Object 102" manifest:media-type="application/x-openoffice-wmf;windows_formatname=&quot;Image WMF&quot;"/>
  <manifest:file-entry manifest:full-path="ObjectReplacements/Object 98" manifest:media-type="application/x-openoffice-wmf;windows_formatname=&quot;Image WMF&quot;"/>
  <manifest:file-entry manifest:full-path="ObjectReplacements/Object 126" manifest:media-type="application/x-openoffice-wmf;windows_formatname=&quot;Image WMF&quot;"/>
  <manifest:file-entry manifest:full-path="ObjectReplacements/Object 49" manifest:media-type="application/x-openoffice-wmf;windows_formatname=&quot;Image WMF&quot;"/>
  <manifest:file-entry manifest:full-path="ObjectReplacements/Object 74" manifest:media-type="application/x-openoffice-wmf;windows_formatname=&quot;Image WMF&quot;"/>
  <manifest:file-entry manifest:full-path="ObjectReplacements/Object 103" manifest:media-type="application/x-openoffice-wmf;windows_formatname=&quot;Image WMF&quot;"/>
  <manifest:file-entry manifest:full-path="ObjectReplacements/Object 99" manifest:media-type="application/x-openoffice-wmf;windows_formatname=&quot;Image WMF&quot;"/>
  <manifest:file-entry manifest:full-path="ObjectReplacements/Object 105" manifest:media-type="application/x-openoffice-wmf;windows_formatname=&quot;Image WMF&quot;"/>
  <manifest:file-entry manifest:full-path="ObjectReplacements/Object 28" manifest:media-type="application/x-openoffice-wmf;windows_formatname=&quot;Image WMF&quot;"/>
  <manifest:file-entry manifest:full-path="ObjectReplacements/Object 131" manifest:media-type="application/x-openoffice-wmf;windows_formatname=&quot;Image WMF&quot;"/>
  <manifest:file-entry manifest:full-path="ObjectReplacements/Object 54" manifest:media-type="application/x-openoffice-wmf;windows_formatname=&quot;Image WMF&quot;"/>
  <manifest:file-entry manifest:full-path="ObjectReplacements/Object 79" manifest:media-type="application/x-openoffice-wmf;windows_formatname=&quot;Image WMF&quot;"/>
  <manifest:file-entry manifest:full-path="ObjectReplacements/Object 106" manifest:media-type="application/x-openoffice-wmf;windows_formatname=&quot;Image WMF&quot;"/>
  <manifest:file-entry manifest:full-path="ObjectReplacements/Object 29" manifest:media-type="application/x-openoffice-wmf;windows_formatname=&quot;Image WMF&quot;"/>
  <manifest:file-entry manifest:full-path="ObjectReplacements/Object 132" manifest:media-type="application/x-openoffice-wmf;windows_formatname=&quot;Image WMF&quot;"/>
  <manifest:file-entry manifest:full-path="ObjectReplacements/Object 55" manifest:media-type="application/x-openoffice-wmf;windows_formatname=&quot;Image WMF&quot;"/>
  <manifest:file-entry manifest:full-path="ObjectReplacements/Object 30" manifest:media-type="application/x-openoffice-wmf;windows_formatname=&quot;Image WMF&quot;"/>
  <manifest:file-entry manifest:full-path="ObjectReplacements/Object 56" manifest:media-type="application/x-openoffice-wmf;windows_formatname=&quot;Image WMF&quot;"/>
  <manifest:file-entry manifest:full-path="ObjectReplacements/Object 31" manifest:media-type="application/x-openoffice-wmf;windows_formatname=&quot;Image WMF&quot;"/>
  <manifest:file-entry manifest:full-path="ObjectReplacements/Object 65" manifest:media-type="application/x-openoffice-wmf;windows_formatname=&quot;Image WMF&quot;"/>
  <manifest:file-entry manifest:full-path="ObjectReplacements/Object 40" manifest:media-type="application/x-openoffice-wmf;windows_formatname=&quot;Image WMF&quot;"/>
  <manifest:file-entry manifest:full-path="ObjectReplacements/Object 107" manifest:media-type="application/x-openoffice-wmf;windows_formatname=&quot;Image WMF&quot;"/>
  <manifest:file-entry manifest:full-path="ObjectReplacements/Object 66" manifest:media-type="application/x-openoffice-wmf;windows_formatname=&quot;Image WMF&quot;"/>
  <manifest:file-entry manifest:full-path="ObjectReplacements/Object 41" manifest:media-type="application/x-openoffice-wmf;windows_formatname=&quot;Image WMF&quot;"/>
  <manifest:file-entry manifest:full-path="ObjectReplacements/Object 108" manifest:media-type="application/x-openoffice-wmf;windows_formatname=&quot;Image WMF&quot;"/>
  <manifest:file-entry manifest:full-path="ObjectReplacements/Object 67" manifest:media-type="application/x-openoffice-wmf;windows_formatname=&quot;Image WMF&quot;"/>
  <manifest:file-entry manifest:full-path="ObjectReplacements/Object 42" manifest:media-type="application/x-openoffice-wmf;windows_formatname=&quot;Image WMF&quot;"/>
  <manifest:file-entry manifest:full-path="ObjectReplacements/Object 109" manifest:media-type="application/x-openoffice-wmf;windows_formatname=&quot;Image WMF&quot;"/>
  <manifest:file-entry manifest:full-path="ObjectReplacements/Object 68" manifest:media-type="application/x-openoffice-wmf;windows_formatname=&quot;Image WMF&quot;"/>
  <manifest:file-entry manifest:full-path="ObjectReplacements/Object 120" manifest:media-type="application/x-openoffice-wmf;windows_formatname=&quot;Image WMF&quot;"/>
  <manifest:file-entry manifest:full-path="ObjectReplacements/Object 43" manifest:media-type="application/x-openoffice-wmf;windows_formatname=&quot;Image WMF&quot;"/>
  <manifest:file-entry manifest:full-path="ObjectReplacements/Object 69" manifest:media-type="application/x-openoffice-wmf;windows_formatname=&quot;Image WMF&quot;"/>
  <manifest:file-entry manifest:full-path="ObjectReplacements/Object 121" manifest:media-type="application/x-openoffice-wmf;windows_formatname=&quot;Image WMF&quot;"/>
  <manifest:file-entry manifest:full-path="ObjectReplacements/Object 44" manifest:media-type="application/x-openoffice-wmf;windows_formatname=&quot;Image WMF&quot;"/>
  <manifest:file-entry manifest:full-path="ObjectReplacements/Object 50" manifest:media-type="application/x-openoffice-wmf;windows_formatname=&quot;Image WMF&quot;"/>
  <manifest:file-entry manifest:full-path="ObjectReplacements/Object 75" manifest:media-type="application/x-openoffice-wmf;windows_formatname=&quot;Image WMF&quot;"/>
  <manifest:file-entry manifest:full-path="ObjectReplacements/Object 117" manifest:media-type="application/x-openoffice-wmf;windows_formatname=&quot;Image WMF&quot;"/>
  <manifest:file-entry manifest:full-path="ObjectReplacements/Object 51" manifest:media-type="application/x-openoffice-wmf;windows_formatname=&quot;Image WMF&quot;"/>
  <manifest:file-entry manifest:full-path="ObjectReplacements/Object 76" manifest:media-type="application/x-openoffice-wmf;windows_formatname=&quot;Image WMF&quot;"/>
  <manifest:file-entry manifest:full-path="ObjectReplacements/Object 80" manifest:media-type="application/x-openoffice-wmf;windows_formatname=&quot;Image WMF&quot;"/>
  <manifest:file-entry manifest:full-path="ObjectReplacements/Object 118" manifest:media-type="application/x-openoffice-wmf;windows_formatname=&quot;Image WMF&quot;"/>
  <manifest:file-entry manifest:full-path="ObjectReplacements/Object 52" manifest:media-type="application/x-openoffice-wmf;windows_formatname=&quot;Image WMF&quot;"/>
  <manifest:file-entry manifest:full-path="ObjectReplacements/Object 77" manifest:media-type="application/x-openoffice-wmf;windows_formatname=&quot;Image WMF&quot;"/>
  <manifest:file-entry manifest:full-path="ObjectReplacements/Object 119" manifest:media-type="application/x-openoffice-wmf;windows_formatname=&quot;Image WMF&quot;"/>
  <manifest:file-entry manifest:full-path="ObjectReplacements/Object 130" manifest:media-type="application/x-openoffice-wmf;windows_formatname=&quot;Image WMF&quot;"/>
  <manifest:file-entry manifest:full-path="ObjectReplacements/Object 53" manifest:media-type="application/x-openoffice-wmf;windows_formatname=&quot;Image WMF&quot;"/>
  <manifest:file-entry manifest:full-path="ObjectReplacements/Object 78" manifest:media-type="application/x-openoffice-wmf;windows_formatname=&quot;Image WMF&quot;"/>
  <manifest:file-entry manifest:full-path="ObjectReplacements/Object 84" manifest:media-type="application/x-openoffice-wmf;windows_formatname=&quot;Image WMF&quot;"/>
  <manifest:file-entry manifest:full-path="ObjectReplacements/Object 96" manifest:media-type="application/x-openoffice-wmf;windows_formatname=&quot;Image WMF&quot;"/>
  <manifest:file-entry manifest:full-path="ObjectReplacements/Object 100" manifest:media-type="application/x-openoffice-wmf;windows_formatname=&quot;Image WMF&quot;"/>
  <manifest:file-entry manifest:full-path="ObjectReplacements/Object 81" manifest:media-type="application/x-openoffice-wmf;windows_formatname=&quot;Image WMF&quot;"/>
  <manifest:file-entry manifest:full-path="ObjectReplacements/Object 71" manifest:media-type="application/x-openoffice-wmf;windows_formatname=&quot;Image WMF&quot;"/>
  <manifest:file-entry manifest:full-path="ObjectReplacements/Object 90" manifest:media-type="application/x-openoffice-wmf;windows_formatname=&quot;Image WMF&quot;"/>
  <manifest:file-entry manifest:full-path="ObjectReplacements/Object 94" manifest:media-type="application/x-openoffice-wmf;windows_formatname=&quot;Image WMF&quot;"/>
  <manifest:file-entry manifest:full-path="ObjectReplacements/Object 33" manifest:media-type="application/x-openoffice-wmf;windows_formatname=&quot;Image WMF&quot;"/>
  <manifest:file-entry manifest:full-path="ObjectReplacements/Object 110" manifest:media-type="application/x-openoffice-wmf;windows_formatname=&quot;Image WMF&quot;"/>
  <manifest:file-entry manifest:full-path="ObjectReplacements/Object 91" manifest:media-type="application/x-openoffice-wmf;windows_formatname=&quot;Image WMF&quot;"/>
  <manifest:file-entry manifest:full-path="ObjectReplacements/Object 34" manifest:media-type="application/x-openoffice-wmf;windows_formatname=&quot;Image WMF&quot;"/>
  <manifest:file-entry manifest:full-path="ObjectReplacements/Object 111" manifest:media-type="application/x-openoffice-wmf;windows_formatname=&quot;Image WMF&quot;"/>
  <manifest:file-entry manifest:full-path="ObjectReplacements/Object 92" manifest:media-type="application/x-openoffice-wmf;windows_formatname=&quot;Image WMF&quot;"/>
  <manifest:file-entry manifest:full-path="ObjectReplacements/Object 93" manifest:media-type="application/x-openoffice-wmf;windows_formatname=&quot;Image WMF&quot;"/>
  <manifest:file-entry manifest:full-path="ObjectReplacements/Object 32" manifest:media-type="application/x-openoffice-wmf;windows_formatname=&quot;Image WMF&quot;"/>
  <manifest:file-entry manifest:full-path="ObjectReplacements/Object 57" manifest:media-type="application/x-openoffice-wmf;windows_formatname=&quot;Image WMF&quot;"/>
  <manifest:file-entry manifest:full-path="ObjectReplacements/Object 82" manifest:media-type="application/x-openoffice-wmf;windows_formatname=&quot;Image WMF&quot;"/>
  <manifest:file-entry manifest:full-path="ObjectReplacements/Object 58" manifest:media-type="application/x-openoffice-wmf;windows_formatname=&quot;Image WMF&quot;"/>
  <manifest:file-entry manifest:full-path="ObjectReplacements/Object 83" manifest:media-type="application/x-openoffice-wmf;windows_formatname=&quot;Image WMF&quot;"/>
  <manifest:file-entry manifest:full-path="ObjectReplacements/Object 59" manifest:media-type="application/x-openoffice-wmf;windows_formatname=&quot;Image WMF&quot;"/>
  <manifest:file-entry manifest:full-path="ObjectReplacements/Object 127" manifest:media-type="application/x-openoffice-wmf;windows_formatname=&quot;Image WMF&quot;"/>
  <manifest:file-entry manifest:full-path="ObjectReplacements/Object 128" manifest:media-type="application/x-openoffice-wmf;windows_formatname=&quot;Image WMF&quot;"/>
  <manifest:file-entry manifest:full-path="ObjectReplacements/Object 129" manifest:media-type="application/x-openoffice-wmf;windows_formatname=&quot;Image WMF&quot;"/>
  <manifest:file-entry manifest:full-path="Object 59" manifest:media-type="application/vnd.sun.star.oleobject"/>
  <manifest:file-entry manifest:full-path="Object 129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2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/>
    </style:style>
    <style:style style:name="gr3" style:family="graphic" style:parent-style-name="standard" style:list-style-name="L1">
      <style:graphic-properties svg:stroke-color="#ffffff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Dash_5f_1" svg:stroke-width="0cm" svg:stroke-color="#0000ff" svg:stroke-opacity="100%" draw:stroke-linejoin="round" draw:fill="none"/>
    </style:style>
    <style:style style:name="gr5" style:family="graphic" style:parent-style-name="standard">
      <style:graphic-properties draw:stroke="dash" draw:stroke-dash="Dash_5f_2" svg:stroke-width="0cm" svg:stroke-color="#0000ff" svg:stroke-opacity="100%" draw:stroke-linejoin="round" draw:fill="none"/>
    </style:style>
    <style:style style:name="gr6" style:family="graphic" style:parent-style-name="standard">
      <style:graphic-properties draw:stroke="dash" draw:stroke-dash="Dash_5f_3" svg:stroke-width="0cm" svg:stroke-color="#0000ff" svg:stroke-opacity="100%" draw:stroke-linejoin="round" draw:fill="none"/>
    </style:style>
    <style:style style:name="gr7" style:family="graphic" style:parent-style-name="standard">
      <style:graphic-properties draw:stroke="solid" svg:stroke-width="0.009cm" svg:stroke-color="#404040" svg:stroke-opacity="100%" draw:stroke-linejoin="round" draw:fill="solid" draw:fill-color="#ffffff" fo:padding-top="0.129cm" fo:padding-bottom="0.129cm" fo:padding-left="0.254cm" fo:padding-right="0.254cm" draw:shadow="hidden"/>
    </style:style>
    <style:style style:name="gr8" style:family="graphic" style:parent-style-name="standard">
      <style:graphic-properties draw:stroke="solid" svg:stroke-width="0.009cm" svg:stroke-color="#404040" svg:stroke-opacity="100%" draw:stroke-linejoin="round" draw:fill="solid" draw:fill-color="#d8d8d8" fo:padding-top="0.129cm" fo:padding-bottom="0.129cm" fo:padding-left="0.254cm" fo:padding-right="0.254cm" draw:shadow="hidden"/>
    </style:style>
    <style:style style:name="gr9" style:family="graphic" style:parent-style-name="standard">
      <style:graphic-properties draw:stroke="solid" svg:stroke-width="0.053cm" svg:stroke-color="#000000" draw:marker-end="EndMarker_5f_404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0.504cm" fo:padding-top="0.141cm" fo:padding-bottom="0.141cm" fo:padding-left="0.141cm" fo:padding-right="0.141cm"/>
    </style:style>
    <style:style style:name="gr11" style:family="graphic" style:parent-style-name="standard">
      <style:graphic-properties draw:stroke="solid" svg:stroke-width="0.053cm" svg:stroke-color="#000000" draw:marker-end="EndMarker_5f_405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2" style:family="graphic" style:parent-style-name="standard">
      <style:graphic-properties draw:stroke="solid" svg:stroke-width="0.053cm" svg:stroke-color="#000000" draw:marker-end="EndMarker_5f_406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3" style:family="graphic" style:parent-style-name="standard">
      <style:graphic-properties draw:stroke="solid" svg:stroke-width="0.053cm" svg:stroke-color="#000000" draw:marker-end="EndMarker_5f_407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4" style:family="graphic" style:parent-style-name="standard">
      <style:graphic-properties draw:stroke="solid" svg:stroke-width="0.053cm" svg:stroke-color="#000000" draw:marker-end="EndMarker_5f_408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5" style:family="graphic" style:parent-style-name="standard">
      <style:graphic-properties draw:stroke="solid" svg:stroke-width="0.053cm" svg:stroke-color="#000000" draw:marker-end="EndMarker_5f_409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6" style:family="graphic" style:parent-style-name="standard">
      <style:graphic-properties draw:stroke="solid" svg:stroke-width="0.053cm" svg:stroke-color="#000000" draw:marker-end="EndMarker_5f_410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7" style:family="graphic" style:parent-style-name="standard">
      <style:graphic-properties draw:stroke="solid" svg:stroke-width="0.053cm" svg:stroke-color="#000000" draw:marker-end="EndMarker_5f_411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8" style:family="graphic" style:parent-style-name="standard">
      <style:graphic-properties draw:stroke="solid" svg:stroke-width="0.053cm" svg:stroke-color="#000000" draw:marker-start="StartMarker_5f_8" draw:marker-start-width="0.388cm" svg:stroke-opacity="100%" draw:stroke-linejoin="round" draw:fill="none" fo:padding-top="0.151cm" fo:padding-bottom="0.151cm" fo:padding-left="0.276cm" fo:padding-right="0.276cm"/>
    </style:style>
    <style:style style:name="gr19" style:family="graphic" style:parent-style-name="standard">
      <style:graphic-properties draw:stroke="solid" svg:stroke-width="0.053cm" svg:stroke-color="#000000" draw:marker-start="StartMarker_5f_9" draw:marker-start-width="0.388cm" svg:stroke-opacity="100%" draw:stroke-linejoin="round" draw:fill="none" fo:padding-top="0.151cm" fo:padding-bottom="0.151cm" fo:padding-left="0.276cm" fo:padding-right="0.276cm"/>
    </style:style>
    <style:style style:name="gr20" style:family="graphic" style:parent-style-name="standard">
      <style:graphic-properties draw:stroke="solid" svg:stroke-width="0.053cm" svg:stroke-color="#000000" draw:marker-end="EndMarker_5f_412" draw:marker-end-width="0.388cm" svg:stroke-opacity="100%" draw:stroke-linejoin="round" draw:fill="none" fo:padding-top="0.151cm" fo:padding-bottom="0.151cm" fo:padding-left="0.276cm" fo:padding-right="0.276cm"/>
    </style:style>
    <style:style style:name="gr21" style:family="graphic" style:parent-style-name="standard">
      <style:graphic-properties draw:stroke="solid" svg:stroke-width="0.053cm" svg:stroke-color="#000000" svg:stroke-opacity="100%" draw:stroke-linejoin="round" draw:fill="none" fo:padding-top="0.151cm" fo:padding-bottom="0.151cm" fo:padding-left="0.276cm" fo:padding-right="0.276cm"/>
    </style:style>
    <style:style style:name="gr22" style:family="graphic" style:parent-style-name="standard">
      <style:graphic-properties draw:stroke="solid" svg:stroke-width="0.053cm" svg:stroke-color="#000000" draw:marker-end="EndMarker_5f_413" draw:marker-end-width="0.388cm" svg:stroke-opacity="100%" draw:stroke-linejoin="round" draw:fill="none" fo:padding-top="0.151cm" fo:padding-bottom="0.151cm" fo:padding-left="0.276cm" fo:padding-right="0.276cm"/>
    </style:style>
    <style:style style:name="gr23" style:family="graphic" style:parent-style-name="standard">
      <style:graphic-properties draw:stroke="solid" svg:stroke-width="0.053cm" svg:stroke-color="#000000" draw:marker-start="StartMarker_5f_10" draw:marker-start-width="0.388cm" svg:stroke-opacity="100%" draw:stroke-linejoin="round" draw:fill="none" fo:padding-top="0.151cm" fo:padding-bottom="0.151cm" fo:padding-left="0.276cm" fo:padding-right="0.276cm"/>
    </style:style>
    <style:style style:name="gr24" style:family="graphic" style:parent-style-name="standard">
      <style:graphic-properties draw:stroke="solid" svg:stroke-width="0.053cm" svg:stroke-color="#000000" draw:marker-end="EndMarker_5f_414" draw:marker-end-width="0.388cm" svg:stroke-opacity="100%" draw:stroke-linejoin="round" draw:fill="none" fo:padding-top="0.151cm" fo:padding-bottom="0.151cm" fo:padding-left="0.276cm" fo:padding-right="0.276cm"/>
    </style:style>
    <style:style style:name="gr25" style:family="graphic" style:parent-style-name="standard">
      <style:graphic-properties draw:stroke="solid" svg:stroke-width="0.053cm" svg:stroke-color="#000000" draw:marker-end="EndMarker_5f_415" draw:marker-end-width="0.388cm" svg:stroke-opacity="100%" draw:stroke-linejoin="round" draw:fill="none" fo:padding-top="0.151cm" fo:padding-bottom="0.151cm" fo:padding-left="0.276cm" fo:padding-right="0.276cm"/>
    </style:style>
    <style:style style:name="gr26" style:family="graphic" style:parent-style-name="standard">
      <style:graphic-properties draw:stroke="solid" svg:stroke-width="0.053cm" svg:stroke-color="#000000" draw:marker-start="StartMarker_5f_11" draw:marker-start-width="0.388cm" svg:stroke-opacity="100%" draw:stroke-linejoin="round" draw:fill="none" fo:padding-top="0.151cm" fo:padding-bottom="0.151cm" fo:padding-left="0.276cm" fo:padding-right="0.276cm"/>
    </style:style>
    <style:style style:name="gr27" style:family="graphic" style:parent-style-name="standard">
      <style:graphic-properties draw:stroke="none" draw:fill="solid" draw:fill-color="#d8d8d8" draw:shadow="hidden"/>
    </style:style>
    <style:style style:name="gr28" style:family="graphic" style:parent-style-name="standard">
      <style:graphic-properties draw:stroke="none" svg:stroke-color="#000000" draw:fill="none" draw:fill-color="#ffffff" draw:textarea-vertical-align="middle" fo:min-height="0.218cm" fo:padding-top="0.141cm" fo:padding-bottom="0.141cm" fo:padding-left="0.141cm" fo:padding-right="0.141cm"/>
    </style:style>
    <style:style style:name="gr29" style:family="graphic" style:parent-style-name="standard">
      <style:graphic-properties draw:stroke="solid" svg:stroke-width="0.053cm" svg:stroke-color="#000000" draw:marker-end="EndMarker_5f_416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30" style:family="graphic" style:parent-style-name="standard">
      <style:graphic-properties draw:stroke="solid" svg:stroke-width="0.053cm" svg:stroke-color="#000000" draw:marker-end="EndMarker_5f_417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31" style:family="graphic" style:parent-style-name="standard">
      <style:graphic-properties draw:stroke="solid" svg:stroke-width="0.053cm" svg:stroke-color="#000000" draw:marker-end="EndMarker_5f_418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32" style:family="graphic" style:parent-style-name="standard">
      <style:graphic-properties draw:stroke="solid" svg:stroke-width="0.053cm" svg:stroke-color="#000000" draw:marker-end="EndMarker_5f_419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33" style:family="graphic" style:parent-style-name="standard">
      <style:graphic-properties draw:stroke="solid" svg:stroke-width="0.053cm" svg:stroke-color="#000000" draw:marker-end="EndMarker_5f_420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34" style:family="graphic" style:parent-style-name="standard">
      <style:graphic-properties draw:stroke="solid" svg:stroke-width="0.053cm" svg:stroke-color="#000000" draw:marker-end="EndMarker_5f_421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35" style:family="graphic" style:parent-style-name="standard">
      <style:graphic-properties draw:stroke="solid" svg:stroke-width="0.053cm" svg:stroke-color="#000000" draw:marker-start="StartMarker_5f_12" draw:marker-start-width="0.388cm" svg:stroke-opacity="100%" draw:stroke-linejoin="round" draw:fill="none" fo:padding-top="0.151cm" fo:padding-bottom="0.151cm" fo:padding-left="0.276cm" fo:padding-right="0.276cm"/>
    </style:style>
    <style:style style:name="gr36" style:family="graphic" style:parent-style-name="standard">
      <style:graphic-properties draw:stroke="solid" svg:stroke-width="0.053cm" svg:stroke-color="#000000" draw:marker-end="EndMarker_5f_422" draw:marker-end-width="0.388cm" svg:stroke-opacity="100%" draw:stroke-linejoin="round" draw:fill="none" fo:padding-top="0.151cm" fo:padding-bottom="0.151cm" fo:padding-left="0.276cm" fo:padding-right="0.276cm"/>
    </style:style>
    <style:style style:name="gr37" style:family="graphic" style:parent-style-name="standard">
      <style:graphic-properties draw:stroke="solid" svg:stroke-width="0.053cm" svg:stroke-color="#000000" draw:marker-start="StartMarker_5f_13" draw:marker-start-width="0.388cm" svg:stroke-opacity="100%" draw:stroke-linejoin="round" draw:fill="none" fo:padding-top="0.151cm" fo:padding-bottom="0.151cm" fo:padding-left="0.276cm" fo:padding-right="0.276cm"/>
    </style:style>
    <style:style style:name="gr38" style:family="graphic" style:parent-style-name="standard">
      <style:graphic-properties draw:stroke="solid" svg:stroke-width="0.053cm" svg:stroke-color="#000000" draw:marker-end="EndMarker_5f_423" draw:marker-end-width="0.388cm" svg:stroke-opacity="100%" draw:stroke-linejoin="round" draw:fill="none" fo:padding-top="0.151cm" fo:padding-bottom="0.151cm" fo:padding-left="0.276cm" fo:padding-right="0.276cm"/>
    </style:style>
    <style:style style:name="gr39" style:family="graphic" style:parent-style-name="standard">
      <style:graphic-properties draw:stroke="solid" svg:stroke-width="0.053cm" svg:stroke-color="#000000" draw:marker-end="EndMarker_5f_424" draw:marker-end-width="0.388cm" svg:stroke-opacity="100%" draw:stroke-linejoin="round" draw:fill="none" fo:padding-top="0.151cm" fo:padding-bottom="0.151cm" fo:padding-left="0.276cm" fo:padding-right="0.276cm"/>
    </style:style>
    <style:style style:name="gr40" style:family="graphic" style:parent-style-name="standard">
      <style:graphic-properties draw:stroke="none" draw:fill="solid" draw:fill-color="#ffffff" draw:shadow="hidden"/>
    </style:style>
    <style:style style:name="gr41" style:family="graphic" style:parent-style-name="standard">
      <style:graphic-properties draw:stroke="solid" svg:stroke-width="0.053cm" svg:stroke-color="#000000" draw:marker-end="EndMarker_5f_425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42" style:family="graphic" style:parent-style-name="standard">
      <style:graphic-properties draw:stroke="solid" svg:stroke-width="0.053cm" svg:stroke-color="#000000" draw:marker-end="EndMarker_5f_426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43" style:family="graphic" style:parent-style-name="standard">
      <style:graphic-properties draw:stroke="solid" svg:stroke-width="0.053cm" svg:stroke-color="#000000" draw:marker-start="StartMarker_5f_14" draw:marker-start-width="0.388cm" svg:stroke-opacity="100%" draw:stroke-linejoin="round" draw:fill="none" fo:padding-top="0.151cm" fo:padding-bottom="0.151cm" fo:padding-left="0.276cm" fo:padding-right="0.276cm"/>
    </style:style>
    <style:style style:name="gr44" style:family="graphic" style:parent-style-name="standard">
      <style:graphic-properties draw:stroke="solid" svg:stroke-width="0.053cm" svg:stroke-color="#000000" draw:marker-start="StartMarker_5f_15" draw:marker-start-width="0.388cm" svg:stroke-opacity="100%" draw:stroke-linejoin="round" draw:fill="none" fo:padding-top="0.151cm" fo:padding-bottom="0.151cm" fo:padding-left="0.276cm" fo:padding-right="0.276cm"/>
    </style:style>
    <style:style style:name="gr45" style:family="graphic" style:parent-style-name="standard">
      <style:graphic-properties draw:stroke="solid" svg:stroke-width="0.053cm" svg:stroke-color="#000000" draw:marker-end="EndMarker_5f_427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46" style:family="graphic" style:parent-style-name="standard">
      <style:graphic-properties draw:stroke="solid" svg:stroke-width="0.053cm" svg:stroke-color="#000000" draw:marker-start="StartMarker_5f_16" draw:marker-start-width="0.388cm" svg:stroke-opacity="100%" draw:stroke-linejoin="round" draw:fill="none" fo:padding-top="0.151cm" fo:padding-bottom="0.151cm" fo:padding-left="0.276cm" fo:padding-right="0.276cm"/>
    </style:style>
    <style:style style:name="gr47" style:family="graphic" style:parent-style-name="standard">
      <style:graphic-properties draw:stroke="solid" svg:stroke-width="0.053cm" svg:stroke-color="#000000" draw:marker-end="EndMarker_5f_428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48" style:family="graphic" style:parent-style-name="standard">
      <style:graphic-properties draw:stroke="solid" svg:stroke-width="0.053cm" svg:stroke-color="#000000" draw:marker-end="EndMarker_5f_429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49" style:family="graphic" style:parent-style-name="standard">
      <style:graphic-properties draw:stroke="solid" svg:stroke-width="0.053cm" svg:stroke-color="#000000" draw:marker-end="EndMarker_5f_430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50" style:family="graphic" style:parent-style-name="standard">
      <style:graphic-properties draw:stroke="solid" svg:stroke-width="0.053cm" svg:stroke-color="#000000" draw:marker-end="EndMarker_5f_431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51" style:family="graphic" style:parent-style-name="standard">
      <style:graphic-properties draw:stroke="solid" svg:stroke-width="0.053cm" svg:stroke-color="#000000" draw:marker-end="EndMarker_5f_432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52" style:family="graphic" style:parent-style-name="standard">
      <style:graphic-properties draw:stroke="solid" svg:stroke-width="0.053cm" svg:stroke-color="#000000" draw:marker-end="EndMarker_5f_433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53" style:family="graphic" style:parent-style-name="standard">
      <style:graphic-properties draw:stroke="none" svg:stroke-color="#000000" draw:fill="none" draw:fill-color="#ffffff" draw:textarea-vertical-align="middle" fo:min-height="0cm" fo:padding-top="0.141cm" fo:padding-bottom="0.141cm" fo:padding-left="0.141cm" fo:padding-right="0.141cm"/>
    </style:style>
    <style:style style:name="gr54" style:family="graphic" style:parent-style-name="standard">
      <style:graphic-properties draw:stroke="none" svg:stroke-color="#000000" draw:fill="none" draw:fill-color="#ffffff" draw:textarea-vertical-align="middle" fo:min-height="1.018cm" fo:padding-top="0.141cm" fo:padding-bottom="0.141cm" fo:padding-left="0.141cm" fo:padding-right="0.141cm"/>
    </style:style>
    <style:style style:name="gr55" style:family="graphic" style:parent-style-name="standard">
      <style:graphic-properties draw:stroke="solid" svg:stroke-width="0.009cm" svg:stroke-color="#404040" svg:stroke-opacity="100%" draw:stroke-linejoin="round" draw:fill="none" fo:padding-top="0.129cm" fo:padding-bottom="0.129cm" fo:padding-left="0.254cm" fo:padding-right="0.254cm"/>
    </style:style>
    <style:style style:name="gr56" style:family="graphic" style:parent-style-name="standard">
      <style:graphic-properties draw:stroke="none" svg:stroke-color="#000000" draw:fill="none" draw:fill-color="#ffffff" draw:textarea-vertical-align="middle" fo:min-height="0.68cm" fo:padding-top="0.141cm" fo:padding-bottom="0.141cm" fo:padding-left="0.141cm" fo:padding-right="0.141cm"/>
    </style:style>
    <style:style style:name="gr57" style:family="graphic" style:parent-style-name="standard">
      <style:graphic-properties draw:stroke="solid" svg:stroke-width="0.053cm" svg:stroke-color="#000000" draw:marker-end="EndMarker_5f_434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58" style:family="graphic" style:parent-style-name="standard">
      <style:graphic-properties draw:stroke="solid" svg:stroke-width="0.053cm" svg:stroke-color="#000000" draw:marker-end="EndMarker_5f_435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59" style:family="graphic" style:parent-style-name="standard">
      <style:graphic-properties draw:stroke="solid" svg:stroke-width="0.053cm" svg:stroke-color="#000000" draw:marker-start="StartMarker_5f_17" draw:marker-start-width="0.388cm" svg:stroke-opacity="100%" draw:stroke-linejoin="round" draw:fill="none" fo:padding-top="0.151cm" fo:padding-bottom="0.151cm" fo:padding-left="0.276cm" fo:padding-right="0.276cm"/>
    </style:style>
    <style:style style:name="gr60" style:family="graphic" style:parent-style-name="standard">
      <style:graphic-properties draw:stroke="solid" svg:stroke-width="0.053cm" svg:stroke-color="#000000" draw:marker-end="EndMarker_5f_436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61" style:family="graphic" style:parent-style-name="standard">
      <style:graphic-properties draw:stroke="solid" svg:stroke-width="0.053cm" svg:stroke-color="#000000" draw:marker-end="EndMarker_5f_437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62" style:family="graphic" style:parent-style-name="standard">
      <style:graphic-properties draw:stroke="solid" svg:stroke-width="0.053cm" svg:stroke-color="#000000" draw:marker-end="EndMarker_5f_438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63" style:family="graphic" style:parent-style-name="standard">
      <style:graphic-properties draw:stroke="solid" svg:stroke-width="0.053cm" svg:stroke-color="#000000" draw:marker-end="EndMarker_5f_439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64" style:family="graphic" style:parent-style-name="standard">
      <style:graphic-properties draw:stroke="solid" svg:stroke-width="0.053cm" svg:stroke-color="#000000" draw:marker-end="EndMarker_5f_440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65" style:family="graphic" style:parent-style-name="standard">
      <style:graphic-properties draw:stroke="solid" svg:stroke-width="0.053cm" svg:stroke-color="#000000" draw:marker-end="EndMarker_5f_441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66" style:family="graphic" style:parent-style-name="standard">
      <style:graphic-properties draw:stroke="none" draw:fill="none"/>
    </style:style>
    <style:style style:name="gr67" style:family="graphic" style:parent-style-name="standard">
      <style:graphic-properties draw:stroke="solid" svg:stroke-width="0.053cm" svg:stroke-color="#000000" draw:marker-end="EndMarker_5f_442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68" style:family="graphic" style:parent-style-name="standard">
      <style:graphic-properties draw:stroke="solid" svg:stroke-width="0.053cm" svg:stroke-color="#000000" draw:marker-end="EndMarker_5f_443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69" style:family="graphic" style:parent-style-name="standard">
      <style:graphic-properties draw:stroke="solid" svg:stroke-width="0.053cm" svg:stroke-color="#000000" draw:marker-end="EndMarker_5f_444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70" style:family="graphic" style:parent-style-name="standard">
      <style:graphic-properties draw:stroke="solid" svg:stroke-width="0.053cm" svg:stroke-color="#000000" draw:marker-end="EndMarker_5f_445" draw:marker-end-width="0.388cm" svg:stroke-opacity="100%" draw:stroke-linejoin="round" draw:fill="none" fo:padding-top="0.151cm" fo:padding-bottom="0.151cm" fo:padding-left="0.276cm" fo:padding-right="0.276cm"/>
    </style:style>
    <style:style style:name="gr71" style:family="graphic" style:parent-style-name="standard">
      <style:graphic-properties draw:stroke="solid" svg:stroke-width="0.053cm" svg:stroke-color="#000000" draw:marker-end="EndMarker_5f_446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72" style:family="graphic" style:parent-style-name="standard">
      <style:graphic-properties draw:stroke="solid" svg:stroke-width="0.053cm" svg:stroke-color="#000000" draw:marker-end="EndMarker_5f_447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73" style:family="graphic" style:parent-style-name="standard">
      <style:graphic-properties draw:stroke="solid" svg:stroke-width="0.053cm" svg:stroke-color="#000000" draw:marker-end="EndMarker_5f_448" draw:marker-end-width="0.388cm" svg:stroke-opacity="100%" draw:stroke-linejoin="round" draw:fill="none" fo:padding-top="0.151cm" fo:padding-bottom="0.151cm" fo:padding-left="0.276cm" fo:padding-right="0.276cm"/>
    </style:style>
    <style:style style:name="gr74" style:family="graphic" style:parent-style-name="standard">
      <style:graphic-properties draw:stroke="solid" svg:stroke-width="0.053cm" svg:stroke-color="#000000" draw:marker-end="EndMarker_5f_449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75" style:family="graphic" style:parent-style-name="standard">
      <style:graphic-properties draw:stroke="solid" svg:stroke-width="0.053cm" svg:stroke-color="#000000" draw:marker-end="EndMarker_5f_450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76" style:family="graphic" style:parent-style-name="standard">
      <style:graphic-properties draw:stroke="solid" svg:stroke-width="0.053cm" svg:stroke-color="#000000" draw:marker-start="StartMarker_5f_18" draw:marker-start-width="0.388cm" svg:stroke-opacity="100%" draw:stroke-linejoin="round" draw:fill="none" fo:padding-top="0.151cm" fo:padding-bottom="0.151cm" fo:padding-left="0.276cm" fo:padding-right="0.276cm"/>
    </style:style>
    <style:style style:name="gr77" style:family="graphic" style:parent-style-name="standard">
      <style:graphic-properties draw:stroke="solid" svg:stroke-width="0.053cm" svg:stroke-color="#000000" draw:marker-end="EndMarker_5f_451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78" style:family="graphic" style:parent-style-name="standard">
      <style:graphic-properties draw:stroke="solid" svg:stroke-width="0.053cm" svg:stroke-color="#000000" draw:marker-end="EndMarker_5f_452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79" style:family="graphic" style:parent-style-name="standard">
      <style:graphic-properties draw:stroke="solid" svg:stroke-width="0.053cm" svg:stroke-color="#000000" draw:marker-end="EndMarker_5f_453" draw:marker-end-width="0.388cm" svg:stroke-opacity="100%" draw:stroke-linejoin="round" draw:fill="none" fo:padding-top="0.151cm" fo:padding-bottom="0.151cm" fo:padding-left="0.276cm" fo:padding-right="0.276cm"/>
    </style:style>
    <style:style style:name="gr80" style:family="graphic" style:parent-style-name="standard">
      <style:graphic-properties draw:stroke="solid" svg:stroke-width="0.053cm" svg:stroke-color="#000000" draw:marker-end="EndMarker_5f_454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81" style:family="graphic" style:parent-style-name="standard">
      <style:graphic-properties draw:stroke="solid" svg:stroke-width="0.053cm" svg:stroke-color="#000000" draw:marker-end="EndMarker_5f_455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82" style:family="graphic" style:parent-style-name="standard">
      <style:graphic-properties draw:stroke="solid" svg:stroke-width="0.053cm" svg:stroke-color="#000000" draw:marker-start="StartMarker_5f_19" draw:marker-start-width="0.388cm" svg:stroke-opacity="100%" draw:stroke-linejoin="round" draw:fill="none" fo:padding-top="0.151cm" fo:padding-bottom="0.151cm" fo:padding-left="0.276cm" fo:padding-right="0.276cm"/>
    </style:style>
    <style:style style:name="gr83" style:family="graphic" style:parent-style-name="standard">
      <style:graphic-properties draw:stroke="solid" svg:stroke-width="0.053cm" svg:stroke-color="#000000" draw:marker-end="EndMarker_5f_456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84" style:family="graphic" style:parent-style-name="standard">
      <style:graphic-properties draw:stroke="solid" svg:stroke-width="0.053cm" svg:stroke-color="#000000" draw:marker-end="EndMarker_5f_457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85" style:family="graphic" style:parent-style-name="standard">
      <style:graphic-properties draw:stroke="solid" svg:stroke-width="0.053cm" svg:stroke-color="#000000" draw:marker-end="EndMarker_5f_458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86" style:family="graphic" style:parent-style-name="standard">
      <style:graphic-properties draw:stroke="solid" svg:stroke-width="0.053cm" svg:stroke-color="#000000" draw:marker-end="EndMarker_5f_459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87" style:family="graphic" style:parent-style-name="standard">
      <style:graphic-properties draw:stroke="solid" svg:stroke-width="0.053cm" svg:stroke-color="#000000" draw:marker-end="EndMarker_5f_460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88" style:family="graphic" style:parent-style-name="standard">
      <style:graphic-properties draw:stroke="solid" svg:stroke-width="0.053cm" svg:stroke-color="#000000" draw:marker-end="EndMarker_5f_461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89" style:family="graphic" style:parent-style-name="standard">
      <style:graphic-properties draw:stroke="solid" svg:stroke-width="0.053cm" svg:stroke-color="#000000" draw:marker-end="EndMarker_5f_462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90" style:family="graphic" style:parent-style-name="standard">
      <style:graphic-properties draw:stroke="solid" svg:stroke-width="0.053cm" svg:stroke-color="#000000" draw:marker-end="EndMarker_5f_463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91" style:family="graphic" style:parent-style-name="standard">
      <style:graphic-properties draw:stroke="solid" svg:stroke-width="0.053cm" svg:stroke-color="#000000" draw:marker-end="EndMarker_5f_464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92" style:family="graphic" style:parent-style-name="standard">
      <style:graphic-properties draw:stroke="solid" svg:stroke-width="0.053cm" svg:stroke-color="#000000" draw:marker-end="EndMarker_5f_465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93" style:family="graphic" style:parent-style-name="standard">
      <style:graphic-properties draw:stroke="solid" svg:stroke-width="0.053cm" svg:stroke-color="#000000" draw:marker-end="EndMarker_5f_466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94" style:family="graphic" style:parent-style-name="standard">
      <style:graphic-properties draw:stroke="solid" svg:stroke-width="0.053cm" svg:stroke-color="#000000" draw:marker-end="EndMarker_5f_467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95" style:family="graphic" style:parent-style-name="standard">
      <style:graphic-properties draw:stroke="solid" svg:stroke-width="0.053cm" svg:stroke-color="#000000" draw:marker-end="EndMarker_5f_468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96" style:family="graphic" style:parent-style-name="standard">
      <style:graphic-properties draw:stroke="solid" svg:stroke-width="0.053cm" svg:stroke-color="#000000" draw:marker-end="EndMarker_5f_469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97" style:family="graphic" style:parent-style-name="standard">
      <style:graphic-properties draw:stroke="solid" svg:stroke-width="0.053cm" svg:stroke-color="#000000" draw:marker-end="EndMarker_5f_470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98" style:family="graphic" style:parent-style-name="standard">
      <style:graphic-properties draw:stroke="solid" svg:stroke-width="0.053cm" svg:stroke-color="#000000" draw:marker-end="EndMarker_5f_471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99" style:family="graphic" style:parent-style-name="standard">
      <style:graphic-properties draw:stroke="solid" svg:stroke-width="0.053cm" svg:stroke-color="#000000" draw:marker-end="EndMarker_5f_472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00" style:family="graphic" style:parent-style-name="standard">
      <style:graphic-properties draw:stroke="solid" svg:stroke-width="0.053cm" svg:stroke-color="#000000" draw:marker-end="EndMarker_5f_473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01" style:family="graphic" style:parent-style-name="standard">
      <style:graphic-properties draw:stroke="solid" svg:stroke-width="0.053cm" svg:stroke-color="#000000" draw:marker-end="EndMarker_5f_474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02" style:family="graphic" style:parent-style-name="standard">
      <style:graphic-properties draw:stroke="solid" svg:stroke-width="0.053cm" svg:stroke-color="#000000" draw:marker-end="EndMarker_5f_475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03" style:family="graphic" style:parent-style-name="standard">
      <style:graphic-properties draw:stroke="solid" svg:stroke-width="0.053cm" svg:stroke-color="#000000" draw:marker-start="StartMarker_5f_20" draw:marker-start-width="0.388cm" svg:stroke-opacity="100%" draw:stroke-linejoin="round" draw:fill="none" fo:padding-top="0.151cm" fo:padding-bottom="0.151cm" fo:padding-left="0.276cm" fo:padding-right="0.276cm"/>
    </style:style>
    <style:style style:name="gr104" style:family="graphic" style:parent-style-name="standard">
      <style:graphic-properties draw:stroke="solid" svg:stroke-width="0.053cm" svg:stroke-color="#000000" draw:marker-start="StartMarker_5f_21" draw:marker-start-width="0.388cm" svg:stroke-opacity="100%" draw:stroke-linejoin="round" draw:fill="none" fo:padding-top="0.151cm" fo:padding-bottom="0.151cm" fo:padding-left="0.276cm" fo:padding-right="0.276cm"/>
    </style:style>
    <style:style style:name="gr105" style:family="graphic" style:parent-style-name="standard">
      <style:graphic-properties draw:stroke="solid" svg:stroke-width="0.053cm" svg:stroke-color="#000000" draw:marker-end="EndMarker_5f_476" draw:marker-end-width="0.388cm" svg:stroke-opacity="100%" draw:stroke-linejoin="round" draw:fill="none" fo:padding-top="0.151cm" fo:padding-bottom="0.151cm" fo:padding-left="0.276cm" fo:padding-right="0.276cm"/>
    </style:style>
    <style:style style:name="gr106" style:family="graphic" style:parent-style-name="standard">
      <style:graphic-properties draw:stroke="solid" svg:stroke-width="0.053cm" svg:stroke-color="#000000" draw:marker-end="EndMarker_5f_477" draw:marker-end-width="0.388cm" svg:stroke-opacity="100%" draw:stroke-linejoin="round" draw:fill="none" fo:padding-top="0.151cm" fo:padding-bottom="0.151cm" fo:padding-left="0.276cm" fo:padding-right="0.276cm"/>
    </style:style>
    <style:style style:name="gr107" style:family="graphic" style:parent-style-name="standard">
      <style:graphic-properties draw:stroke="solid" svg:stroke-width="0.053cm" svg:stroke-color="#000000" draw:marker-start="StartMarker_5f_22" draw:marker-start-width="0.388cm" svg:stroke-opacity="100%" draw:stroke-linejoin="round" draw:fill="none" fo:padding-top="0.151cm" fo:padding-bottom="0.151cm" fo:padding-left="0.276cm" fo:padding-right="0.276cm"/>
    </style:style>
    <style:style style:name="gr108" style:family="graphic" style:parent-style-name="standard">
      <style:graphic-properties draw:stroke="solid" svg:stroke-width="0.053cm" svg:stroke-color="#000000" draw:marker-end="EndMarker_5f_478" draw:marker-end-width="0.388cm" svg:stroke-opacity="100%" draw:stroke-linejoin="round" draw:fill="none" fo:padding-top="0.151cm" fo:padding-bottom="0.151cm" fo:padding-left="0.276cm" fo:padding-right="0.276cm"/>
    </style:style>
    <style:style style:name="gr109" style:family="graphic" style:parent-style-name="standard">
      <style:graphic-properties draw:stroke="solid" svg:stroke-width="0.053cm" svg:stroke-color="#000000" draw:marker-end="EndMarker_5f_479" draw:marker-end-width="0.388cm" svg:stroke-opacity="100%" draw:stroke-linejoin="round" draw:fill="none" fo:padding-top="0.151cm" fo:padding-bottom="0.151cm" fo:padding-left="0.276cm" fo:padding-right="0.276cm"/>
    </style:style>
    <style:style style:name="gr110" style:family="graphic" style:parent-style-name="standard">
      <style:graphic-properties draw:stroke="solid" svg:stroke-width="0.053cm" svg:stroke-color="#000000" draw:marker-start="StartMarker_5f_23" draw:marker-start-width="0.388cm" svg:stroke-opacity="100%" draw:stroke-linejoin="round" draw:fill="none" fo:padding-top="0.151cm" fo:padding-bottom="0.151cm" fo:padding-left="0.276cm" fo:padding-right="0.276cm"/>
    </style:style>
    <style:style style:name="gr111" style:family="graphic" style:parent-style-name="standard">
      <style:graphic-properties draw:stroke="solid" svg:stroke-width="0.053cm" svg:stroke-color="#000000" draw:marker-start="StartMarker_5f_24" draw:marker-start-width="0.388cm" svg:stroke-opacity="100%" draw:stroke-linejoin="round" draw:fill="none" fo:padding-top="0.151cm" fo:padding-bottom="0.151cm" fo:padding-left="0.276cm" fo:padding-right="0.276cm"/>
    </style:style>
    <style:style style:name="gr112" style:family="graphic" style:parent-style-name="standard">
      <style:graphic-properties draw:stroke="solid" svg:stroke-width="0.053cm" svg:stroke-color="#000000" draw:marker-end="EndMarker_5f_480" draw:marker-end-width="0.388cm" svg:stroke-opacity="100%" draw:stroke-linejoin="round" draw:fill="none" fo:padding-top="0.151cm" fo:padding-bottom="0.151cm" fo:padding-left="0.276cm" fo:padding-right="0.276cm"/>
    </style:style>
    <style:style style:name="gr113" style:family="graphic" style:parent-style-name="standard">
      <style:graphic-properties draw:stroke="solid" svg:stroke-width="0.053cm" svg:stroke-color="#000000" draw:marker-start="StartMarker_5f_25" draw:marker-start-width="0.388cm" svg:stroke-opacity="100%" draw:stroke-linejoin="round" draw:fill="none" fo:padding-top="0.151cm" fo:padding-bottom="0.151cm" fo:padding-left="0.276cm" fo:padding-right="0.276cm"/>
    </style:style>
    <style:style style:name="gr114" style:family="graphic" style:parent-style-name="standard">
      <style:graphic-properties draw:stroke="solid" svg:stroke-width="0.053cm" svg:stroke-color="#000000" draw:marker-end="EndMarker_5f_481" draw:marker-end-width="0.388cm" svg:stroke-opacity="100%" draw:stroke-linejoin="round" draw:fill="none" fo:padding-top="0.151cm" fo:padding-bottom="0.151cm" fo:padding-left="0.276cm" fo:padding-right="0.276cm"/>
    </style:style>
    <style:style style:name="gr115" style:family="graphic" style:parent-style-name="standard">
      <style:graphic-properties draw:stroke="solid" svg:stroke-width="0.053cm" svg:stroke-color="#000000" draw:marker-end="EndMarker_5f_482" draw:marker-end-width="0.388cm" svg:stroke-opacity="100%" draw:stroke-linejoin="round" draw:fill="none" fo:padding-top="0.151cm" fo:padding-bottom="0.151cm" fo:padding-left="0.276cm" fo:padding-right="0.276cm"/>
    </style:style>
    <style:style style:name="gr116" style:family="graphic" style:parent-style-name="standard">
      <style:graphic-properties draw:stroke="solid" svg:stroke-width="0.053cm" svg:stroke-color="#000000" draw:marker-end="EndMarker_5f_483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17" style:family="graphic" style:parent-style-name="standard">
      <style:graphic-properties draw:stroke="solid" svg:stroke-width="0.053cm" svg:stroke-color="#000000" draw:marker-end="EndMarker_5f_484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18" style:family="graphic" style:parent-style-name="standard">
      <style:graphic-properties draw:stroke="solid" svg:stroke-width="0.053cm" svg:stroke-color="#000000" draw:marker-start="StartMarker_5f_26" draw:marker-start-width="0.388cm" svg:stroke-opacity="100%" draw:stroke-linejoin="round" draw:fill="none" fo:padding-top="0.151cm" fo:padding-bottom="0.151cm" fo:padding-left="0.276cm" fo:padding-right="0.276cm"/>
    </style:style>
    <style:style style:name="gr119" style:family="graphic" style:parent-style-name="standard">
      <style:graphic-properties draw:stroke="solid" svg:stroke-width="0.053cm" svg:stroke-color="#000000" draw:marker-start="StartMarker_5f_27" draw:marker-start-width="0.388cm" svg:stroke-opacity="100%" draw:stroke-linejoin="round" draw:fill="none" fo:padding-top="0.151cm" fo:padding-bottom="0.151cm" fo:padding-left="0.276cm" fo:padding-right="0.276cm"/>
    </style:style>
    <style:style style:name="gr120" style:family="graphic" style:parent-style-name="standard">
      <style:graphic-properties draw:stroke="solid" svg:stroke-width="0.053cm" svg:stroke-color="#000000" draw:marker-end="EndMarker_5f_485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21" style:family="graphic" style:parent-style-name="standard">
      <style:graphic-properties draw:stroke="solid" svg:stroke-width="0.053cm" svg:stroke-color="#000000" draw:marker-start="StartMarker_5f_28" draw:marker-start-width="0.388cm" svg:stroke-opacity="100%" draw:stroke-linejoin="round" draw:fill="none" fo:padding-top="0.151cm" fo:padding-bottom="0.151cm" fo:padding-left="0.276cm" fo:padding-right="0.276cm"/>
    </style:style>
    <style:style style:name="gr122" style:family="graphic" style:parent-style-name="standard">
      <style:graphic-properties draw:stroke="solid" svg:stroke-width="0.053cm" svg:stroke-color="#000000" draw:marker-end="EndMarker_5f_486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23" style:family="graphic" style:parent-style-name="standard">
      <style:graphic-properties draw:stroke="solid" svg:stroke-width="0.053cm" svg:stroke-color="#000000" draw:marker-end="EndMarker_5f_487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24" style:family="graphic" style:parent-style-name="standard">
      <style:graphic-properties draw:stroke="solid" svg:stroke-width="0.053cm" svg:stroke-color="#000000" draw:marker-end="EndMarker_5f_488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25" style:family="graphic" style:parent-style-name="standard">
      <style:graphic-properties draw:stroke="solid" svg:stroke-width="0.053cm" svg:stroke-color="#000000" draw:marker-end="EndMarker_5f_489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26" style:family="graphic" style:parent-style-name="standard">
      <style:graphic-properties draw:stroke="solid" svg:stroke-width="0.053cm" svg:stroke-color="#000000" draw:marker-end="EndMarker_5f_490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27" style:family="graphic" style:parent-style-name="standard">
      <style:graphic-properties draw:stroke="solid" svg:stroke-width="0.053cm" svg:stroke-color="#000000" draw:marker-end="EndMarker_5f_491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28" style:family="graphic" style:parent-style-name="standard">
      <style:graphic-properties draw:stroke="solid" svg:stroke-width="0.053cm" svg:stroke-color="#000000" draw:marker-end="EndMarker_5f_492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29" style:family="graphic" style:parent-style-name="standard">
      <style:graphic-properties draw:stroke="solid" svg:stroke-width="0.053cm" svg:stroke-color="#000000" draw:marker-end="EndMarker_5f_493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30" style:family="graphic" style:parent-style-name="standard">
      <style:graphic-properties draw:stroke="solid" svg:stroke-width="0.053cm" svg:stroke-color="#000000" draw:marker-start="StartMarker_5f_29" draw:marker-start-width="0.388cm" svg:stroke-opacity="100%" draw:stroke-linejoin="round" draw:fill="none" fo:padding-top="0.151cm" fo:padding-bottom="0.151cm" fo:padding-left="0.276cm" fo:padding-right="0.276cm"/>
    </style:style>
    <style:style style:name="gr131" style:family="graphic" style:parent-style-name="standard">
      <style:graphic-properties draw:stroke="solid" svg:stroke-width="0.053cm" svg:stroke-color="#000000" draw:marker-end="EndMarker_5f_494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32" style:family="graphic" style:parent-style-name="standard">
      <style:graphic-properties draw:stroke="solid" svg:stroke-width="0.053cm" svg:stroke-color="#000000" draw:marker-end="EndMarker_5f_495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33" style:family="graphic" style:parent-style-name="standard">
      <style:graphic-properties draw:stroke="solid" svg:stroke-width="0.053cm" svg:stroke-color="#000000" draw:marker-end="EndMarker_5f_496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34" style:family="graphic" style:parent-style-name="standard">
      <style:graphic-properties draw:stroke="solid" svg:stroke-width="0.053cm" svg:stroke-color="#000000" draw:marker-end="EndMarker_5f_497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35" style:family="graphic" style:parent-style-name="standard">
      <style:graphic-properties draw:stroke="solid" svg:stroke-width="0.053cm" svg:stroke-color="#000000" draw:marker-end="EndMarker_5f_498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36" style:family="graphic" style:parent-style-name="standard">
      <style:graphic-properties draw:stroke="solid" svg:stroke-width="0.053cm" svg:stroke-color="#000000" draw:marker-end="EndMarker_5f_499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37" style:family="graphic" style:parent-style-name="standard">
      <style:graphic-properties draw:stroke="solid" svg:stroke-width="0.053cm" svg:stroke-color="#000000" draw:marker-end="EndMarker_5f_500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38" style:family="graphic" style:parent-style-name="standard">
      <style:graphic-properties draw:stroke="solid" svg:stroke-width="0.053cm" svg:stroke-color="#000000" draw:marker-end="EndMarker_5f_501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39" style:family="graphic" style:parent-style-name="standard">
      <style:graphic-properties draw:stroke="solid" svg:stroke-width="0.053cm" svg:stroke-color="#000000" draw:marker-end="EndMarker_5f_502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40" style:family="graphic" style:parent-style-name="standard">
      <style:graphic-properties draw:stroke="solid" svg:stroke-width="0.053cm" svg:stroke-color="#000000" draw:marker-end="EndMarker_5f_503" draw:marker-end-width="0.388cm" svg:stroke-opacity="100%" draw:stroke-linejoin="round" draw:fill="none" fo:padding-top="0.151cm" fo:padding-bottom="0.151cm" fo:padding-left="0.276cm" fo:padding-right="0.276cm"/>
    </style:style>
    <style:style style:name="gr141" style:family="graphic" style:parent-style-name="standard">
      <style:graphic-properties draw:stroke="solid" svg:stroke-width="0.053cm" svg:stroke-color="#000000" draw:marker-end="EndMarker_5f_504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42" style:family="graphic" style:parent-style-name="standard">
      <style:graphic-properties draw:stroke="solid" svg:stroke-width="0.053cm" svg:stroke-color="#000000" draw:marker-end="EndMarker_5f_505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43" style:family="graphic" style:parent-style-name="standard">
      <style:graphic-properties draw:stroke="solid" svg:stroke-width="0.053cm" svg:stroke-color="#000000" draw:marker-end="EndMarker_5f_506" draw:marker-end-width="0.388cm" svg:stroke-opacity="100%" draw:stroke-linejoin="round" draw:fill="none" fo:padding-top="0.151cm" fo:padding-bottom="0.151cm" fo:padding-left="0.276cm" fo:padding-right="0.276cm"/>
    </style:style>
    <style:style style:name="gr144" style:family="graphic" style:parent-style-name="standard">
      <style:graphic-properties draw:stroke="solid" svg:stroke-width="0.053cm" svg:stroke-color="#000000" draw:marker-end="EndMarker_5f_507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45" style:family="graphic" style:parent-style-name="standard">
      <style:graphic-properties draw:stroke="solid" svg:stroke-width="0.053cm" svg:stroke-color="#000000" draw:marker-end="EndMarker_5f_508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46" style:family="graphic" style:parent-style-name="standard">
      <style:graphic-properties draw:stroke="solid" svg:stroke-width="0.053cm" svg:stroke-color="#000000" draw:marker-start="StartMarker_5f_30" draw:marker-start-width="0.388cm" svg:stroke-opacity="100%" draw:stroke-linejoin="round" draw:fill="none" fo:padding-top="0.151cm" fo:padding-bottom="0.151cm" fo:padding-left="0.276cm" fo:padding-right="0.276cm"/>
    </style:style>
    <style:style style:name="gr147" style:family="graphic" style:parent-style-name="standard">
      <style:graphic-properties draw:stroke="solid" svg:stroke-width="0.053cm" svg:stroke-color="#000000" draw:marker-end="EndMarker_5f_509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48" style:family="graphic" style:parent-style-name="standard">
      <style:graphic-properties draw:stroke="solid" svg:stroke-width="0.053cm" svg:stroke-color="#000000" draw:marker-end="EndMarker_5f_510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49" style:family="graphic" style:parent-style-name="standard">
      <style:graphic-properties draw:stroke="solid" svg:stroke-width="0.053cm" svg:stroke-color="#000000" draw:marker-end="EndMarker_5f_511" draw:marker-end-width="0.388cm" svg:stroke-opacity="100%" draw:stroke-linejoin="round" draw:fill="none" fo:padding-top="0.151cm" fo:padding-bottom="0.151cm" fo:padding-left="0.276cm" fo:padding-right="0.276cm"/>
    </style:style>
    <style:style style:name="gr150" style:family="graphic" style:parent-style-name="standard">
      <style:graphic-properties draw:stroke="solid" svg:stroke-width="0.053cm" svg:stroke-color="#000000" draw:marker-end="EndMarker_5f_512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51" style:family="graphic" style:parent-style-name="standard">
      <style:graphic-properties draw:stroke="solid" svg:stroke-width="0.053cm" svg:stroke-color="#000000" draw:marker-end="EndMarker_5f_513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52" style:family="graphic" style:parent-style-name="standard">
      <style:graphic-properties draw:stroke="solid" svg:stroke-width="0.053cm" svg:stroke-color="#000000" draw:marker-start="StartMarker_5f_31" draw:marker-start-width="0.388cm" svg:stroke-opacity="100%" draw:stroke-linejoin="round" draw:fill="none" fo:padding-top="0.151cm" fo:padding-bottom="0.151cm" fo:padding-left="0.276cm" fo:padding-right="0.276cm"/>
    </style:style>
    <style:style style:name="gr153" style:family="graphic" style:parent-style-name="standard">
      <style:graphic-properties draw:stroke="solid" svg:stroke-width="0.053cm" svg:stroke-color="#000000" draw:marker-end="EndMarker_5f_514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54" style:family="graphic" style:parent-style-name="standard">
      <style:graphic-properties draw:stroke="solid" svg:stroke-width="0.053cm" svg:stroke-color="#000000" draw:marker-end="EndMarker_5f_515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55" style:family="graphic" style:parent-style-name="standard">
      <style:graphic-properties draw:stroke="solid" svg:stroke-width="0.053cm" svg:stroke-color="#000000" draw:marker-end="EndMarker_5f_516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56" style:family="graphic" style:parent-style-name="standard">
      <style:graphic-properties draw:stroke="solid" svg:stroke-width="0.053cm" svg:stroke-color="#000000" draw:marker-end="EndMarker_5f_517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57" style:family="graphic" style:parent-style-name="standard">
      <style:graphic-properties draw:stroke="solid" svg:stroke-width="0.053cm" svg:stroke-color="#000000" draw:marker-end="EndMarker_5f_518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58" style:family="graphic" style:parent-style-name="standard">
      <style:graphic-properties draw:stroke="solid" svg:stroke-width="0.053cm" svg:stroke-color="#000000" draw:marker-end="EndMarker_5f_519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59" style:family="graphic" style:parent-style-name="standard">
      <style:graphic-properties draw:stroke="solid" svg:stroke-width="0.053cm" svg:stroke-color="#000000" draw:marker-end="EndMarker_5f_520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60" style:family="graphic" style:parent-style-name="standard">
      <style:graphic-properties draw:stroke="solid" svg:stroke-width="0.053cm" svg:stroke-color="#000000" draw:marker-end="EndMarker_5f_521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61" style:family="graphic" style:parent-style-name="standard">
      <style:graphic-properties draw:stroke="solid" svg:stroke-width="0.053cm" svg:stroke-color="#000000" draw:marker-end="EndMarker_5f_522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62" style:family="graphic" style:parent-style-name="standard">
      <style:graphic-properties draw:stroke="solid" svg:stroke-width="0.053cm" svg:stroke-color="#000000" draw:marker-end="EndMarker_5f_523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63" style:family="graphic" style:parent-style-name="standard">
      <style:graphic-properties draw:stroke="solid" svg:stroke-width="0.053cm" svg:stroke-color="#000000" draw:marker-end="EndMarker_5f_524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64" style:family="graphic" style:parent-style-name="standard">
      <style:graphic-properties draw:stroke="solid" svg:stroke-width="0.053cm" svg:stroke-color="#000000" draw:marker-end="EndMarker_5f_525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65" style:family="graphic" style:parent-style-name="standard">
      <style:graphic-properties draw:stroke="solid" svg:stroke-width="0.009cm" svg:stroke-color="#000000" draw:marker-start="StartMarker_5f_37" draw:marker-start-width="0.276cm" svg:stroke-opacity="100%" draw:stroke-linejoin="round" draw:fill="gradient" draw:fill-gradient-name="Gradient_5f_6" fo:padding-top="0.129cm" fo:padding-bottom="0.129cm" fo:padding-left="0.254cm" fo:padding-right="0.254cm" draw:shadow="visible" draw:shadow-offset-x="0.051cm" draw:shadow-offset-y="0.051cm" draw:shadow-color="#cdcdcd" draw:shadow-opacity="50%"/>
    </style:style>
    <style:style style:name="gr166" style:family="graphic" style:parent-style-name="standard">
      <style:graphic-properties draw:stroke="none" svg:stroke-color="#000000" draw:fill="none" draw:fill-color="#ffffff" draw:textarea-vertical-align="middle" fo:min-height="0cm" fo:padding-top="0.141cm" fo:padding-bottom="0.141cm" fo:padding-left="0.141cm" fo:padding-right="0.141cm"/>
    </style:style>
    <style:style style:name="gr167" style:family="graphic" style:parent-style-name="standard">
      <style:graphic-properties draw:stroke="solid" svg:stroke-width="0.053cm" svg:stroke-color="#000000" draw:marker-end="EndMarker_5f_559" draw:marker-end-width="0.388cm" svg:stroke-opacity="100%" draw:stroke-linejoin="round" draw:fill="solid" draw:fill-color="#c0c0c0" fo:padding-top="0.151cm" fo:padding-bottom="0.151cm" fo:padding-left="0.276cm" fo:padding-right="0.276cm" draw:shadow="hidden"/>
    </style:style>
    <style:style style:name="gr168" style:family="graphic" style:parent-style-name="standard">
      <style:graphic-properties draw:stroke="none" svg:stroke-color="#000000" draw:fill="none" draw:fill-color="#ffffff" draw:textarea-vertical-align="middle" fo:min-height="0.67cm" fo:padding-top="0.141cm" fo:padding-bottom="0.141cm" fo:padding-left="0.141cm" fo:padding-right="0.141cm"/>
    </style:style>
    <style:style style:name="gr169" style:family="graphic" style:parent-style-name="standard">
      <style:graphic-properties draw:stroke="solid" svg:stroke-width="0.053cm" svg:stroke-color="#000000" draw:marker-end="EndMarker_5f_560" draw:marker-end-width="0.388cm" svg:stroke-opacity="100%" draw:stroke-linejoin="round" draw:fill="solid" draw:fill-color="#c0c0c0" fo:padding-top="0.151cm" fo:padding-bottom="0.151cm" fo:padding-left="0.276cm" fo:padding-right="0.276cm" draw:shadow="hidden"/>
    </style:style>
    <style:style style:name="gr170" style:family="graphic" style:parent-style-name="standard">
      <style:graphic-properties draw:stroke="solid" svg:stroke-width="0.053cm" svg:stroke-color="#000000" draw:marker-end="EndMarker_5f_561" draw:marker-end-width="0.388cm" svg:stroke-opacity="100%" draw:stroke-linejoin="round" draw:fill="solid" draw:fill-color="#c0c0c0" fo:padding-top="0.151cm" fo:padding-bottom="0.151cm" fo:padding-left="0.276cm" fo:padding-right="0.276cm" draw:shadow="hidden"/>
    </style:style>
    <style:style style:name="gr171" style:family="graphic" style:parent-style-name="standard">
      <style:graphic-properties draw:stroke="solid" svg:stroke-width="0.053cm" svg:stroke-color="#000000" draw:marker-end="EndMarker_5f_562" draw:marker-end-width="0.388cm" svg:stroke-opacity="100%" draw:stroke-linejoin="round" draw:fill="solid" draw:fill-color="#c0c0c0" fo:padding-top="0.151cm" fo:padding-bottom="0.151cm" fo:padding-left="0.276cm" fo:padding-right="0.276cm" draw:shadow="hidden"/>
    </style:style>
    <style:style style:name="gr172" style:family="graphic" style:parent-style-name="standard">
      <style:graphic-properties draw:stroke="solid" svg:stroke-width="0.053cm" svg:stroke-color="#000000" draw:marker-end="EndMarker_5f_563" draw:marker-end-width="0.388cm" svg:stroke-opacity="100%" draw:stroke-linejoin="round" draw:fill="solid" draw:fill-color="#c0c0c0" fo:padding-top="0.151cm" fo:padding-bottom="0.151cm" fo:padding-left="0.276cm" fo:padding-right="0.276cm" draw:shadow="hidden"/>
    </style:style>
    <style:style style:name="gr173" style:family="graphic" style:parent-style-name="standard">
      <style:graphic-properties draw:stroke="solid" svg:stroke-width="0.053cm" svg:stroke-color="#000000" draw:marker-end="EndMarker_5f_564" draw:marker-end-width="0.388cm" svg:stroke-opacity="100%" draw:stroke-linejoin="round" draw:fill="solid" draw:fill-color="#c0c0c0" fo:padding-top="0.151cm" fo:padding-bottom="0.151cm" fo:padding-left="0.276cm" fo:padding-right="0.276cm" draw:shadow="hidden"/>
    </style:style>
    <style:style style:name="gr174" style:family="graphic" style:parent-style-name="standard">
      <style:graphic-properties draw:stroke="solid" svg:stroke-width="0.053cm" svg:stroke-color="#000000" draw:marker-start="StartMarker_5f_45" draw:marker-start-width="0.388cm" svg:stroke-opacity="100%" draw:stroke-linejoin="round" draw:fill="none" fo:padding-top="0.151cm" fo:padding-bottom="0.151cm" fo:padding-left="0.276cm" fo:padding-right="0.276cm"/>
    </style:style>
    <style:style style:name="gr175" style:family="graphic" style:parent-style-name="standard">
      <style:graphic-properties draw:stroke="solid" svg:stroke-width="0.053cm" svg:stroke-color="#000000" draw:marker-end="EndMarker_5f_565" draw:marker-end-width="0.388cm" svg:stroke-opacity="100%" draw:stroke-linejoin="round" draw:fill="none" fo:padding-top="0.151cm" fo:padding-bottom="0.151cm" fo:padding-left="0.276cm" fo:padding-right="0.276cm"/>
    </style:style>
    <style:style style:name="gr176" style:family="graphic" style:parent-style-name="standard">
      <style:graphic-properties draw:stroke="solid" svg:stroke-width="0.053cm" svg:stroke-color="#000000" draw:marker-start="StartMarker_5f_46" draw:marker-start-width="0.388cm" svg:stroke-opacity="100%" draw:stroke-linejoin="round" draw:fill="none" fo:padding-top="0.151cm" fo:padding-bottom="0.151cm" fo:padding-left="0.276cm" fo:padding-right="0.276cm"/>
    </style:style>
    <style:style style:name="gr177" style:family="graphic" style:parent-style-name="standard">
      <style:graphic-properties draw:stroke="solid" svg:stroke-width="0.053cm" svg:stroke-color="#000000" draw:marker-end="EndMarker_5f_566" draw:marker-end-width="0.388cm" svg:stroke-opacity="100%" draw:stroke-linejoin="round" draw:fill="none" fo:padding-top="0.151cm" fo:padding-bottom="0.151cm" fo:padding-left="0.276cm" fo:padding-right="0.276cm"/>
    </style:style>
    <style:style style:name="gr178" style:family="graphic" style:parent-style-name="standard">
      <style:graphic-properties draw:stroke="none" svg:stroke-color="#000000" draw:fill="none" draw:fill-color="#ffffff" draw:textarea-vertical-align="middle" fo:min-height="1.174cm" fo:padding-top="0.141cm" fo:padding-bottom="0.141cm" fo:padding-left="0.141cm" fo:padding-right="0.141cm"/>
    </style:style>
    <style:style style:name="gr179" style:family="graphic" style:parent-style-name="standard">
      <style:graphic-properties draw:stroke="solid" svg:stroke-width="0.051cm" svg:stroke-color="#404040" draw:marker-start-width="0.263cm" draw:marker-end-width="0.263cm" svg:stroke-opacity="100%" draw:stroke-linejoin="round" draw:fill="solid" draw:fill-color="#ffffff" fo:padding-top="0.15cm" fo:padding-bottom="0.15cm" fo:padding-left="0.275cm" fo:padding-right="0.275cm" draw:shadow="hidden"/>
    </style:style>
    <style:style style:name="gr180" style:family="graphic" style:parent-style-name="standard">
      <style:graphic-properties draw:stroke="solid" svg:stroke-width="0.051cm" svg:stroke-color="#404040" draw:marker-start-width="0.263cm" draw:marker-end-width="0.263cm" svg:stroke-opacity="100%" draw:stroke-linejoin="round" draw:fill="none" fo:padding-top="0.15cm" fo:padding-bottom="0.15cm" fo:padding-left="0.275cm" fo:padding-right="0.275cm"/>
    </style:style>
    <style:style style:name="gr181" style:family="graphic" style:parent-style-name="standard">
      <style:graphic-properties draw:stroke="solid" svg:stroke-width="0.053cm" svg:stroke-color="#000000" draw:marker-end="EndMarker_5f_567" draw:marker-end-width="0.388cm" svg:stroke-opacity="100%" draw:stroke-linejoin="round" draw:fill="solid" draw:fill-color="#c0c0c0" fo:padding-top="0.151cm" fo:padding-bottom="0.151cm" fo:padding-left="0.276cm" fo:padding-right="0.276cm" draw:shadow="hidden"/>
    </style:style>
    <style:style style:name="gr182" style:family="graphic" style:parent-style-name="standard">
      <style:graphic-properties draw:stroke="solid" svg:stroke-width="0.053cm" svg:stroke-color="#000000" draw:marker-end="EndMarker_5f_568" draw:marker-end-width="0.388cm" svg:stroke-opacity="100%" draw:stroke-linejoin="round" draw:fill="solid" draw:fill-color="#c0c0c0" fo:padding-top="0.151cm" fo:padding-bottom="0.151cm" fo:padding-left="0.276cm" fo:padding-right="0.276cm" draw:shadow="hidden"/>
    </style:style>
    <style:style style:name="gr183" style:family="graphic" style:parent-style-name="standard">
      <style:graphic-properties draw:stroke="solid" svg:stroke-width="0.053cm" svg:stroke-color="#000000" draw:marker-start="StartMarker_5f_47" draw:marker-start-width="0.388cm" svg:stroke-opacity="100%" draw:stroke-linejoin="round" draw:fill="none" fo:padding-top="0.151cm" fo:padding-bottom="0.151cm" fo:padding-left="0.276cm" fo:padding-right="0.276cm"/>
    </style:style>
    <style:style style:name="gr184" style:family="graphic" style:parent-style-name="standard">
      <style:graphic-properties draw:stroke="solid" svg:stroke-width="0.053cm" svg:stroke-color="#000000" draw:marker-end="EndMarker_5f_569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85" style:family="graphic" style:parent-style-name="standard">
      <style:graphic-properties draw:stroke="solid" svg:stroke-width="0.053cm" svg:stroke-color="#000000" draw:marker-end="EndMarker_5f_570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86" style:family="graphic" style:parent-style-name="standard">
      <style:graphic-properties draw:stroke="solid" svg:stroke-width="0.053cm" svg:stroke-color="#000000" draw:marker-end="EndMarker_5f_571" draw:marker-end-width="0.388cm" svg:stroke-opacity="100%" draw:stroke-linejoin="round" draw:fill="solid" draw:fill-color="#bfbfbf" fo:padding-top="0.151cm" fo:padding-bottom="0.151cm" fo:padding-left="0.276cm" fo:padding-right="0.276cm" draw:shadow="hidden"/>
    </style:style>
    <style:style style:name="gr187" style:family="graphic" style:parent-style-name="standard">
      <style:graphic-properties draw:stroke="solid" svg:stroke-width="0.053cm" svg:stroke-color="#000000" draw:marker-end="EndMarker_5f_572" draw:marker-end-width="0.388cm" svg:stroke-opacity="100%" draw:stroke-linejoin="round" draw:fill="solid" draw:fill-color="#c0c0c0" fo:padding-top="0.151cm" fo:padding-bottom="0.151cm" fo:padding-left="0.276cm" fo:padding-right="0.276cm" draw:shadow="hidden"/>
    </style:style>
    <style:style style:name="gr188" style:family="graphic" style:parent-style-name="standard">
      <style:graphic-properties draw:stroke="solid" svg:stroke-width="0.053cm" svg:stroke-color="#000000" draw:marker-end="EndMarker_5f_573" draw:marker-end-width="0.388cm" svg:stroke-opacity="100%" draw:stroke-linejoin="round" draw:fill="solid" draw:fill-color="#c0c0c0" fo:padding-top="0.151cm" fo:padding-bottom="0.151cm" fo:padding-left="0.276cm" fo:padding-right="0.276cm" draw:shadow="hidden"/>
    </style:style>
    <style:style style:name="gr189" style:family="graphic" style:parent-style-name="standard">
      <style:graphic-properties draw:stroke="solid" svg:stroke-width="0.053cm" svg:stroke-color="#000000" draw:marker-end="EndMarker_5f_574" draw:marker-end-width="0.388cm" svg:stroke-opacity="100%" draw:stroke-linejoin="round" draw:fill="solid" draw:fill-color="#c0c0c0" fo:padding-top="0.151cm" fo:padding-bottom="0.151cm" fo:padding-left="0.276cm" fo:padding-right="0.276cm" draw:shadow="hidden"/>
    </style:style>
    <style:style style:name="gr190" style:family="graphic" style:parent-style-name="standard">
      <style:graphic-properties draw:stroke="solid" svg:stroke-width="0.053cm" svg:stroke-color="#000000" draw:marker-end="EndMarker_5f_575" draw:marker-end-width="0.388cm" svg:stroke-opacity="100%" draw:stroke-linejoin="round" draw:fill="none" fo:padding-top="0.151cm" fo:padding-bottom="0.151cm" fo:padding-left="0.276cm" fo:padding-right="0.276cm"/>
    </style:style>
    <style:style style:name="gr191" style:family="graphic" style:parent-style-name="standard">
      <style:graphic-properties draw:stroke="solid" svg:stroke-width="0.053cm" svg:stroke-color="#000000" draw:marker-end="EndMarker_5f_576" draw:marker-end-width="0.388cm" svg:stroke-opacity="100%" draw:stroke-linejoin="round" draw:fill="solid" draw:fill-color="#c0c0c0" fo:padding-top="0.151cm" fo:padding-bottom="0.151cm" fo:padding-left="0.276cm" fo:padding-right="0.276cm" draw:shadow="hidden"/>
    </style:style>
    <style:style style:name="gr192" style:family="graphic" style:parent-style-name="standard">
      <style:graphic-properties draw:stroke="solid" svg:stroke-width="0.053cm" svg:stroke-color="#000000" draw:marker-end="EndMarker_5f_577" draw:marker-end-width="0.388cm" svg:stroke-opacity="100%" draw:stroke-linejoin="round" draw:fill="solid" draw:fill-color="#c0c0c0" fo:padding-top="0.151cm" fo:padding-bottom="0.151cm" fo:padding-left="0.276cm" fo:padding-right="0.276cm" draw:shadow="hidden"/>
    </style:style>
    <style:style style:name="gr193" style:family="graphic" style:parent-style-name="standard">
      <style:graphic-properties draw:stroke="solid" svg:stroke-width="0.053cm" svg:stroke-color="#000000" draw:marker-start="StartMarker_5f_48" draw:marker-start-width="0.388cm" svg:stroke-opacity="100%" draw:stroke-linejoin="round" draw:fill="none" fo:padding-top="0.151cm" fo:padding-bottom="0.151cm" fo:padding-left="0.276cm" fo:padding-right="0.276cm"/>
    </style:style>
    <style:style style:name="gr194" style:family="graphic" style:parent-style-name="standard">
      <style:graphic-properties draw:stroke="solid" svg:stroke-width="0.053cm" svg:stroke-color="#000000" draw:marker-end="EndMarker_5f_578" draw:marker-end-width="0.388cm" svg:stroke-opacity="100%" draw:stroke-linejoin="round" draw:fill="solid" draw:fill-color="#c0c0c0" fo:padding-top="0.151cm" fo:padding-bottom="0.151cm" fo:padding-left="0.276cm" fo:padding-right="0.276cm" draw:shadow="hidden"/>
    </style:style>
    <style:style style:name="gr195" style:family="graphic" style:parent-style-name="standard">
      <style:graphic-properties draw:stroke="solid" svg:stroke-width="0.053cm" svg:stroke-color="#000000" draw:marker-end="EndMarker_5f_579" draw:marker-end-width="0.388cm" svg:stroke-opacity="100%" draw:stroke-linejoin="round" draw:fill="solid" draw:fill-color="#c0c0c0" fo:padding-top="0.151cm" fo:padding-bottom="0.151cm" fo:padding-left="0.276cm" fo:padding-right="0.276cm" draw:shadow="hidden"/>
    </style:style>
    <style:style style:name="gr196" style:family="graphic" style:parent-style-name="standard">
      <style:graphic-properties draw:stroke="solid" svg:stroke-width="0.053cm" svg:stroke-color="#000000" draw:marker-end="EndMarker_5f_580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97" style:family="graphic" style:parent-style-name="standard">
      <style:graphic-properties draw:stroke="solid" svg:stroke-width="0.053cm" svg:stroke-color="#000000" draw:marker-end="EndMarker_5f_581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98" style:family="graphic" style:parent-style-name="standard">
      <style:graphic-properties draw:stroke="solid" svg:stroke-width="0.053cm" svg:stroke-color="#000000" draw:marker-end="EndMarker_5f_582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199" style:family="graphic" style:parent-style-name="standard">
      <style:graphic-properties draw:stroke="solid" svg:stroke-width="0.053cm" svg:stroke-color="#000000" draw:marker-end="EndMarker_5f_583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200" style:family="graphic" style:parent-style-name="standard">
      <style:graphic-properties draw:stroke="solid" svg:stroke-width="0.053cm" svg:stroke-color="#000000" draw:marker-end="EndMarker_5f_584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201" style:family="graphic" style:parent-style-name="standard">
      <style:graphic-properties draw:stroke="solid" svg:stroke-width="0.053cm" svg:stroke-color="#000000" draw:marker-end="EndMarker_5f_585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202" style:family="graphic" style:parent-style-name="standard">
      <style:graphic-properties draw:stroke="solid" svg:stroke-width="0.053cm" svg:stroke-color="#000000" draw:marker-end="EndMarker_5f_586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203" style:family="graphic" style:parent-style-name="standard">
      <style:graphic-properties draw:stroke="solid" svg:stroke-width="0.053cm" svg:stroke-color="#000000" draw:marker-end="EndMarker_5f_587" draw:marker-end-width="0.388cm" svg:stroke-opacity="100%" draw:stroke-linejoin="round" draw:fill="solid" draw:fill-color="#ffffff" fo:padding-top="0.151cm" fo:padding-bottom="0.151cm" fo:padding-left="0.276cm" fo:padding-right="0.276cm" draw:shadow="hidden"/>
    </style:style>
    <style:style style:name="gr204" style:family="graphic" style:parent-style-name="standard">
      <style:graphic-properties draw:stroke="solid" svg:stroke-width="0.053cm" svg:stroke-color="#000000" draw:marker-end="EndMarker_5f_588" draw:marker-end-width="0.388cm" svg:stroke-opacity="100%" draw:stroke-linejoin="round" draw:fill="solid" draw:fill-color="#c0c0c0" fo:padding-top="0.151cm" fo:padding-bottom="0.151cm" fo:padding-left="0.276cm" fo:padding-right="0.276cm" draw:shadow="hidden"/>
    </style:style>
    <style:style style:name="gr205" style:family="graphic" style:parent-style-name="standard">
      <style:graphic-properties draw:stroke="solid" svg:stroke-width="0.053cm" svg:stroke-color="#000000" draw:marker-end="EndMarker_5f_589" draw:marker-end-width="0.388cm" svg:stroke-opacity="100%" draw:stroke-linejoin="round" draw:fill="solid" draw:fill-color="#c0c0c0" fo:padding-top="0.151cm" fo:padding-bottom="0.151cm" fo:padding-left="0.276cm" fo:padding-right="0.276cm" draw:shadow="hidden"/>
    </style:style>
    <style:style style:name="gr206" style:family="graphic" style:parent-style-name="standard">
      <style:graphic-properties draw:stroke="solid" svg:stroke-width="0.009cm" svg:stroke-color="#0c0c0c" svg:stroke-opacity="100%" draw:stroke-linejoin="round" draw:fill="solid" draw:fill-color="#c0c0c0" fo:padding-top="0.129cm" fo:padding-bottom="0.129cm" fo:padding-left="0.254cm" fo:padding-right="0.254cm" draw:shadow="hidden"/>
    </style:style>
    <style:style style:name="gr207" style:family="graphic" style:parent-style-name="standard">
      <style:graphic-properties draw:stroke="solid" svg:stroke-width="0.051cm" svg:stroke-color="#000000" draw:marker-start-width="0.276cm" draw:marker-end-width="0.276cm" draw:fill="none" draw:fill-color="#ffffff" draw:textarea-vertical-align="middle" fo:min-height="2.546cm" fo:padding-top="0.225cm" fo:padding-bottom="0.225cm" fo:padding-left="0.225cm" fo:padding-right="0.225cm"/>
    </style:style>
    <style:style style:name="gr208" style:family="graphic" style:parent-style-name="standard">
      <style:graphic-properties draw:stroke="none" svg:stroke-color="#000000" draw:fill="none" draw:fill-color="#ffffff" draw:textarea-vertical-align="middle" fo:min-height="9.975cm" fo:padding-top="0cm" fo:padding-bottom="0cm" fo:padding-left="0cm" fo:padding-right="0cm"/>
    </style:style>
    <style:style style:name="gr209" style:family="graphic" style:parent-style-name="standard">
      <style:graphic-properties draw:stroke="solid" svg:stroke-width="0cm" svg:stroke-color="#000000" draw:marker-start-width="0.12cm" draw:marker-end="EndMarker_5f_590" draw:marker-end-width="0.308cm" svg:stroke-opacity="100%" draw:stroke-linejoin="round" draw:fill="solid" draw:fill-color="#c0c0c0" fo:padding-top="0.124cm" fo:padding-bottom="0.124cm" fo:padding-left="0.249cm" fo:padding-right="0.249cm" draw:shadow="hidden"/>
    </style:style>
    <style:style style:name="gr210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vertical-align="middle" fo:min-height="0.67cm" fo:padding-top="0.141cm" fo:padding-bottom="0.141cm" fo:padding-left="0.141cm" fo:padding-right="0.141cm"/>
    </style:style>
    <style:style style:name="gr211" style:family="graphic" style:parent-style-name="standard">
      <style:graphic-properties draw:stroke="solid" svg:stroke-width="0cm" svg:stroke-color="#000000" draw:marker-start-width="0.12cm" draw:marker-end="EndMarker_5f_591" draw:marker-end-width="0.308cm" svg:stroke-opacity="100%" draw:stroke-linejoin="round" draw:fill="solid" draw:fill-color="#c0c0c0" fo:padding-top="0.124cm" fo:padding-bottom="0.124cm" fo:padding-left="0.249cm" fo:padding-right="0.249cm" draw:shadow="hidden"/>
    </style:style>
    <style:style style:name="gr212" style:family="graphic" style:parent-style-name="standard">
      <style:graphic-properties draw:stroke="solid" svg:stroke-width="0cm" svg:stroke-color="#000000" draw:marker-start-width="0.12cm" draw:marker-end="EndMarker_5f_592" draw:marker-end-width="0.308cm" svg:stroke-opacity="100%" draw:stroke-linejoin="round" draw:fill="solid" draw:fill-color="#c0c0c0" fo:padding-top="0.124cm" fo:padding-bottom="0.124cm" fo:padding-left="0.249cm" fo:padding-right="0.249cm" draw:shadow="hidden"/>
    </style:style>
    <style:style style:name="gr213" style:family="graphic" style:parent-style-name="standard">
      <style:graphic-properties draw:stroke="solid" svg:stroke-width="0cm" svg:stroke-color="#000000" draw:marker-start-width="0.12cm" draw:marker-end="EndMarker_5f_593" draw:marker-end-width="0.308cm" svg:stroke-opacity="100%" draw:stroke-linejoin="round" draw:fill="solid" draw:fill-color="#c0c0c0" fo:padding-top="0.124cm" fo:padding-bottom="0.124cm" fo:padding-left="0.249cm" fo:padding-right="0.249cm" draw:shadow="hidden"/>
    </style:style>
    <style:style style:name="gr214" style:family="graphic" style:parent-style-name="standard">
      <style:graphic-properties draw:stroke="solid" svg:stroke-width="0cm" svg:stroke-color="#000000" draw:marker-start-width="0.12cm" draw:marker-end="EndMarker_5f_594" draw:marker-end-width="0.308cm" svg:stroke-opacity="100%" draw:stroke-linejoin="round" draw:fill="solid" draw:fill-color="#c0c0c0" fo:padding-top="0.124cm" fo:padding-bottom="0.124cm" fo:padding-left="0.249cm" fo:padding-right="0.249cm" draw:shadow="hidden"/>
    </style:style>
    <style:style style:name="gr215" style:family="graphic" style:parent-style-name="standard">
      <style:graphic-properties draw:stroke="solid" svg:stroke-width="0cm" svg:stroke-color="#000000" draw:marker-start-width="0.12cm" draw:marker-end="EndMarker_5f_595" draw:marker-end-width="0.308cm" svg:stroke-opacity="100%" draw:stroke-linejoin="round" draw:fill="solid" draw:fill-color="#c0c0c0" fo:padding-top="0.124cm" fo:padding-bottom="0.124cm" fo:padding-left="0.249cm" fo:padding-right="0.249cm" draw:shadow="hidden"/>
    </style:style>
    <style:style style:name="gr216" style:family="graphic" style:parent-style-name="standard">
      <style:graphic-properties draw:stroke="solid" svg:stroke-width="0cm" svg:stroke-color="#000000" draw:marker-start-width="0.12cm" draw:marker-end="EndMarker_5f_596" draw:marker-end-width="0.308cm" svg:stroke-opacity="100%" draw:stroke-linejoin="round" draw:fill="solid" draw:fill-color="#c0c0c0" fo:padding-top="0.124cm" fo:padding-bottom="0.124cm" fo:padding-left="0.249cm" fo:padding-right="0.249cm" draw:shadow="hidden"/>
    </style:style>
    <style:style style:name="gr217" style:family="graphic" style:parent-style-name="standard">
      <style:graphic-properties draw:stroke="solid" svg:stroke-width="0cm" svg:stroke-color="#000000" draw:marker-start-width="0.12cm" draw:marker-end="EndMarker_5f_597" draw:marker-end-width="0.308cm" svg:stroke-opacity="100%" draw:stroke-linejoin="round" draw:fill="solid" draw:fill-color="#c0c0c0" fo:padding-top="0.124cm" fo:padding-bottom="0.124cm" fo:padding-left="0.249cm" fo:padding-right="0.249cm" draw:shadow="hidden"/>
    </style:style>
    <style:style style:name="gr218" style:family="graphic" style:parent-style-name="standard">
      <style:graphic-properties draw:stroke="solid" svg:stroke-width="0cm" svg:stroke-color="#000000" draw:marker-start="StartMarker_5f_49" draw:marker-start-width="0.308cm" draw:marker-end-width="0.12cm" svg:stroke-opacity="100%" draw:stroke-linejoin="round" draw:fill="none" fo:padding-top="0.124cm" fo:padding-bottom="0.124cm" fo:padding-left="0.249cm" fo:padding-right="0.249cm"/>
    </style:style>
    <style:style style:name="gr219" style:family="graphic" style:parent-style-name="standard">
      <style:graphic-properties draw:stroke="solid" svg:stroke-width="0cm" svg:stroke-color="#000000" draw:marker-start="StartMarker_5f_50" draw:marker-start-width="0.308cm" draw:marker-end-width="0.12cm" svg:stroke-opacity="100%" draw:stroke-linejoin="round" draw:fill="none" fo:padding-top="0.124cm" fo:padding-bottom="0.124cm" fo:padding-left="0.249cm" fo:padding-right="0.249cm"/>
    </style:style>
    <style:style style:name="gr220" style:family="graphic" style:parent-style-name="standard">
      <style:graphic-properties draw:stroke="solid" svg:stroke-width="0cm" svg:stroke-color="#000000" draw:marker-start-width="0.12cm" draw:marker-end="EndMarker_5f_598" draw:marker-end-width="0.308cm" svg:stroke-opacity="100%" draw:stroke-linejoin="round" draw:fill="none" fo:padding-top="0.124cm" fo:padding-bottom="0.124cm" fo:padding-left="0.249cm" fo:padding-right="0.249cm"/>
    </style:style>
    <style:style style:name="gr221" style:family="graphic" style:parent-style-name="standard">
      <style:graphic-properties draw:stroke="solid" svg:stroke-width="0cm" svg:stroke-color="#000000" draw:marker-start-width="0.12cm" draw:marker-end-width="0.12cm" svg:stroke-opacity="100%" draw:stroke-linejoin="round" draw:fill="none" fo:padding-top="0.124cm" fo:padding-bottom="0.124cm" fo:padding-left="0.249cm" fo:padding-right="0.249cm"/>
    </style:style>
    <style:style style:name="gr222" style:family="graphic" style:parent-style-name="standard">
      <style:graphic-properties draw:stroke="solid" svg:stroke-width="0cm" svg:stroke-color="#000000" draw:marker-start-width="0.12cm" draw:marker-end="EndMarker_5f_599" draw:marker-end-width="0.308cm" svg:stroke-opacity="100%" draw:stroke-linejoin="round" draw:fill="none" fo:padding-top="0.124cm" fo:padding-bottom="0.124cm" fo:padding-left="0.249cm" fo:padding-right="0.249cm"/>
    </style:style>
    <style:style style:name="gr223" style:family="graphic" style:parent-style-name="standard">
      <style:graphic-properties draw:stroke="solid" svg:stroke-width="0cm" svg:stroke-color="#000000" draw:marker-start="StartMarker_5f_51" draw:marker-start-width="0.308cm" draw:marker-end-width="0.12cm" svg:stroke-opacity="100%" draw:stroke-linejoin="round" draw:fill="none" fo:padding-top="0.124cm" fo:padding-bottom="0.124cm" fo:padding-left="0.249cm" fo:padding-right="0.249cm"/>
    </style:style>
    <style:style style:name="gr224" style:family="graphic" style:parent-style-name="standard">
      <style:graphic-properties draw:stroke="solid" svg:stroke-width="0cm" svg:stroke-color="#000000" draw:marker-start-width="0.12cm" draw:marker-end="EndMarker_5f_600" draw:marker-end-width="0.308cm" svg:stroke-opacity="100%" draw:stroke-linejoin="round" draw:fill="none" fo:padding-top="0.124cm" fo:padding-bottom="0.124cm" fo:padding-left="0.249cm" fo:padding-right="0.249cm"/>
    </style:style>
    <style:style style:name="gr225" style:family="graphic" style:parent-style-name="standard">
      <style:graphic-properties draw:stroke="solid" svg:stroke-width="0cm" svg:stroke-color="#000000" draw:marker-start-width="0.12cm" draw:marker-end="EndMarker_5f_601" draw:marker-end-width="0.308cm" svg:stroke-opacity="100%" draw:stroke-linejoin="round" draw:fill="none" fo:padding-top="0.124cm" fo:padding-bottom="0.124cm" fo:padding-left="0.249cm" fo:padding-right="0.249cm"/>
    </style:style>
    <style:style style:name="gr226" style:family="graphic" style:parent-style-name="standard">
      <style:graphic-properties draw:stroke="solid" svg:stroke-width="0cm" svg:stroke-color="#000000" draw:marker-start="StartMarker_5f_52" draw:marker-start-width="0.308cm" draw:marker-end-width="0.12cm" svg:stroke-opacity="100%" draw:stroke-linejoin="round" draw:fill="none" fo:padding-top="0.124cm" fo:padding-bottom="0.124cm" fo:padding-left="0.249cm" fo:padding-right="0.249cm"/>
    </style:style>
    <style:style style:name="gr227" style:family="graphic" style:parent-style-name="standard">
      <style:graphic-properties draw:stroke="solid" svg:stroke-width="0cm" svg:stroke-color="#000000" draw:marker-start-width="0.12cm" draw:marker-end="EndMarker_5f_602" draw:marker-end-width="0.308cm" svg:stroke-opacity="100%" draw:stroke-linejoin="round" draw:fill="solid" draw:fill-color="#ffffff" fo:padding-top="0.124cm" fo:padding-bottom="0.124cm" fo:padding-left="0.249cm" fo:padding-right="0.249cm" draw:shadow="hidden"/>
    </style:style>
    <style:style style:name="gr228" style:family="graphic" style:parent-style-name="standard">
      <style:graphic-properties draw:stroke="solid" svg:stroke-width="0cm" svg:stroke-color="#000000" draw:marker-start-width="0.12cm" draw:marker-end="EndMarker_5f_603" draw:marker-end-width="0.308cm" svg:stroke-opacity="100%" draw:stroke-linejoin="round" draw:fill="solid" draw:fill-color="#ffffff" fo:padding-top="0.124cm" fo:padding-bottom="0.124cm" fo:padding-left="0.249cm" fo:padding-right="0.249cm" draw:shadow="hidden"/>
    </style:style>
    <style:style style:name="gr229" style:family="graphic" style:parent-style-name="standard">
      <style:graphic-properties draw:stroke="solid" svg:stroke-width="0cm" svg:stroke-color="#000000" draw:marker-start-width="0.12cm" draw:marker-end="EndMarker_5f_604" draw:marker-end-width="0.308cm" svg:stroke-opacity="100%" draw:stroke-linejoin="round" draw:fill="solid" draw:fill-color="#ffffff" fo:padding-top="0.124cm" fo:padding-bottom="0.124cm" fo:padding-left="0.249cm" fo:padding-right="0.249cm" draw:shadow="hidden"/>
    </style:style>
    <style:style style:name="gr230" style:family="graphic" style:parent-style-name="standard">
      <style:graphic-properties draw:stroke="solid" svg:stroke-width="0cm" svg:stroke-color="#000000" draw:marker-start-width="0.12cm" draw:marker-end="EndMarker_5f_605" draw:marker-end-width="0.308cm" svg:stroke-opacity="100%" draw:stroke-linejoin="round" draw:fill="solid" draw:fill-color="#ffffff" fo:padding-top="0.124cm" fo:padding-bottom="0.124cm" fo:padding-left="0.249cm" fo:padding-right="0.249cm" draw:shadow="hidden"/>
    </style:style>
    <style:style style:name="gr231" style:family="graphic" style:parent-style-name="standard">
      <style:graphic-properties draw:stroke="solid" svg:stroke-width="0cm" svg:stroke-color="#000000" draw:marker-start-width="0.12cm" draw:marker-end="EndMarker_5f_606" draw:marker-end-width="0.308cm" svg:stroke-opacity="100%" draw:stroke-linejoin="round" draw:fill="solid" draw:fill-color="#ffffff" fo:padding-top="0.124cm" fo:padding-bottom="0.124cm" fo:padding-left="0.249cm" fo:padding-right="0.249cm" draw:shadow="hidden"/>
    </style:style>
    <style:style style:name="gr232" style:family="graphic" style:parent-style-name="standard">
      <style:graphic-properties draw:stroke="solid" svg:stroke-width="0cm" svg:stroke-color="#000000" draw:marker-start-width="0.12cm" draw:marker-end="EndMarker_5f_607" draw:marker-end-width="0.308cm" svg:stroke-opacity="100%" draw:stroke-linejoin="round" draw:fill="solid" draw:fill-color="#ffffff" fo:padding-top="0.124cm" fo:padding-bottom="0.124cm" fo:padding-left="0.249cm" fo:padding-right="0.249cm" draw:shadow="hidden"/>
    </style:style>
    <style:style style:name="gr233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vertical-align="middle" fo:min-height="0cm" fo:padding-top="0.141cm" fo:padding-bottom="0.141cm" fo:padding-left="0.141cm" fo:padding-right="0.141cm"/>
    </style:style>
    <style:style style:name="gr234" style:family="graphic" style:parent-style-name="standard">
      <style:graphic-properties draw:stroke="solid" svg:stroke-width="0cm" svg:stroke-color="#000000" draw:marker-start-width="0.12cm" draw:marker-end="EndMarker_5f_608" draw:marker-end-width="0.308cm" svg:stroke-opacity="100%" draw:stroke-linejoin="round" draw:fill="solid" draw:fill-color="#ffffff" fo:padding-top="0.124cm" fo:padding-bottom="0.124cm" fo:padding-left="0.249cm" fo:padding-right="0.249cm" draw:shadow="hidden"/>
    </style:style>
    <style:style style:name="gr235" style:family="graphic" style:parent-style-name="standard">
      <style:graphic-properties draw:stroke="solid" svg:stroke-width="0cm" svg:stroke-color="#000000" draw:marker-start-width="0.12cm" draw:marker-end="EndMarker_5f_609" draw:marker-end-width="0.308cm" svg:stroke-opacity="100%" draw:stroke-linejoin="round" draw:fill="solid" draw:fill-color="#ffffff" fo:padding-top="0.124cm" fo:padding-bottom="0.124cm" fo:padding-left="0.249cm" fo:padding-right="0.249cm" draw:shadow="hidden"/>
    </style:style>
    <style:style style:name="gr236" style:family="graphic" style:parent-style-name="standard">
      <style:graphic-properties draw:stroke="solid" svg:stroke-width="0cm" svg:stroke-color="#000000" draw:marker-start="StartMarker_5f_53" draw:marker-start-width="0.308cm" draw:marker-end-width="0.12cm" svg:stroke-opacity="100%" draw:stroke-linejoin="round" draw:fill="none" fo:padding-top="0.124cm" fo:padding-bottom="0.124cm" fo:padding-left="0.249cm" fo:padding-right="0.249cm"/>
    </style:style>
    <style:style style:name="gr237" style:family="graphic" style:parent-style-name="standard">
      <style:graphic-properties draw:stroke="solid" svg:stroke-width="0cm" svg:stroke-color="#000000" draw:marker-start="StartMarker_5f_54" draw:marker-start-width="0.308cm" draw:marker-end-width="0.12cm" svg:stroke-opacity="100%" draw:stroke-linejoin="round" draw:fill="none" fo:padding-top="0.124cm" fo:padding-bottom="0.124cm" fo:padding-left="0.249cm" fo:padding-right="0.249cm"/>
    </style:style>
    <style:style style:name="gr238" style:family="graphic" style:parent-style-name="standard">
      <style:graphic-properties draw:stroke="solid" svg:stroke-width="0cm" svg:stroke-color="#000000" draw:marker-start-width="0.12cm" draw:marker-end="EndMarker_5f_610" draw:marker-end-width="0.308cm" svg:stroke-opacity="100%" draw:stroke-linejoin="round" draw:fill="solid" draw:fill-color="#ffffff" fo:padding-top="0.124cm" fo:padding-bottom="0.124cm" fo:padding-left="0.249cm" fo:padding-right="0.249cm" draw:shadow="hidden"/>
    </style:style>
    <style:style style:name="gr239" style:family="graphic" style:parent-style-name="standard">
      <style:graphic-properties draw:stroke="solid" svg:stroke-width="0cm" svg:stroke-color="#000000" draw:marker-start="StartMarker_5f_55" draw:marker-start-width="0.308cm" draw:marker-end-width="0.12cm" svg:stroke-opacity="100%" draw:stroke-linejoin="round" draw:fill="none" fo:padding-top="0.124cm" fo:padding-bottom="0.124cm" fo:padding-left="0.249cm" fo:padding-right="0.249cm"/>
    </style:style>
    <style:style style:name="gr240" style:family="graphic" style:parent-style-name="standard">
      <style:graphic-properties draw:stroke="solid" svg:stroke-width="0.051cm" svg:stroke-color="#000000" draw:marker-start-width="0.251cm" draw:marker-end-width="0.251cm" svg:stroke-opacity="100%" draw:stroke-linejoin="round" draw:fill="none" fo:padding-top="0.15cm" fo:padding-bottom="0.15cm" fo:padding-left="0.275cm" fo:padding-right="0.275cm"/>
    </style:style>
    <style:style style:name="gr241" style:family="graphic" style:parent-style-name="standard">
      <style:graphic-properties draw:stroke="solid" svg:stroke-width="0.051cm" svg:stroke-color="#000000" draw:marker-start-width="0.251cm" draw:marker-end-width="0.251cm" svg:stroke-opacity="100%" draw:stroke-linejoin="round" draw:fill="solid" draw:fill-color="#ffffff" fo:padding-top="0.15cm" fo:padding-bottom="0.15cm" fo:padding-left="0.275cm" fo:padding-right="0.275cm" draw:shadow="hidden"/>
    </style:style>
    <style:style style:name="gr242" style:family="graphic" style:parent-style-name="standard">
      <style:graphic-properties draw:stroke="solid" svg:stroke-width="0.051cm" svg:stroke-color="#000000" draw:marker-start-width="0.276cm" draw:marker-end-width="0.276cm" draw:fill="none" draw:fill-color="#ffffff" draw:textarea-vertical-align="middle" fo:min-height="2.581cm" fo:padding-top="0.2cm" fo:padding-bottom="0.2cm" fo:padding-left="0.2cm" fo:padding-right="0.2cm"/>
    </style:style>
    <style:style style:name="gr243" style:family="graphic" style:parent-style-name="standard">
      <style:graphic-properties draw:stroke="solid" svg:stroke-width="0.051cm" svg:stroke-color="#404040" draw:marker-start-width="0.326cm" draw:marker-end-width="0.326cm" svg:stroke-opacity="100%" draw:stroke-linejoin="round" draw:fill="solid" draw:fill-color="#ffffff" fo:padding-top="0.15cm" fo:padding-bottom="0.15cm" fo:padding-left="0.275cm" fo:padding-right="0.275cm" draw:shadow="hidden"/>
    </style:style>
    <style:style style:name="gr244" style:family="graphic" style:parent-style-name="standard">
      <style:graphic-properties draw:stroke="solid" svg:stroke-width="0.051cm" svg:stroke-color="#000000" draw:marker-start-width="0.25cm" draw:marker-end-width="0.25cm" svg:stroke-opacity="100%" draw:stroke-linejoin="round" draw:fill="none" fo:padding-top="0.149cm" fo:padding-bottom="0.149cm" fo:padding-left="0.274cm" fo:padding-right="0.274cm"/>
    </style:style>
    <style:style style:name="gr245" style:family="graphic" style:parent-style-name="standard">
      <style:graphic-properties draw:stroke="solid" svg:stroke-width="0.051cm" svg:stroke-color="#000000" draw:marker-start-width="0.25cm" draw:marker-end-width="0.25cm" svg:stroke-opacity="100%" draw:stroke-linejoin="round" draw:fill="solid" draw:fill-color="#ffffff" fo:padding-top="0.149cm" fo:padding-bottom="0.149cm" fo:padding-left="0.274cm" fo:padding-right="0.274cm" draw:shadow="hidden"/>
    </style:style>
    <style:style style:name="gr246" style:family="graphic" style:parent-style-name="standard">
      <style:graphic-properties draw:stroke="none" svg:stroke-color="#000000" draw:fill="none" draw:fill-color="#ffffff" draw:textarea-vertical-align="middle" fo:min-height="2.581cm" fo:padding-top="0.141cm" fo:padding-bottom="0.141cm" fo:padding-left="0.141cm" fo:padding-right="0.141cm"/>
    </style:style>
    <style:style style:name="gr247" style:family="graphic" style:parent-style-name="standard">
      <style:graphic-properties draw:stroke="none" svg:stroke-color="#000000" draw:fill="none" draw:fill-color="#ffffff" draw:textarea-vertical-align="middle" fo:min-height="0.704cm" fo:padding-top="0.141cm" fo:padding-bottom="0.141cm" fo:padding-left="0.141cm" fo:padding-right="0.141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style:text-properties fo:font-size="17pt" style:font-size-asian="17pt" style:font-size-complex="17pt"/>
    </style:style>
    <style:style style:name="P4" style:family="paragraph">
      <style:paragraph-properties fo:margin-left="0cm" fo:margin-right="0cm" fo:margin-top="0cm" fo:margin-bottom="0cm" fo:line-height="120%" fo:text-align="center" fo:text-indent="0cm"/>
      <style:text-properties fo:font-size="17pt" style:font-size-asian="17pt" style:font-size-complex="17pt"/>
    </style:style>
    <style:style style:name="P5" style:family="paragraph">
      <style:text-properties fo:font-size="18pt" style:font-size-asian="18pt" style:font-size-complex="18pt"/>
    </style:style>
    <style:style style:name="T1" style:family="text">
      <style:text-properties fo:color="#000000" fo:font-family="'Times New Roman'" fo:font-size="14pt" fo:font-weight="bold" style:font-family-asian="'Times New Roman'" style:font-size-asian="14pt" style:font-weight-asian="bold" style:font-family-complex="'Times New Roman'" style:font-size-complex="14pt" style:font-weight-complex="bold"/>
    </style:style>
    <style:style style:name="T2" style:family="text">
      <style:text-properties fo:color="#000000" fo:font-family="'Times New Roman'" fo:font-size="18pt" fo:font-weight="bold" style:font-family-asian="'Times New Roman'" style:font-size-asian="18pt" style:font-weight-asian="bold" style:font-family-complex="'Times New Roman'" style:font-size-complex="18pt" style:font-weight-complex="bold"/>
    </style:style>
    <style:style style:name="T3" style:family="text">
      <style:text-properties fo:color="#000000" fo:font-family="'Times New Roman'" fo:font-size="18pt" style:font-family-asian="'Times New Roman'" style:font-size-asian="18pt" style:font-family-complex="'Times New Roman'" style:font-size-complex="18pt"/>
    </style:style>
    <style:style style:name="T4" style:family="text">
      <style:text-properties fo:color="#000000" fo:font-family="'Times New Roman'" fo:font-size="8pt" style:font-family-asian="'Times New Roman'" style:font-size-asian="8pt" style:font-family-complex="'Times New Roman'" style:font-size-complex="8pt"/>
    </style:style>
    <style:style style:name="T5" style:family="text">
      <style:text-properties fo:color="#000000" fo:font-family="'Times New Roman'" fo:font-size="30pt" fo:font-weight="bold" style:font-family-asian="'Times New Roman'" style:font-size-asian="30pt" style:font-weight-asian="bold" style:font-family-complex="'Times New Roman'" style:font-size-complex="30pt" style:font-weight-complex="bold"/>
    </style:style>
    <style:style style:name="T6" style:family="text">
      <style:text-properties fo:color="#000000" fo:font-family="'Times New Roman'" fo:font-size="30pt" style:font-family-asian="'Times New Roman'" style:font-size-asian="30pt" style:font-family-complex="'Times New Roman'" style:font-size-complex="30pt"/>
    </style:style>
    <style:style style:name="T7" style:family="text">
      <style:text-properties fo:color="#000000" fo:font-family="Calibri" fo:font-size="18pt" style:font-family-asian="Calibri" style:font-size-asian="18pt" style:font-family-complex="Calibri" style:font-size-complex="18pt"/>
    </style:style>
    <style:style style:name="T8" style:family="text">
      <style:text-properties fo:color="#000000" fo:font-family="'Times New Roman'" fo:font-size="17pt" fo:font-weight="bold" style:font-family-asian="'Times New Roman'" style:font-size-asian="17pt" style:font-weight-asian="bold" style:font-family-complex="'Times New Roman'" style:font-size-complex="17pt" style:font-weight-complex="bold"/>
    </style:style>
    <style:style style:name="T9" style:family="text">
      <style:text-properties fo:color="#000000" fo:font-family="'Times New Roman'" fo:font-size="30pt" fo:font-weight="normal" style:font-family-asian="'Times New Roman'" style:font-size-asian="30pt" style:font-weight-asian="normal" style:font-family-complex="'Times New Roman'" style:font-size-complex="30pt" style:font-weight-complex="normal"/>
    </style:style>
    <style:style style:name="T10" style:family="text">
      <style:text-properties fo:color="#000000" fo:font-family="'Times New Roman'" fo:font-size="30pt" fo:font-style="italic" fo:font-weight="normal" style:font-family-asian="'Times New Roman'" style:font-size-asian="30pt" style:font-style-asian="italic" style:font-weight-asian="normal" style:font-family-complex="'Times New Roman'" style:font-size-complex="30pt" style:font-style-complex="italic" style:font-weight-complex="normal"/>
    </style:style>
    <style:style style:name="T11" style:family="text">
      <style:text-properties fo:color="#000000" fo:font-family="'Times New Roman'" fo:font-size="17pt" style:font-family-asian="'Times New Roman'" style:font-size-asian="17pt" style:font-family-complex="'Times New Roman'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layer="layout" svg:width="4.664cm" svg:height="1.633cm" svg:x="222.439cm" svg:y="122.827cm">
            <draw:object-ole draw:class-id="00000000-0000-0000-0000-000000000000" xlink:href="./Object 2" xlink:type="simple" xlink:show="embed" xlink:actuate="onLoad"/>
            <draw:image xlink:href="./ObjectReplacements/Object 2" xlink:type="simple" xlink:show="embed" xlink:actuate="onLoad"/>
          </draw:frame>
          <draw:custom-shape draw:style-name="gr2" draw:text-style-name="P1" draw:layer="layout" svg:width="5.08cm" svg:height="0.889cm" svg:x="221.931cm" svg:y="123.3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7cm" svg:height="0.889cm" svg:x="225.487cm" svg:y="122.954cm">
            <text:p/>
            <draw:enhanced-geometry svg:viewBox="0 0 21600 21600" draw:type="rectangle" draw:enhanced-path="M 0 0 L 21600 0 21600 21600 0 21600 0 0 Z N"/>
          </draw:custom-shape>
        </draw:g>
        <draw:line draw:style-name="gr4" draw:layer="layout" svg:x1="0cm" svg:y1="40.99cm" svg:x2="336.679cm" svg:y2="40.99cm">
          <text:p/>
        </draw:line>
        <draw:line draw:style-name="gr5" draw:layer="layout" svg:x1="0cm" svg:y1="54.39cm" svg:x2="336.679cm" svg:y2="54.39cm">
          <text:p/>
        </draw:line>
        <draw:line draw:style-name="gr6" draw:layer="layout" svg:x1="8.15cm" svg:y1="0cm" svg:x2="8.15cm" svg:y2="200.28cm">
          <text:p/>
        </draw:line>
        <draw:polygon draw:style-name="gr7" draw:layer="layout" svg:width="19.898cm" svg:height="10.099cm" svg:x="99.982cm" svg:y="33.02cm" svg:viewBox="0 0 19899 10100" draw:points="0,10100 19899,10100 19899,0 0,0">
          <text:p/>
        </draw:polygon>
        <draw:polygon draw:style-name="gr8" draw:layer="layout" svg:width="9.399cm" svg:height="8.798cm" svg:x="110.082cm" svg:y="34.32cm" svg:viewBox="0 0 9400 8799" draw:points="0,8799 9400,8799 9400,0 0,0">
          <text:p/>
        </draw:polygon>
        <draw:path draw:style-name="gr9" draw:layer="layout" svg:width="1.047cm" svg:height="1.047cm" svg:x="110.658cm" svg:y="37.796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10.724cm" svg:y="37.906cm">
          <draw:text-box>
            <text:p text:style-name="P2"><text:span text:style-name="T1">1 </text:span></text:p>
          </draw:text-box>
        </draw:frame>
        <draw:path draw:style-name="gr11" draw:layer="layout" svg:width="1.047cm" svg:height="1.047cm" svg:x="110.658cm" svg:y="41.372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10.724cm" svg:y="41.482cm">
          <draw:text-box>
            <text:p text:style-name="P2"><text:span text:style-name="T1">5 </text:span></text:p>
          </draw:text-box>
        </draw:frame>
        <draw:path draw:style-name="gr12" draw:layer="layout" svg:width="1.047cm" svg:height="1.047cm" svg:x="114.934cm" svg:y="37.808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14.999cm" svg:y="37.918cm">
          <draw:text-box>
            <text:p text:style-name="P2"><text:span text:style-name="T1">4 </text:span></text:p>
          </draw:text-box>
        </draw:frame>
        <draw:path draw:style-name="gr13" draw:layer="layout" svg:width="1.047cm" svg:height="1.047cm" svg:x="114.934cm" svg:y="41.384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14.999cm" svg:y="41.494cm">
          <draw:text-box>
            <text:p text:style-name="P2"><text:span text:style-name="T1">8 </text:span></text:p>
          </draw:text-box>
        </draw:frame>
        <draw:path draw:style-name="gr14" draw:layer="layout" svg:width="1.047cm" svg:height="1.047cm" svg:x="113.158cm" svg:y="36.12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13.223cm" svg:y="36.23cm">
          <draw:text-box>
            <text:p text:style-name="P2"><text:span text:style-name="T1">2 </text:span></text:p>
          </draw:text-box>
        </draw:frame>
        <draw:path draw:style-name="gr15" draw:layer="layout" svg:width="1.047cm" svg:height="1.047cm" svg:x="113.158cm" svg:y="39.696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13.223cm" svg:y="39.806cm">
          <draw:text-box>
            <text:p text:style-name="P2"><text:span text:style-name="T1">6 </text:span></text:p>
          </draw:text-box>
        </draw:frame>
        <draw:path draw:style-name="gr16" draw:layer="layout" svg:width="1.047cm" svg:height="1.047cm" svg:x="117.434cm" svg:y="36.132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17.5cm" svg:y="36.242cm">
          <draw:text-box>
            <text:p text:style-name="P2"><text:span text:style-name="T1">3 </text:span></text:p>
          </draw:text-box>
        </draw:frame>
        <draw:path draw:style-name="gr17" draw:layer="layout" svg:width="1.047cm" svg:height="1.047cm" svg:x="117.434cm" svg:y="39.708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17.5cm" svg:y="39.818cm">
          <draw:text-box>
            <text:p text:style-name="P2"><text:span text:style-name="T1">7 </text:span></text:p>
          </draw:text-box>
        </draw:frame>
        <draw:line draw:style-name="gr18" draw:layer="layout" svg:x1="113.28cm" svg:y1="36.981cm" svg:x2="111.615cm" svg:y2="38.025cm">
          <text:p/>
        </draw:line>
        <draw:line draw:style-name="gr19" draw:layer="layout" svg:x1="117.561cm" svg:y1="40.575cm" svg:x2="115.896cm" svg:y2="41.619cm">
          <text:p/>
        </draw:line>
        <draw:line draw:style-name="gr20" draw:layer="layout" svg:x1="113.259cm" svg:y1="40.529cm" svg:x2="111.594cm" svg:y2="41.573cm">
          <text:p/>
        </draw:line>
        <draw:line draw:style-name="gr21" draw:layer="layout" svg:x1="111.182cm" svg:y1="38.844cm" svg:x2="111.182cm" svg:y2="41.371cm">
          <text:p/>
        </draw:line>
        <draw:line draw:style-name="gr22" draw:layer="layout" svg:x1="111.706cm" svg:y1="41.896cm" svg:x2="114.933cm" svg:y2="41.908cm">
          <text:p/>
        </draw:line>
        <draw:line draw:style-name="gr21" draw:layer="layout" svg:x1="115.458cm" svg:y1="41.383cm" svg:x2="115.458cm" svg:y2="38.856cm">
          <text:p/>
        </draw:line>
        <draw:line draw:style-name="gr23" draw:layer="layout" svg:x1="111.706cm" svg:y1="38.32cm" svg:x2="114.933cm" svg:y2="38.332cm">
          <text:p/>
        </draw:line>
        <draw:line draw:style-name="gr24" draw:layer="layout" svg:x1="114.206cm" svg:y1="36.644cm" svg:x2="117.433cm" svg:y2="36.656cm">
          <text:p/>
        </draw:line>
        <draw:line draw:style-name="gr21" draw:layer="layout" svg:x1="117.958cm" svg:y1="39.707cm" svg:x2="117.958cm" svg:y2="37.18cm">
          <text:p/>
        </draw:line>
        <draw:line draw:style-name="gr25" draw:layer="layout" svg:x1="117.551cm" svg:y1="36.987cm" svg:x2="115.886cm" svg:y2="38.031cm">
          <text:p/>
        </draw:line>
        <draw:line draw:style-name="gr26" draw:layer="layout" svg:x1="114.206cm" svg:y1="40.22cm" svg:x2="117.433cm" svg:y2="40.232cm">
          <text:p/>
        </draw:line>
        <draw:line draw:style-name="gr21" draw:layer="layout" svg:x1="113.682cm" svg:y1="37.168cm" svg:x2="113.682cm" svg:y2="39.695cm">
          <text:p/>
        </draw:line>
        <draw:polygon draw:style-name="gr27" draw:layer="layout" svg:width="6.499cm" svg:height="0.498cm" svg:x="111.482cm" svg:y="34.767cm" svg:viewBox="0 0 6500 499" draw:points="0,499 6500,499 6500,0 0,0">
          <text:p/>
        </draw:polygon>
        <draw:frame draw:style-name="gr28" draw:layer="layout" svg:width="6.5cm" svg:height="0.986cm" svg:x="111.482cm" svg:y="34.524cm">
          <draw:text-box>
            <text:p text:style-name="P2"><text:span text:style-name="T2">Knowledge Domain</text:span><text:span text:style-name="T3">, </text:span></text:p>
          </draw:text-box>
        </draw:frame>
        <draw:path draw:style-name="gr29" draw:layer="layout" svg:width="1.047cm" svg:height="1.047cm" svg:x="106.382cm" svg:y="68.687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06.448cm" svg:y="68.797cm">
          <draw:text-box>
            <text:p text:style-name="P2"><text:span text:style-name="T1">1 </text:span></text:p>
          </draw:text-box>
        </draw:frame>
        <draw:path draw:style-name="gr30" draw:layer="layout" svg:width="1.047cm" svg:height="1.047cm" svg:x="106.382cm" svg:y="72.263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06.448cm" svg:y="72.373cm">
          <draw:text-box>
            <text:p text:style-name="P2"><text:span text:style-name="T1">5 </text:span></text:p>
          </draw:text-box>
        </draw:frame>
        <draw:path draw:style-name="gr31" draw:layer="layout" svg:width="1.047cm" svg:height="1.047cm" svg:x="110.658cm" svg:y="68.699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10.724cm" svg:y="68.809cm">
          <draw:text-box>
            <text:p text:style-name="P2"><text:span text:style-name="T1">4 </text:span></text:p>
          </draw:text-box>
        </draw:frame>
        <draw:path draw:style-name="gr32" draw:layer="layout" svg:width="1.047cm" svg:height="1.047cm" svg:x="110.658cm" svg:y="72.275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10.724cm" svg:y="72.385cm">
          <draw:text-box>
            <text:p text:style-name="P2"><text:span text:style-name="T1">8 </text:span></text:p>
          </draw:text-box>
        </draw:frame>
        <draw:path draw:style-name="gr33" draw:layer="layout" svg:width="1.047cm" svg:height="1.047cm" svg:x="108.82cm" svg:y="67.011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08.885cm" svg:y="67.121cm">
          <draw:text-box>
            <text:p text:style-name="P2"><text:span text:style-name="T1">2 </text:span></text:p>
          </draw:text-box>
        </draw:frame>
        <draw:path draw:style-name="gr34" draw:layer="layout" svg:width="1.047cm" svg:height="1.047cm" svg:x="113.096cm" svg:y="67.023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13.162cm" svg:y="67.133cm">
          <draw:text-box>
            <text:p text:style-name="P2"><text:span text:style-name="T1">3 </text:span></text:p>
          </draw:text-box>
        </draw:frame>
        <draw:line draw:style-name="gr35" draw:layer="layout" svg:x1="109.004cm" svg:y1="67.872cm" svg:x2="107.339cm" svg:y2="68.916cm">
          <text:p/>
        </draw:line>
        <draw:line draw:style-name="gr21" draw:layer="layout" svg:x1="106.906cm" svg:y1="69.735cm" svg:x2="106.906cm" svg:y2="72.262cm">
          <text:p/>
        </draw:line>
        <draw:line draw:style-name="gr36" draw:layer="layout" svg:x1="107.43cm" svg:y1="72.787cm" svg:x2="110.657cm" svg:y2="72.799cm">
          <text:p/>
        </draw:line>
        <draw:line draw:style-name="gr21" draw:layer="layout" svg:x1="111.182cm" svg:y1="72.274cm" svg:x2="111.182cm" svg:y2="69.747cm">
          <text:p/>
        </draw:line>
        <draw:line draw:style-name="gr37" draw:layer="layout" svg:x1="107.43cm" svg:y1="69.211cm" svg:x2="110.657cm" svg:y2="69.223cm">
          <text:p/>
        </draw:line>
        <draw:line draw:style-name="gr38" draw:layer="layout" svg:x1="109.868cm" svg:y1="67.535cm" svg:x2="113.095cm" svg:y2="67.547cm">
          <text:p/>
        </draw:line>
        <draw:line draw:style-name="gr39" draw:layer="layout" svg:x1="113.275cm" svg:y1="67.878cm" svg:x2="111.61cm" svg:y2="68.922cm">
          <text:p/>
        </draw:line>
        <draw:polygon draw:style-name="gr40" draw:layer="layout" svg:width="8.774cm" svg:height="0.498cm" svg:x="106.707cm" svg:y="66.317cm" svg:viewBox="0 0 8775 499" draw:points="0,499 8775,499 8775,0 0,0">
          <text:p/>
        </draw:polygon>
        <draw:frame draw:style-name="gr28" draw:layer="layout" svg:width="8.775cm" svg:height="0.986cm" svg:x="106.707cm" svg:y="66.074cm">
          <draw:text-box>
            <text:p text:style-name="P2"><text:span text:style-name="T2">Knowledge Domain Model</text:span><text:span text:style-name="T3">,</text:span><text:span text:style-name="T2"> </text:span></text:p>
          </draw:text-box>
        </draw:frame>
        <draw:polygon draw:style-name="gr40" draw:layer="layout" svg:width="5.999cm" svg:height="0.498cm" svg:x="108.882cm" svg:y="43.62cm" svg:viewBox="0 0 6000 499" draw:points="0,499 6000,499 6000,0 0,0">
          <text:p/>
        </draw:polygon>
        <draw:frame draw:style-name="gr28" draw:layer="layout" svg:width="6cm" svg:height="0.986cm" svg:x="108.882cm" svg:y="43.377cm">
          <draw:text-box>
            <text:p text:style-name="P2"><text:span text:style-name="T2">Information Sources</text:span><text:span text:style-name="T3"> </text:span></text:p>
          </draw:text-box>
        </draw:frame>
        <draw:polygon draw:style-name="gr27" draw:layer="layout" svg:width="0.562cm" svg:height="0.634cm" svg:x="117.618cm" svg:y="34.685cm" svg:viewBox="0 0 563 635" draw:points="0,635 563,635 563,0 0,0">
          <text:p/>
        </draw:polygon>
        <draw:frame draw:style-name="gr1" draw:layer="layout" svg:width="0.564cm" svg:height="0.635cm" svg:x="117.618cm" svg:y="34.685cm">
          <draw:object-ole draw:class-id="00000000-0000-0000-0000-000000000000" xlink:href="./Object 28" xlink:type="simple" xlink:show="embed" xlink:actuate="onLoad"/>
          <draw:image xlink:href="./ObjectReplacements/Object 28" xlink:type="simple" xlink:show="embed" xlink:actuate="onLoad"/>
        </draw:frame>
        <draw:polygon draw:style-name="gr40" draw:layer="layout" svg:width="6.499cm" svg:height="0.498cm" svg:x="107.282cm" svg:y="33.284cm" svg:viewBox="0 0 6500 499" draw:points="0,499 6500,499 6500,0 0,0">
          <text:p/>
        </draw:polygon>
        <draw:frame draw:style-name="gr28" draw:layer="layout" svg:width="6.5cm" svg:height="0.986cm" svg:x="107.282cm" svg:y="33.041cm">
          <draw:text-box>
            <text:p text:style-name="P2"><text:span text:style-name="T2">Knowledge</text:span><text:span text:style-name="T3">, </text:span></text:p>
          </draw:text-box>
        </draw:frame>
        <draw:polygon draw:style-name="gr40" draw:layer="layout" svg:width="0.634cm" svg:height="0.634cm" svg:x="112.282cm" svg:y="33.202cm" svg:viewBox="0 0 635 635" draw:points="0,635 635,635 635,0 0,0">
          <text:p/>
        </draw:polygon>
        <draw:frame draw:style-name="gr1" draw:layer="layout" svg:width="0.635cm" svg:height="0.635cm" svg:x="112.282cm" svg:y="33.202cm">
          <draw:object-ole draw:class-id="00000000-0000-0000-0000-000000000000" xlink:href="./Object 29" xlink:type="simple" xlink:show="embed" xlink:actuate="onLoad"/>
          <draw:image xlink:href="./ObjectReplacements/Object 29" xlink:type="simple" xlink:show="embed" xlink:actuate="onLoad"/>
        </draw:frame>
        <draw:path draw:style-name="gr41" draw:layer="layout" svg:width="1.047cm" svg:height="1.047cm" svg:x="100.41cm" svg:y="35.794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00.475cm" svg:y="35.904cm">
          <draw:text-box>
            <text:p text:style-name="P2"><text:span text:style-name="T1">9 </text:span></text:p>
          </draw:text-box>
        </draw:frame>
        <draw:path draw:style-name="gr42" draw:layer="layout" svg:width="1.047cm" svg:height="1.047cm" svg:x="102.534cm" svg:y="33.42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02.599cm" svg:y="33.53cm">
          <draw:text-box>
            <text:p text:style-name="P2"><text:span text:style-name="T1">10 </text:span></text:p>
          </draw:text-box>
        </draw:frame>
        <draw:line draw:style-name="gr43" draw:layer="layout" svg:x1="102.657cm" svg:y1="34.345cm" svg:x2="101.217cm" svg:y2="35.876cm">
          <text:p/>
        </draw:line>
        <draw:line draw:style-name="gr44" draw:layer="layout" svg:x1="101.458cm" svg:y1="36.318cm" svg:x2="104.333cm" svg:y2="36.318cm">
          <text:p/>
        </draw:line>
        <draw:path draw:style-name="gr45" draw:layer="layout" svg:width="1.047cm" svg:height="1.047cm" svg:x="104.334cm" svg:y="35.794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04.4cm" svg:y="35.904cm">
          <draw:text-box>
            <text:p text:style-name="P2"><text:span text:style-name="T1">11 </text:span></text:p>
          </draw:text-box>
        </draw:frame>
        <draw:line draw:style-name="gr46" draw:layer="layout" svg:x1="104.624cm" svg:y1="35.848cm" svg:x2="103.474cm" svg:y2="34.263cm">
          <text:p/>
        </draw:line>
        <draw:path draw:style-name="gr47" draw:layer="layout" svg:width="1.047cm" svg:height="1.047cm" svg:x="104.508cm" svg:y="38.72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04.574cm" svg:y="38.83cm">
          <draw:text-box>
            <text:p text:style-name="P2"><text:span text:style-name="T1">14 </text:span></text:p>
          </draw:text-box>
        </draw:frame>
        <draw:path draw:style-name="gr48" draw:layer="layout" svg:width="1.047cm" svg:height="1.047cm" svg:x="101.782cm" svg:y="40.72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01.848cm" svg:y="40.83cm">
          <draw:text-box>
            <text:p text:style-name="P2"><text:span text:style-name="T1">15 </text:span></text:p>
          </draw:text-box>
        </draw:frame>
        <draw:path draw:style-name="gr49" draw:layer="layout" svg:width="1.047cm" svg:height="1.047cm" svg:x="104.508cm" svg:y="41.772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04.574cm" svg:y="41.882cm">
          <draw:text-box>
            <text:p text:style-name="P2"><text:span text:style-name="T1">16 </text:span></text:p>
          </draw:text-box>
        </draw:frame>
        <draw:path draw:style-name="gr50" draw:layer="layout" svg:width="1.047cm" svg:height="1.047cm" svg:x="107.258cm" svg:y="40.57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07.324cm" svg:y="40.68cm">
          <draw:text-box>
            <text:p text:style-name="P2"><text:span text:style-name="T1">17 </text:span></text:p>
          </draw:text-box>
        </draw:frame>
        <draw:path draw:style-name="gr51" draw:layer="layout" svg:width="1.047cm" svg:height="1.047cm" svg:x="102.832cm" svg:y="37.32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02.898cm" svg:y="37.43cm">
          <draw:text-box>
            <text:p text:style-name="P2"><text:span text:style-name="T1">12 </text:span></text:p>
          </draw:text-box>
        </draw:frame>
        <draw:path draw:style-name="gr52" draw:layer="layout" svg:width="1.047cm" svg:height="1.047cm" svg:x="107.108cm" svg:y="37.244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07.173cm" svg:y="37.354cm">
          <draw:text-box>
            <text:p text:style-name="P2"><text:span text:style-name="T1">13 </text:span></text:p>
          </draw:text-box>
        </draw:frame>
        <draw:line draw:style-name="gr21" draw:layer="layout" svg:x1="105.032cm" svg:y1="39.768cm" svg:x2="105.032cm" svg:y2="41.771cm">
          <text:p/>
        </draw:line>
        <draw:frame draw:style-name="gr53" draw:layer="layout" svg:width="2.004cm" svg:height="1.219cm" draw:transform="rotate (-1.5707963267949) translate (105.641cm 39.768cm)">
          <draw:text-box>
            <text:p/>
          </draw:text-box>
        </draw:frame>
        <draw:line draw:style-name="gr21" draw:layer="layout" svg:x1="102.83cm" svg:y1="41.244cm" svg:x2="104.598cm" svg:y2="39.539cm">
          <text:p/>
        </draw:line>
        <draw:frame draw:style-name="gr53" draw:layer="layout" svg:width="2.457cm" svg:height="1.219cm" draw:transform="rotate (0.767072206251508) translate (102.407cm 40.806cm)">
          <draw:text-box>
            <text:p/>
          </draw:text-box>
        </draw:frame>
        <draw:line draw:style-name="gr21" draw:layer="layout" svg:x1="107.258cm" svg:y1="41.093cm" svg:x2="105.43cm" svg:y2="39.585cm">
          <text:p/>
        </draw:line>
        <draw:frame draw:style-name="gr53" draw:layer="layout" svg:width="2.371cm" svg:height="1.219cm" draw:transform="rotate (2.45166400027643) translate (106.87cm 41.564cm)">
          <draw:text-box>
            <text:p/>
          </draw:text-box>
        </draw:frame>
        <draw:line draw:style-name="gr21" draw:layer="layout" svg:x1="107.237cm" svg:y1="38.113cm" svg:x2="105.501cm" svg:y2="39.009cm">
          <text:p/>
        </draw:line>
        <draw:frame draw:style-name="gr53" draw:layer="layout" svg:width="1.955cm" svg:height="1.219cm" draw:transform="rotate (-2.66476870194494) translate (107.517cm 38.654cm)">
          <draw:text-box>
            <text:p/>
          </draw:text-box>
        </draw:frame>
        <draw:line draw:style-name="gr21" draw:layer="layout" svg:x1="103.735cm" svg:y1="38.205cm" svg:x2="104.602cm" svg:y2="38.943cm">
          <text:p/>
        </draw:line>
        <draw:frame draw:style-name="gr53" draw:layer="layout" svg:width="1.139cm" svg:height="1.219cm" draw:transform="rotate (-0.705113017805709) translate (104.13cm 37.741cm)">
          <draw:text-box>
            <text:p/>
          </draw:text-box>
        </draw:frame>
        <draw:polygon draw:style-name="gr7" draw:layer="layout" svg:width="20.299cm" svg:height="0.299cm" svg:x="99.982cm" svg:y="64.62cm" svg:viewBox="0 0 20300 300" draw:points="20000,0 0,0 300,300 20300,300">
          <text:p/>
        </draw:polygon>
        <draw:polygon draw:style-name="gr7" draw:layer="layout" svg:width="0.299cm" svg:height="1.598cm" svg:x="119.982cm" svg:y="63.32cm" svg:viewBox="0 0 300 1599" draw:points="300,1599 0,1299 0,0 300,300">
          <text:p/>
        </draw:polygon>
        <draw:polygon draw:style-name="gr7" draw:layer="layout" svg:width="19.999cm" svg:height="1.298cm" svg:x="99.982cm" svg:y="63.32cm" svg:viewBox="0 0 20000 1299" draw:points="20000,1299 0,1299 0,0 20000,0">
          <text:p/>
        </draw:polygon>
        <draw:frame draw:style-name="gr54" draw:layer="layout" svg:width="20cm" svg:height="1.3cm" svg:x="99.982cm" svg:y="63.32cm">
          <draw:text-box>
            <text:p text:style-name="P2"><text:span text:style-name="T2">Domain Knowledge Discovery Procedure</text:span><text:span text:style-name="T4"> </text:span></text:p>
          </draw:text-box>
        </draw:frame>
        <draw:polygon draw:style-name="gr7" draw:layer="layout" svg:width="19.999cm" svg:height="17.698cm" svg:x="99.982cm" svg:y="44.342cm" svg:viewBox="0 0 20000 17699" draw:points="0,17699 20000,17699 20000,0 0,0">
          <text:p/>
        </draw:polygon>
        <draw:line draw:style-name="gr55" draw:layer="layout" svg:x1="104.982cm" svg:y1="44.356cm" svg:x2="104.982cm" svg:y2="62.037cm">
          <text:p/>
        </draw:line>
        <draw:line draw:style-name="gr55" draw:layer="layout" svg:x1="109.982cm" svg:y1="44.362cm" svg:x2="109.982cm" svg:y2="62.047cm">
          <text:p/>
        </draw:line>
        <draw:line draw:style-name="gr55" draw:layer="layout" svg:x1="114.682cm" svg:y1="44.353cm" svg:x2="114.682cm" svg:y2="62.042cm">
          <text:p/>
        </draw:line>
        <draw:polygon draw:style-name="gr40" draw:layer="layout" svg:width="0.634cm" svg:height="0.859cm" svg:x="103.964cm" svg:y="44.363cm" svg:viewBox="0 0 635 860" draw:points="0,860 635,860 635,0 0,0">
          <text:p/>
        </draw:polygon>
        <draw:frame draw:style-name="gr1" draw:layer="layout" svg:width="0.635cm" svg:height="0.861cm" svg:x="103.964cm" svg:y="44.363cm">
          <draw:object-ole draw:class-id="00000000-0000-0000-0000-000000000000" xlink:href="./Object 30" xlink:type="simple" xlink:show="embed" xlink:actuate="onLoad"/>
          <draw:image xlink:href="./ObjectReplacements/Object 30" xlink:type="simple" xlink:show="embed" xlink:actuate="onLoad"/>
        </draw:frame>
        <draw:polygon draw:style-name="gr40" draw:layer="layout" svg:width="0.703cm" svg:height="0.859cm" svg:x="108.977cm" svg:y="44.363cm" svg:viewBox="0 0 704 860" draw:points="0,860 704,860 704,0 0,0">
          <text:p/>
        </draw:polygon>
        <draw:frame draw:style-name="gr1" draw:layer="layout" svg:width="0.705cm" svg:height="0.861cm" svg:x="108.977cm" svg:y="44.363cm">
          <draw:object-ole draw:class-id="00000000-0000-0000-0000-000000000000" xlink:href="./Object 31" xlink:type="simple" xlink:show="embed" xlink:actuate="onLoad"/>
          <draw:image xlink:href="./ObjectReplacements/Object 31" xlink:type="simple" xlink:show="embed" xlink:actuate="onLoad"/>
        </draw:frame>
        <draw:polygon draw:style-name="gr40" draw:layer="layout" svg:width="0.738cm" svg:height="0.859cm" svg:x="118.742cm" svg:y="44.49cm" svg:viewBox="0 0 739 860" draw:points="0,860 739,860 739,0 0,0">
          <text:p/>
        </draw:polygon>
        <draw:frame draw:style-name="gr1" draw:layer="layout" svg:width="0.74cm" svg:height="0.861cm" svg:x="118.742cm" svg:y="44.49cm">
          <draw:object-ole draw:class-id="00000000-0000-0000-0000-000000000000" xlink:href="./Object 32" xlink:type="simple" xlink:show="embed" xlink:actuate="onLoad"/>
          <draw:image xlink:href="./ObjectReplacements/Object 32" xlink:type="simple" xlink:show="embed" xlink:actuate="onLoad"/>
        </draw:frame>
        <draw:polygon draw:style-name="gr7" draw:layer="layout" svg:width="1.598cm" svg:height="0.932cm" svg:x="101.982cm" svg:y="62.267cm" svg:viewBox="0 0 1599 933" draw:points="799,933 1599,513 1071,513 1071,0 528,0 528,513 0,513">
          <text:p/>
        </draw:polygon>
        <draw:polygon draw:style-name="gr7" draw:layer="layout" svg:width="1.598cm" svg:height="0.932cm" svg:x="106.782cm" svg:y="62.287cm" svg:viewBox="0 0 1599 933" draw:points="799,933 1599,513 1071,513 1071,0 528,0 528,513 0,513">
          <text:p/>
        </draw:polygon>
        <draw:polygon draw:style-name="gr7" draw:layer="layout" svg:width="1.598cm" svg:height="0.932cm" svg:x="116.682cm" svg:y="62.32cm" svg:viewBox="0 0 1599 933" draw:points="799,933 1599,513 1071,513 1071,0 528,0 528,513 0,513">
          <text:p/>
        </draw:polygon>
        <draw:polygon draw:style-name="gr7" draw:layer="layout" svg:width="1.598cm" svg:height="0.932cm" svg:x="109.882cm" svg:y="65.02cm" svg:viewBox="0 0 1599 933" draw:points="799,933 1599,513 1071,513 1071,0 528,0 528,513 0,513">
          <text:p/>
        </draw:polygon>
        <draw:polygon draw:style-name="gr40" draw:layer="layout" svg:width="1.949cm" svg:height="0.96cm" svg:x="111.307cm" svg:y="50.842cm" svg:viewBox="0 0 1950 961" draw:points="0,961 1950,961 1950,0 0,0">
          <text:p/>
        </draw:polygon>
        <draw:frame draw:style-name="gr56" draw:layer="layout" svg:width="1.95cm" svg:height="1.456cm" svg:x="111.307cm" svg:y="50.596cm">
          <draw:text-box>
            <text:p text:style-name="P2"><text:span text:style-name="T5">...</text:span><text:span text:style-name="T6"> </text:span></text:p>
          </draw:text-box>
        </draw:frame>
        <draw:polygon draw:style-name="gr7" draw:layer="layout" svg:width="1.844cm" svg:height="1.74cm" svg:x="100.287cm" svg:y="45.501cm" svg:viewBox="0 0 1845 1741" draw:points="0,1741 1845,1741 1845,0 0,0">
          <text:p/>
        </draw:polygon>
        <draw:polygon draw:style-name="gr7" draw:layer="layout" svg:width="1.846cm" svg:height="1.742cm" svg:x="102.735cm" svg:y="46.099cm" svg:viewBox="0 0 1847 1743" draw:points="0,1743 1847,1743 1847,0 0,0">
          <text:p/>
        </draw:polygon>
        <draw:polygon draw:style-name="gr8" draw:layer="layout" svg:width="4.194cm" svg:height="4.053cm" svg:x="100.287cm" svg:y="48.054cm" svg:viewBox="0 0 4195 4054" draw:points="0,4054 4195,4054 4195,0 0,0">
          <text:p/>
        </draw:polygon>
        <draw:polygon draw:style-name="gr8" draw:layer="layout" svg:width="2.094cm" svg:height="1.899cm" svg:x="102.035cm" svg:y="52.293cm" svg:viewBox="0 0 2095 1900" draw:points="0,1900 2095,1900 2095,0 0,0">
          <text:p/>
        </draw:polygon>
        <draw:polygon draw:style-name="gr8" draw:layer="layout" svg:width="2.094cm" svg:height="5.799cm" svg:x="100.487cm" svg:y="54.442cm" svg:viewBox="0 0 2095 5800" draw:points="0,5800 2095,5800 2095,0 0,0">
          <text:p/>
        </draw:polygon>
        <draw:path draw:style-name="gr57" draw:layer="layout" svg:width="1.047cm" svg:height="1.047cm" svg:x="100.782cm" svg:y="50.817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00.848cm" svg:y="50.926cm">
          <draw:text-box>
            <text:p text:style-name="P2"><text:span text:style-name="T1">9 </text:span></text:p>
          </draw:text-box>
        </draw:frame>
        <draw:path draw:style-name="gr58" draw:layer="layout" svg:width="1.047cm" svg:height="1.047cm" svg:x="102.434cm" svg:y="48.495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02.5cm" svg:y="48.605cm">
          <draw:text-box>
            <text:p text:style-name="P2"><text:span text:style-name="T1">10 </text:span></text:p>
          </draw:text-box>
        </draw:frame>
        <draw:line draw:style-name="gr59" draw:layer="layout" svg:x1="102.659cm" svg:y1="49.449cm" svg:x2="101.589cm" svg:y2="50.899cm">
          <text:p/>
        </draw:line>
        <draw:path draw:style-name="gr60" draw:layer="layout" svg:width="1.047cm" svg:height="1.047cm" svg:x="100.611cm" svg:y="45.918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00.676cm" svg:y="46.029cm">
          <draw:text-box>
            <text:p text:style-name="P2"><text:span text:style-name="T1">12 </text:span></text:p>
          </draw:text-box>
        </draw:frame>
        <draw:path draw:style-name="gr61" draw:layer="layout" svg:width="1.047cm" svg:height="1.047cm" svg:x="103.058cm" svg:y="46.518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03.123cm" svg:y="46.628cm">
          <draw:text-box>
            <text:p text:style-name="P2"><text:span text:style-name="T1">15 </text:span></text:p>
          </draw:text-box>
        </draw:frame>
        <draw:path draw:style-name="gr62" draw:layer="layout" svg:width="1.047cm" svg:height="1.047cm" svg:x="102.329cm" svg:y="52.968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02.395cm" svg:y="53.079cm">
          <draw:text-box>
            <text:p text:style-name="P2"><text:span text:style-name="T1">6 </text:span></text:p>
          </draw:text-box>
        </draw:frame>
        <draw:path draw:style-name="gr63" draw:layer="layout" svg:width="1.047cm" svg:height="1.047cm" svg:x="100.858cm" svg:y="55.243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00.924cm" svg:y="55.353cm">
          <draw:text-box>
            <text:p text:style-name="P2"><text:span text:style-name="T1">1 </text:span></text:p>
          </draw:text-box>
        </draw:frame>
        <draw:path draw:style-name="gr64" draw:layer="layout" svg:width="1.047cm" svg:height="1.047cm" svg:x="100.858cm" svg:y="58.819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00.924cm" svg:y="58.928cm">
          <draw:text-box>
            <text:p text:style-name="P2"><text:span text:style-name="T1">5 </text:span></text:p>
          </draw:text-box>
        </draw:frame>
        <draw:line draw:style-name="gr21" draw:layer="layout" svg:x1="101.382cm" svg:y1="56.291cm" svg:x2="101.382cm" svg:y2="58.818cm">
          <text:p/>
        </draw:line>
        <draw:polygon draw:style-name="gr8" draw:layer="layout" svg:width="1.948cm" svg:height="1.899cm" svg:x="102.732cm" svg:y="58.092cm" svg:viewBox="0 0 1949 1900" draw:points="0,1900 1949,1900 1949,0 0,0">
          <text:p/>
        </draw:polygon>
        <draw:path draw:style-name="gr65" draw:layer="layout" svg:width="1.047cm" svg:height="1.047cm" svg:x="102.882cm" svg:y="58.719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02.947cm" svg:y="58.829cm">
          <draw:text-box>
            <text:p text:style-name="P2"><text:span text:style-name="T1">8 </text:span></text:p>
          </draw:text-box>
        </draw:frame>
        <draw:polygon draw:style-name="gr66" draw:layer="layout" svg:width="0.562cm" svg:height="0.915cm" svg:x="101.55cm" svg:y="45.293cm" svg:viewBox="0 0 563 916" draw:points="0,916 563,916 563,0 0,0">
          <text:p/>
        </draw:polygon>
        <draw:frame draw:style-name="gr1" draw:layer="layout" svg:width="0.564cm" svg:height="0.917cm" svg:x="101.55cm" svg:y="45.293cm">
          <draw:object-ole draw:class-id="00000000-0000-0000-0000-000000000000" xlink:href="./Object 33" xlink:type="simple" xlink:show="embed" xlink:actuate="onLoad"/>
          <draw:image xlink:href="./ObjectReplacements/Object 33" xlink:type="simple" xlink:show="embed" xlink:actuate="onLoad"/>
        </draw:frame>
        <draw:polygon draw:style-name="gr66" draw:layer="layout" svg:width="0.634cm" svg:height="0.915cm" svg:x="103.982cm" svg:y="45.926cm" svg:viewBox="0 0 635 916" draw:points="0,916 635,916 635,0 0,0">
          <text:p/>
        </draw:polygon>
        <draw:frame draw:style-name="gr1" draw:layer="layout" svg:width="0.635cm" svg:height="0.917cm" svg:x="103.982cm" svg:y="45.926cm">
          <draw:object-ole draw:class-id="00000000-0000-0000-0000-000000000000" xlink:href="./Object 34" xlink:type="simple" xlink:show="embed" xlink:actuate="onLoad"/>
          <draw:image xlink:href="./ObjectReplacements/Object 34" xlink:type="simple" xlink:show="embed" xlink:actuate="onLoad"/>
        </draw:frame>
        <draw:polygon draw:style-name="gr27" draw:layer="layout" svg:width="0.597cm" svg:height="0.915cm" svg:x="103.782cm" svg:y="48.125cm" svg:viewBox="0 0 598 916" draw:points="0,916 598,916 598,0 0,0">
          <text:p/>
        </draw:polygon>
        <draw:frame draw:style-name="gr1" draw:layer="layout" svg:width="0.599cm" svg:height="0.917cm" svg:x="103.782cm" svg:y="48.125cm">
          <draw:object-ole draw:class-id="00000000-0000-0000-0000-000000000000" xlink:href="./Object 35" xlink:type="simple" xlink:show="embed" xlink:actuate="onLoad"/>
          <draw:image xlink:href="./ObjectReplacements/Object 35" xlink:type="simple" xlink:show="embed" xlink:actuate="onLoad"/>
        </draw:frame>
        <draw:polygon draw:style-name="gr27" draw:layer="layout" svg:width="0.634cm" svg:height="0.915cm" svg:x="103.379cm" svg:y="52.334cm" svg:viewBox="0 0 635 916" draw:points="0,916 635,916 635,0 0,0">
          <text:p/>
        </draw:polygon>
        <draw:frame draw:style-name="gr1" draw:layer="layout" svg:width="0.635cm" svg:height="0.917cm" svg:x="103.379cm" svg:y="52.334cm">
          <draw:object-ole draw:class-id="00000000-0000-0000-0000-000000000000" xlink:href="./Object 36" xlink:type="simple" xlink:show="embed" xlink:actuate="onLoad"/>
          <draw:image xlink:href="./ObjectReplacements/Object 36" xlink:type="simple" xlink:show="embed" xlink:actuate="onLoad"/>
        </draw:frame>
        <draw:polygon draw:style-name="gr27" draw:layer="layout" svg:width="0.597cm" svg:height="0.915cm" svg:x="101.933cm" svg:y="54.593cm" svg:viewBox="0 0 598 916" draw:points="0,916 598,916 598,0 0,0">
          <text:p/>
        </draw:polygon>
        <draw:frame draw:style-name="gr1" draw:layer="layout" svg:width="0.599cm" svg:height="0.917cm" svg:x="101.933cm" svg:y="54.593cm">
          <draw:object-ole draw:class-id="00000000-0000-0000-0000-000000000000" xlink:href="./Object 37" xlink:type="simple" xlink:show="embed" xlink:actuate="onLoad"/>
          <draw:image xlink:href="./ObjectReplacements/Object 37" xlink:type="simple" xlink:show="embed" xlink:actuate="onLoad"/>
        </draw:frame>
        <draw:polygon draw:style-name="gr27" draw:layer="layout" svg:width="0.597cm" svg:height="0.915cm" svg:x="103.933cm" svg:y="58.175cm" svg:viewBox="0 0 598 916" draw:points="0,916 598,916 598,0 0,0">
          <text:p/>
        </draw:polygon>
        <draw:frame draw:style-name="gr1" draw:layer="layout" svg:width="0.599cm" svg:height="0.917cm" svg:x="103.933cm" svg:y="58.175cm">
          <draw:object-ole draw:class-id="00000000-0000-0000-0000-000000000000" xlink:href="./Object 38" xlink:type="simple" xlink:show="embed" xlink:actuate="onLoad"/>
          <draw:image xlink:href="./ObjectReplacements/Object 38" xlink:type="simple" xlink:show="embed" xlink:actuate="onLoad"/>
        </draw:frame>
        <draw:polygon draw:style-name="gr8" draw:layer="layout" svg:width="4.094cm" svg:height="3.864cm" svg:x="105.435cm" svg:y="51.977cm" svg:viewBox="0 0 4095 3865" draw:points="0,3865 4095,3865 4095,0 0,0">
          <text:p/>
        </draw:polygon>
        <draw:polygon draw:style-name="gr8" draw:layer="layout" svg:width="4.094cm" svg:height="3.864cm" svg:x="105.435cm" svg:y="45.243cm" svg:viewBox="0 0 4095 3865" draw:points="0,3865 4095,3865 4095,0 0,0">
          <text:p/>
        </draw:polygon>
        <draw:polygon draw:style-name="gr8" draw:layer="layout" svg:width="4.094cm" svg:height="3.864cm" svg:x="115.282cm" svg:y="51.977cm" svg:viewBox="0 0 4095 3865" draw:points="0,3865 4095,3865 4095,0 0,0">
          <text:p/>
        </draw:polygon>
        <draw:polygon draw:style-name="gr7" draw:layer="layout" svg:width="1.946cm" svg:height="1.837cm" svg:x="105.435cm" svg:y="49.463cm" svg:viewBox="0 0 1947 1838" draw:points="0,1838 1947,1838 1947,0 0,0">
          <text:p/>
        </draw:polygon>
        <draw:polygon draw:style-name="gr7" draw:layer="layout" svg:width="1.896cm" svg:height="2.073cm" svg:x="107.685cm" svg:y="49.544cm" svg:viewBox="0 0 1897 2074" draw:points="0,2074 1897,2074 1897,0 0,0">
          <text:p/>
        </draw:polygon>
        <draw:polygon draw:style-name="gr7" draw:layer="layout" svg:width="1.998cm" svg:height="1.9cm" svg:x="115.182cm" svg:y="49.682cm" svg:viewBox="0 0 1999 1901" draw:points="0,1901 1999,1901 1999,0 0,0">
          <text:p/>
        </draw:polygon>
        <draw:polygon draw:style-name="gr8" draw:layer="layout" svg:width="1.998cm" svg:height="5.398cm" svg:x="115.182cm" svg:y="56.442cm" svg:viewBox="0 0 1999 5399" draw:points="0,5399 1999,5399 1999,0 0,0">
          <text:p/>
        </draw:polygon>
        <draw:polygon draw:style-name="gr8" draw:layer="layout" svg:width="1.918cm" svg:height="5.398cm" svg:x="117.662cm" svg:y="56.442cm" svg:viewBox="0 0 1919 5399" draw:points="0,5399 1919,5399 1919,0 0,0">
          <text:p/>
        </draw:polygon>
        <draw:polygon draw:style-name="gr8" draw:layer="layout" svg:width="2.062cm" svg:height="5.498cm" svg:x="107.75cm" svg:y="56.042cm" svg:viewBox="0 0 2063 5499" draw:points="0,5499 2063,5499 2063,0 0,0">
          <text:p/>
        </draw:polygon>
        <draw:path draw:style-name="gr67" draw:layer="layout" svg:width="1.047cm" svg:height="1.047cm" svg:x="115.682cm" svg:y="54.495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15.747cm" svg:y="54.605cm">
          <draw:text-box>
            <text:p text:style-name="P2"><text:span text:style-name="T1">5 </text:span></text:p>
          </draw:text-box>
        </draw:frame>
        <draw:path draw:style-name="gr68" draw:layer="layout" svg:width="1.047cm" svg:height="1.047cm" svg:x="118.134cm" svg:y="52.218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18.2cm" svg:y="52.328cm">
          <draw:text-box>
            <text:p text:style-name="P2"><text:span text:style-name="T1">4 </text:span></text:p>
          </draw:text-box>
        </draw:frame>
        <draw:path draw:style-name="gr69" draw:layer="layout" svg:width="1.047cm" svg:height="1.047cm" svg:x="118.134cm" svg:y="54.495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18.2cm" svg:y="54.605cm">
          <draw:text-box>
            <text:p text:style-name="P2"><text:span text:style-name="T1">8 </text:span></text:p>
          </draw:text-box>
        </draw:frame>
        <draw:line draw:style-name="gr70" draw:layer="layout" svg:x1="116.73cm" svg:y1="55.019cm" svg:x2="118.133cm" svg:y2="55.019cm">
          <text:p/>
        </draw:line>
        <draw:line draw:style-name="gr21" draw:layer="layout" svg:x1="118.658cm" svg:y1="54.493cm" svg:x2="118.658cm" svg:y2="53.266cm">
          <text:p/>
        </draw:line>
        <draw:path draw:style-name="gr71" draw:layer="layout" svg:width="1.047cm" svg:height="1.047cm" svg:x="108.05cm" svg:y="59.995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08.115cm" svg:y="60.104cm">
          <draw:text-box>
            <text:p text:style-name="P2"><text:span text:style-name="T1">4 </text:span></text:p>
          </draw:text-box>
        </draw:frame>
        <draw:path draw:style-name="gr72" draw:layer="layout" svg:width="1.047cm" svg:height="1.047cm" svg:x="108.093cm" svg:y="56.618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08.158cm" svg:y="56.729cm">
          <draw:text-box>
            <text:p text:style-name="P2"><text:span text:style-name="T1">3 </text:span></text:p>
          </draw:text-box>
        </draw:frame>
        <draw:line draw:style-name="gr73" draw:layer="layout" svg:x1="108.617cm" svg:y1="57.666cm" svg:x2="108.574cm" svg:y2="59.993cm">
          <text:p/>
        </draw:line>
        <draw:path draw:style-name="gr74" draw:layer="layout" svg:width="1.047cm" svg:height="1.047cm" svg:x="115.432cm" svg:y="56.783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15.498cm" svg:y="56.893cm">
          <draw:text-box>
            <text:p text:style-name="P2"><text:span text:style-name="T1">1 </text:span></text:p>
          </draw:text-box>
        </draw:frame>
        <draw:path draw:style-name="gr75" draw:layer="layout" svg:width="1.047cm" svg:height="1.047cm" svg:x="115.384cm" svg:y="60.343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15.45cm" svg:y="60.452cm">
          <draw:text-box>
            <text:p text:style-name="P2"><text:span text:style-name="T1">4 </text:span></text:p>
          </draw:text-box>
        </draw:frame>
        <draw:line draw:style-name="gr76" draw:layer="layout" svg:x1="115.956cm" svg:y1="57.831cm" svg:x2="115.908cm" svg:y2="60.343cm">
          <text:p/>
        </draw:line>
        <draw:path draw:style-name="gr77" draw:layer="layout" svg:width="1.047cm" svg:height="1.047cm" svg:x="117.858cm" svg:y="56.783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17.924cm" svg:y="56.893cm">
          <draw:text-box>
            <text:p text:style-name="P2"><text:span text:style-name="T1">2 </text:span></text:p>
          </draw:text-box>
        </draw:frame>
        <draw:path draw:style-name="gr78" draw:layer="layout" svg:width="1.047cm" svg:height="1.047cm" svg:x="117.834cm" svg:y="60.343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17.899cm" svg:y="60.452cm">
          <draw:text-box>
            <text:p text:style-name="P2"><text:span text:style-name="T1">3 </text:span></text:p>
          </draw:text-box>
        </draw:frame>
        <draw:line draw:style-name="gr79" draw:layer="layout" svg:x1="118.382cm" svg:y1="57.831cm" svg:x2="118.358cm" svg:y2="60.343cm">
          <text:p/>
        </draw:line>
        <draw:path draw:style-name="gr80" draw:layer="layout" svg:width="1.047cm" svg:height="1.047cm" svg:x="105.796cm" svg:y="47.657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05.862cm" svg:y="47.766cm">
          <draw:text-box>
            <text:p text:style-name="P2"><text:span text:style-name="T1">1 </text:span></text:p>
          </draw:text-box>
        </draw:frame>
        <draw:path draw:style-name="gr81" draw:layer="layout" svg:width="1.047cm" svg:height="1.047cm" svg:x="108.234cm" svg:y="46.254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08.299cm" svg:y="46.365cm">
          <draw:text-box>
            <text:p text:style-name="P2"><text:span text:style-name="T1">2 </text:span></text:p>
          </draw:text-box>
        </draw:frame>
        <draw:line draw:style-name="gr82" draw:layer="layout" svg:x1="108.241cm" svg:y1="47.042cm" svg:x2="106.753cm" svg:y2="47.885cm">
          <text:p/>
        </draw:line>
        <draw:path draw:style-name="gr83" draw:layer="layout" svg:width="1.047cm" svg:height="1.047cm" svg:x="108.034cm" svg:y="53.019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08.1cm" svg:y="53.129cm">
          <draw:text-box>
            <text:p text:style-name="P2"><text:span text:style-name="T1">4 </text:span></text:p>
          </draw:text-box>
        </draw:frame>
        <draw:path draw:style-name="gr84" draw:layer="layout" svg:width="1.047cm" svg:height="1.047cm" svg:x="105.982cm" svg:y="54.419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06.047cm" svg:y="54.529cm">
          <draw:text-box>
            <text:p text:style-name="P2"><text:span text:style-name="T1">8 </text:span></text:p>
          </draw:text-box>
        </draw:frame>
        <draw:line draw:style-name="gr21" draw:layer="layout" svg:x1="106.875cm" svg:y1="54.57cm" svg:x2="108.112cm" svg:y2="53.819cm">
          <text:p/>
        </draw:line>
        <draw:polygon draw:style-name="gr7" draw:layer="layout" svg:width="1.953cm" svg:height="5.398cm" svg:x="117.477cm" svg:y="46.184cm" svg:viewBox="0 0 1954 5399" draw:points="0,5399 1954,5399 1954,0 0,0">
          <text:p/>
        </draw:polygon>
        <draw:polygon draw:style-name="gr7" draw:layer="layout" svg:width="2.021cm" svg:height="1.908cm" svg:x="105.382cm" svg:y="56.618cm" svg:viewBox="0 0 2022 1909" draw:points="0,1909 2022,1909 2022,0 0,0">
          <text:p/>
        </draw:polygon>
        <draw:polygon draw:style-name="gr8" draw:layer="layout" svg:width="1.999cm" svg:height="2.14cm" svg:x="105.332cm" svg:y="59.043cm" svg:viewBox="0 0 2000 2141" draw:points="0,2141 2000,2141 2000,0 0,0">
          <text:p/>
        </draw:polygon>
        <draw:path draw:style-name="gr85" draw:layer="layout" svg:width="1.047cm" svg:height="1.047cm" svg:x="117.858cm" svg:y="50.057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17.924cm" svg:y="50.166cm">
          <draw:text-box>
            <text:p text:style-name="P2"><text:span text:style-name="T1">14 </text:span></text:p>
          </draw:text-box>
        </draw:frame>
        <draw:path draw:style-name="gr86" draw:layer="layout" svg:width="1.047cm" svg:height="1.047cm" svg:x="117.801cm" svg:y="48.36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17.866cm" svg:y="48.47cm">
          <draw:text-box>
            <text:p text:style-name="P2"><text:span text:style-name="T1">13 </text:span></text:p>
          </draw:text-box>
        </draw:frame>
        <draw:line draw:style-name="gr21" draw:layer="layout" svg:x1="118.325cm" svg:y1="49.408cm" svg:x2="118.382cm" svg:y2="50.056cm">
          <text:p/>
        </draw:line>
        <draw:frame draw:style-name="gr53" draw:layer="layout" svg:width="0.651cm" svg:height="1.219cm" draw:transform="rotate (-1.48230813371878) translate (118.932cm 49.354cm)">
          <draw:text-box>
            <text:p/>
          </draw:text-box>
        </draw:frame>
        <draw:path draw:style-name="gr87" draw:layer="layout" svg:width="1.047cm" svg:height="1.047cm" svg:x="117.682cm" svg:y="46.744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17.747cm" svg:y="46.854cm">
          <draw:text-box>
            <text:p text:style-name="P2"><text:span text:style-name="T1">12 </text:span></text:p>
          </draw:text-box>
        </draw:frame>
        <draw:line draw:style-name="gr21" draw:layer="layout" svg:x1="118.206cm" svg:y1="47.792cm" svg:x2="118.324cm" svg:y2="48.36cm">
          <text:p/>
        </draw:line>
        <draw:frame draw:style-name="gr53" draw:layer="layout" svg:width="0.58cm" svg:height="1.219cm" draw:transform="rotate (-1.36502200798476) translate (118.802cm 47.668cm)">
          <draw:text-box>
            <text:p/>
          </draw:text-box>
        </draw:frame>
        <draw:path draw:style-name="gr88" draw:layer="layout" svg:width="1.047cm" svg:height="1.047cm" svg:x="115.482cm" svg:y="50.295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15.548cm" svg:y="50.404cm">
          <draw:text-box>
            <text:p text:style-name="P2"><text:span text:style-name="T1">9 </text:span></text:p>
          </draw:text-box>
        </draw:frame>
        <draw:polygon draw:style-name="gr7" draw:layer="layout" svg:width="2.144cm" svg:height="1.969cm" svg:x="114.987cm" svg:y="47.392cm" svg:viewBox="0 0 2145 1970" draw:points="0,1970 2145,1970 2145,0 0,0">
          <text:p/>
        </draw:polygon>
        <draw:path draw:style-name="gr89" draw:layer="layout" svg:width="1.047cm" svg:height="1.047cm" svg:x="115.386cm" svg:y="47.968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15.451cm" svg:y="48.079cm">
          <draw:text-box>
            <text:p text:style-name="P2"><text:span text:style-name="T1">14 </text:span></text:p>
          </draw:text-box>
        </draw:frame>
        <draw:polygon draw:style-name="gr7" draw:layer="layout" svg:width="2.003cm" svg:height="1.88cm" svg:x="114.979cm" svg:y="45.152cm" svg:viewBox="0 0 2004 1881" draw:points="0,1881 2004,1881 2004,0 0,0">
          <text:p/>
        </draw:polygon>
        <draw:path draw:style-name="gr90" draw:layer="layout" svg:width="1.047cm" svg:height="1.047cm" svg:x="115.3cm" svg:y="45.768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15.366cm" svg:y="45.878cm">
          <draw:text-box>
            <text:p text:style-name="P2"><text:span text:style-name="T1">17 </text:span></text:p>
          </draw:text-box>
        </draw:frame>
        <draw:path draw:style-name="gr91" draw:layer="layout" svg:width="1.047cm" svg:height="1.047cm" svg:x="105.582cm" svg:y="57.293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05.647cm" svg:y="57.402cm">
          <draw:text-box>
            <text:p text:style-name="P2"><text:span text:style-name="T1">10 </text:span></text:p>
          </draw:text-box>
        </draw:frame>
        <draw:path draw:style-name="gr92" draw:layer="layout" svg:width="1.047cm" svg:height="1.047cm" svg:x="107.982cm" svg:y="50.343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08.047cm" svg:y="50.452cm">
          <draw:text-box>
            <text:p text:style-name="P2"><text:span text:style-name="T1">12 </text:span></text:p>
          </draw:text-box>
        </draw:frame>
        <draw:path draw:style-name="gr93" draw:layer="layout" svg:width="1.047cm" svg:height="1.047cm" svg:x="105.658cm" svg:y="50.119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05.723cm" svg:y="50.228cm">
          <draw:text-box>
            <text:p text:style-name="P2"><text:span text:style-name="T1">9 </text:span></text:p>
          </draw:text-box>
        </draw:frame>
        <draw:path draw:style-name="gr94" draw:layer="layout" svg:width="1.047cm" svg:height="1.047cm" svg:x="105.558cm" svg:y="59.918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0" draw:layer="layout" svg:width="0.917cm" svg:height="0.829cm" svg:x="105.624cm" svg:y="60.028cm">
          <draw:text-box>
            <text:p text:style-name="P2"><text:span text:style-name="T1">2 </text:span></text:p>
          </draw:text-box>
        </draw:frame>
        <draw:polygon draw:style-name="gr40" draw:layer="layout" svg:width="0.634cm" svg:height="0.915cm" svg:x="106.682cm" svg:y="49.484cm" svg:viewBox="0 0 635 916" draw:points="0,916 635,916 635,0 0,0">
          <text:p/>
        </draw:polygon>
        <draw:frame draw:style-name="gr1" draw:layer="layout" svg:width="0.635cm" svg:height="0.917cm" svg:x="106.682cm" svg:y="49.484cm">
          <draw:object-ole draw:class-id="00000000-0000-0000-0000-000000000000" xlink:href="./Object 39" xlink:type="simple" xlink:show="embed" xlink:actuate="onLoad"/>
          <draw:image xlink:href="./ObjectReplacements/Object 39" xlink:type="simple" xlink:show="embed" xlink:actuate="onLoad"/>
        </draw:frame>
        <draw:polygon draw:style-name="gr27" draw:layer="layout" svg:width="0.634cm" svg:height="0.915cm" svg:x="109.148cm" svg:y="56.092cm" svg:viewBox="0 0 635 916" draw:points="0,916 635,916 635,0 0,0">
          <text:p/>
        </draw:polygon>
        <draw:frame draw:style-name="gr1" draw:layer="layout" svg:width="0.635cm" svg:height="0.917cm" svg:x="109.148cm" svg:y="56.092cm">
          <draw:object-ole draw:class-id="00000000-0000-0000-0000-000000000000" xlink:href="./Object 40" xlink:type="simple" xlink:show="embed" xlink:actuate="onLoad"/>
          <draw:image xlink:href="./ObjectReplacements/Object 40" xlink:type="simple" xlink:show="embed" xlink:actuate="onLoad"/>
        </draw:frame>
        <draw:polygon draw:style-name="gr40" draw:layer="layout" svg:width="0.634cm" svg:height="0.915cm" svg:x="106.647cm" svg:y="56.684cm" svg:viewBox="0 0 635 916" draw:points="0,916 635,916 635,0 0,0">
          <text:p/>
        </draw:polygon>
        <draw:frame draw:style-name="gr1" draw:layer="layout" svg:width="0.635cm" svg:height="0.917cm" svg:x="106.647cm" svg:y="56.684cm">
          <draw:object-ole draw:class-id="00000000-0000-0000-0000-000000000000" xlink:href="./Object 41" xlink:type="simple" xlink:show="embed" xlink:actuate="onLoad"/>
          <draw:image xlink:href="./ObjectReplacements/Object 41" xlink:type="simple" xlink:show="embed" xlink:actuate="onLoad"/>
        </draw:frame>
        <draw:polygon draw:style-name="gr40" draw:layer="layout" svg:width="0.634cm" svg:height="0.915cm" svg:x="108.932cm" svg:y="49.582cm" svg:viewBox="0 0 635 916" draw:points="0,916 635,916 635,0 0,0">
          <text:p/>
        </draw:polygon>
        <draw:frame draw:style-name="gr1" draw:layer="layout" svg:width="0.635cm" svg:height="0.917cm" svg:x="108.932cm" svg:y="49.582cm">
          <draw:object-ole draw:class-id="00000000-0000-0000-0000-000000000000" xlink:href="./Object 42" xlink:type="simple" xlink:show="embed" xlink:actuate="onLoad"/>
          <draw:image xlink:href="./ObjectReplacements/Object 42" xlink:type="simple" xlink:show="embed" xlink:actuate="onLoad"/>
        </draw:frame>
        <draw:polygon draw:style-name="gr27" draw:layer="layout" svg:width="0.634cm" svg:height="0.915cm" svg:x="106.532cm" svg:y="59.092cm" svg:viewBox="0 0 635 916" draw:points="0,916 635,916 635,0 0,0">
          <text:p/>
        </draw:polygon>
        <draw:frame draw:style-name="gr1" draw:layer="layout" svg:width="0.635cm" svg:height="0.917cm" svg:x="106.532cm" svg:y="59.092cm">
          <draw:object-ole draw:class-id="00000000-0000-0000-0000-000000000000" xlink:href="./Object 43" xlink:type="simple" xlink:show="embed" xlink:actuate="onLoad"/>
          <draw:image xlink:href="./ObjectReplacements/Object 43" xlink:type="simple" xlink:show="embed" xlink:actuate="onLoad"/>
        </draw:frame>
        <draw:polygon draw:style-name="gr27" draw:layer="layout" svg:width="0.634cm" svg:height="0.915cm" svg:x="108.842cm" svg:y="52.026cm" svg:viewBox="0 0 635 916" draw:points="0,916 635,916 635,0 0,0">
          <text:p/>
        </draw:polygon>
        <draw:frame draw:style-name="gr1" draw:layer="layout" svg:width="0.635cm" svg:height="0.917cm" svg:x="108.842cm" svg:y="52.026cm">
          <draw:object-ole draw:class-id="00000000-0000-0000-0000-000000000000" xlink:href="./Object 44" xlink:type="simple" xlink:show="embed" xlink:actuate="onLoad"/>
          <draw:image xlink:href="./ObjectReplacements/Object 44" xlink:type="simple" xlink:show="embed" xlink:actuate="onLoad"/>
        </draw:frame>
        <draw:polygon draw:style-name="gr27" draw:layer="layout" svg:width="0.634cm" svg:height="0.915cm" svg:x="108.827cm" svg:y="45.285cm" svg:viewBox="0 0 635 916" draw:points="0,916 635,916 635,0 0,0">
          <text:p/>
        </draw:polygon>
        <draw:frame draw:style-name="gr1" draw:layer="layout" svg:width="0.635cm" svg:height="0.917cm" svg:x="108.827cm" svg:y="45.285cm">
          <draw:object-ole draw:class-id="00000000-0000-0000-0000-000000000000" xlink:href="./Object 45" xlink:type="simple" xlink:show="embed" xlink:actuate="onLoad"/>
          <draw:image xlink:href="./ObjectReplacements/Object 45" xlink:type="simple" xlink:show="embed" xlink:actuate="onLoad"/>
        </draw:frame>
        <draw:polygon draw:style-name="gr27" draw:layer="layout" svg:width="0.634cm" svg:height="0.915cm" svg:x="115.432cm" svg:y="52.034cm" svg:viewBox="0 0 635 916" draw:points="0,916 635,916 635,0 0,0">
          <text:p/>
        </draw:polygon>
        <draw:frame draw:style-name="gr1" draw:layer="layout" svg:width="0.635cm" svg:height="0.917cm" svg:x="115.432cm" svg:y="52.034cm">
          <draw:object-ole draw:class-id="00000000-0000-0000-0000-000000000000" xlink:href="./Object 46" xlink:type="simple" xlink:show="embed" xlink:actuate="onLoad"/>
          <draw:image xlink:href="./ObjectReplacements/Object 46" xlink:type="simple" xlink:show="embed" xlink:actuate="onLoad"/>
        </draw:frame>
        <draw:polygon draw:style-name="gr27" draw:layer="layout" svg:width="0.634cm" svg:height="0.915cm" svg:x="118.945cm" svg:y="56.462cm" svg:viewBox="0 0 635 916" draw:points="0,916 635,916 635,0 0,0">
          <text:p/>
        </draw:polygon>
        <draw:frame draw:style-name="gr1" draw:layer="layout" svg:width="0.635cm" svg:height="0.917cm" svg:x="118.945cm" svg:y="56.462cm">
          <draw:object-ole draw:class-id="00000000-0000-0000-0000-000000000000" xlink:href="./Object 47" xlink:type="simple" xlink:show="embed" xlink:actuate="onLoad"/>
          <draw:image xlink:href="./ObjectReplacements/Object 47" xlink:type="simple" xlink:show="embed" xlink:actuate="onLoad"/>
        </draw:frame>
        <draw:polygon draw:style-name="gr27" draw:layer="layout" svg:width="0.634cm" svg:height="0.915cm" svg:x="116.532cm" svg:y="56.455cm" svg:viewBox="0 0 635 916" draw:points="0,916 635,916 635,0 0,0">
          <text:p/>
        </draw:polygon>
        <draw:frame draw:style-name="gr1" draw:layer="layout" svg:width="0.635cm" svg:height="0.917cm" svg:x="116.532cm" svg:y="56.455cm">
          <draw:object-ole draw:class-id="00000000-0000-0000-0000-000000000000" xlink:href="./Object 48" xlink:type="simple" xlink:show="embed" xlink:actuate="onLoad"/>
          <draw:image xlink:href="./ObjectReplacements/Object 48" xlink:type="simple" xlink:show="embed" xlink:actuate="onLoad"/>
        </draw:frame>
        <draw:polygon draw:style-name="gr40" draw:layer="layout" svg:width="0.634cm" svg:height="0.915cm" svg:x="116.329cm" svg:y="45.192cm" svg:viewBox="0 0 635 916" draw:points="0,916 635,916 635,0 0,0">
          <text:p/>
        </draw:polygon>
        <draw:frame draw:style-name="gr1" draw:layer="layout" svg:width="0.635cm" svg:height="0.917cm" svg:x="116.329cm" svg:y="45.192cm">
          <draw:object-ole draw:class-id="00000000-0000-0000-0000-000000000000" xlink:href="./Object 49" xlink:type="simple" xlink:show="embed" xlink:actuate="onLoad"/>
          <draw:image xlink:href="./ObjectReplacements/Object 49" xlink:type="simple" xlink:show="embed" xlink:actuate="onLoad"/>
        </draw:frame>
        <draw:polygon draw:style-name="gr40" draw:layer="layout" svg:width="0.634cm" svg:height="0.915cm" svg:x="118.77cm" svg:y="46.213cm" svg:viewBox="0 0 635 916" draw:points="0,916 635,916 635,0 0,0">
          <text:p/>
        </draw:polygon>
        <draw:frame draw:style-name="gr1" draw:layer="layout" svg:width="0.635cm" svg:height="0.917cm" svg:x="118.77cm" svg:y="46.213cm">
          <draw:object-ole draw:class-id="00000000-0000-0000-0000-000000000000" xlink:href="./Object 50" xlink:type="simple" xlink:show="embed" xlink:actuate="onLoad"/>
          <draw:image xlink:href="./ObjectReplacements/Object 50" xlink:type="simple" xlink:show="embed" xlink:actuate="onLoad"/>
        </draw:frame>
        <draw:polygon draw:style-name="gr40" draw:layer="layout" svg:width="0.634cm" svg:height="0.915cm" svg:x="116.472cm" svg:y="47.492cm" svg:viewBox="0 0 635 916" draw:points="0,916 635,916 635,0 0,0">
          <text:p/>
        </draw:polygon>
        <draw:frame draw:style-name="gr1" draw:layer="layout" svg:width="0.635cm" svg:height="0.917cm" svg:x="116.472cm" svg:y="47.492cm">
          <draw:object-ole draw:class-id="00000000-0000-0000-0000-000000000000" xlink:href="./Object 51" xlink:type="simple" xlink:show="embed" xlink:actuate="onLoad"/>
          <draw:image xlink:href="./ObjectReplacements/Object 51" xlink:type="simple" xlink:show="embed" xlink:actuate="onLoad"/>
        </draw:frame>
        <draw:polygon draw:style-name="gr40" draw:layer="layout" svg:width="0.634cm" svg:height="0.915cm" svg:x="116.524cm" svg:y="49.724cm" svg:viewBox="0 0 635 916" draw:points="0,916 635,916 635,0 0,0">
          <text:p/>
        </draw:polygon>
        <draw:frame draw:style-name="gr1" draw:layer="layout" svg:width="0.635cm" svg:height="0.917cm" svg:x="116.524cm" svg:y="49.724cm">
          <draw:object-ole draw:class-id="00000000-0000-0000-0000-000000000000" xlink:href="./Object 52" xlink:type="simple" xlink:show="embed" xlink:actuate="onLoad"/>
          <draw:image xlink:href="./ObjectReplacements/Object 52" xlink:type="simple" xlink:show="embed" xlink:actuate="onLoad"/>
        </draw:frame>
        <draw:polygon draw:style-name="gr7" draw:layer="layout" svg:width="1.598cm" svg:height="0.932cm" svg:x="101.982cm" svg:y="43.267cm" svg:viewBox="0 0 1599 933" draw:points="799,933 1599,513 1071,513 1071,0 528,0 528,513 0,513">
          <text:p/>
        </draw:polygon>
        <draw:polygon draw:style-name="gr7" draw:layer="layout" svg:width="1.598cm" svg:height="0.932cm" svg:x="106.782cm" svg:y="43.287cm" svg:viewBox="0 0 1599 933" draw:points="799,933 1599,513 1071,513 1071,0 528,0 528,513 0,513">
          <text:p/>
        </draw:polygon>
        <draw:polygon draw:style-name="gr7" draw:layer="layout" svg:width="1.598cm" svg:height="0.932cm" svg:x="116.682cm" svg:y="43.287cm" svg:viewBox="0 0 1599 933" draw:points="799,933 1599,513 1071,513 1071,0 528,0 528,513 0,513">
          <text:p/>
        </draw:polygon>
        <draw:line draw:style-name="gr55" draw:layer="layout" svg:x1="99.982cm" svg:y1="43.12cm" svg:x2="99.982cm" svg:y2="63.119cm">
          <text:p/>
        </draw:line>
        <draw:polygon draw:style-name="gr40" draw:layer="layout" svg:width="0.844cm" svg:height="0.634cm" svg:x="114.959cm" svg:y="66.235cm" svg:viewBox="0 0 845 635" draw:points="0,635 845,635 845,0 0,0">
          <text:p/>
        </draw:polygon>
        <draw:frame draw:style-name="gr1" draw:layer="layout" svg:width="0.846cm" svg:height="0.635cm" svg:x="114.959cm" svg:y="66.235cm">
          <draw:object-ole draw:class-id="00000000-0000-0000-0000-000000000000" xlink:href="./Object 53" xlink:type="simple" xlink:show="embed" xlink:actuate="onLoad"/>
          <draw:image xlink:href="./ObjectReplacements/Object 53" xlink:type="simple" xlink:show="embed" xlink:actuate="onLoad"/>
        </draw:frame>
        <draw:polygon draw:style-name="gr7" draw:layer="layout" svg:width="19.898cm" svg:height="9.596cm" svg:x="140.482cm" svg:y="33.32cm" svg:viewBox="0 0 19899 9597" draw:points="0,9597 19899,9597 19899,0 0,0">
          <text:p/>
        </draw:polygon>
        <draw:polygon draw:style-name="gr8" draw:layer="layout" svg:width="9.399cm" svg:height="8.295cm" svg:x="150.582cm" svg:y="34.62cm" svg:viewBox="0 0 9400 8296" draw:points="0,8296 9400,8296 9400,0 0,0">
          <text:p/>
        </draw:polygon>
        <draw:path draw:style-name="gr95" draw:layer="layout" svg:width="1.047cm" svg:height="1.047cm" svg:x="151.158cm" svg:y="37.593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96" draw:layer="layout" svg:width="1.047cm" svg:height="1.047cm" svg:x="151.158cm" svg:y="41.169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97" draw:layer="layout" svg:width="1.047cm" svg:height="1.047cm" svg:x="155.434cm" svg:y="37.605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98" draw:layer="layout" svg:width="1.047cm" svg:height="1.047cm" svg:x="155.434cm" svg:y="41.181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99" draw:layer="layout" svg:width="1.047cm" svg:height="1.047cm" svg:x="153.658cm" svg:y="35.917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100" draw:layer="layout" svg:width="1.047cm" svg:height="1.047cm" svg:x="153.658cm" svg:y="39.493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101" draw:layer="layout" svg:width="1.047cm" svg:height="1.047cm" svg:x="157.934cm" svg:y="35.929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102" draw:layer="layout" svg:width="1.047cm" svg:height="1.047cm" svg:x="157.934cm" svg:y="39.505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line draw:style-name="gr103" draw:layer="layout" svg:x1="153.78cm" svg:y1="36.778cm" svg:x2="152.115cm" svg:y2="37.822cm">
          <text:p/>
        </draw:line>
        <draw:line draw:style-name="gr104" draw:layer="layout" svg:x1="158.061cm" svg:y1="40.372cm" svg:x2="156.396cm" svg:y2="41.416cm">
          <text:p/>
        </draw:line>
        <draw:line draw:style-name="gr105" draw:layer="layout" svg:x1="153.759cm" svg:y1="40.326cm" svg:x2="152.094cm" svg:y2="41.37cm">
          <text:p/>
        </draw:line>
        <draw:line draw:style-name="gr21" draw:layer="layout" svg:x1="151.682cm" svg:y1="38.641cm" svg:x2="151.682cm" svg:y2="41.168cm">
          <text:p/>
        </draw:line>
        <draw:line draw:style-name="gr106" draw:layer="layout" svg:x1="152.206cm" svg:y1="41.693cm" svg:x2="155.433cm" svg:y2="41.705cm">
          <text:p/>
        </draw:line>
        <draw:line draw:style-name="gr21" draw:layer="layout" svg:x1="155.958cm" svg:y1="41.18cm" svg:x2="155.958cm" svg:y2="38.653cm">
          <text:p/>
        </draw:line>
        <draw:line draw:style-name="gr107" draw:layer="layout" svg:x1="152.206cm" svg:y1="38.117cm" svg:x2="155.433cm" svg:y2="38.129cm">
          <text:p/>
        </draw:line>
        <draw:line draw:style-name="gr108" draw:layer="layout" svg:x1="154.706cm" svg:y1="36.441cm" svg:x2="157.933cm" svg:y2="36.453cm">
          <text:p/>
        </draw:line>
        <draw:line draw:style-name="gr21" draw:layer="layout" svg:x1="158.458cm" svg:y1="39.504cm" svg:x2="158.458cm" svg:y2="36.977cm">
          <text:p/>
        </draw:line>
        <draw:line draw:style-name="gr109" draw:layer="layout" svg:x1="158.051cm" svg:y1="36.784cm" svg:x2="156.386cm" svg:y2="37.828cm">
          <text:p/>
        </draw:line>
        <draw:line draw:style-name="gr110" draw:layer="layout" svg:x1="154.706cm" svg:y1="40.017cm" svg:x2="157.933cm" svg:y2="40.029cm">
          <text:p/>
        </draw:line>
        <draw:line draw:style-name="gr21" draw:layer="layout" svg:x1="154.182cm" svg:y1="36.965cm" svg:x2="154.182cm" svg:y2="39.492cm">
          <text:p/>
        </draw:line>
        <draw:polygon draw:style-name="gr27" draw:layer="layout" svg:width="6.499cm" svg:height="0.498cm" svg:x="152.182cm" svg:y="35.084cm" svg:viewBox="0 0 6500 499" draw:points="0,499 6500,499 6500,0 0,0">
          <text:p/>
        </draw:polygon>
        <draw:frame draw:style-name="gr28" draw:layer="layout" svg:width="6.5cm" svg:height="0.986cm" svg:x="152.182cm" svg:y="34.841cm">
          <draw:text-box>
            <text:p text:style-name="P2"><text:span text:style-name="T2">Knowledge Domain</text:span><text:span text:style-name="T3">, </text:span></text:p>
          </draw:text-box>
        </draw:frame>
        <draw:line draw:style-name="gr111" draw:layer="layout" svg:x1="150.023cm" svg:y1="65.947cm" svg:x2="148.358cm" svg:y2="66.991cm">
          <text:p/>
        </draw:line>
        <draw:line draw:style-name="gr21" draw:layer="layout" svg:x1="147.925cm" svg:y1="67.81cm" svg:x2="147.925cm" svg:y2="70.337cm">
          <text:p/>
        </draw:line>
        <draw:line draw:style-name="gr112" draw:layer="layout" svg:x1="148.449cm" svg:y1="70.863cm" svg:x2="151.676cm" svg:y2="70.875cm">
          <text:p/>
        </draw:line>
        <draw:line draw:style-name="gr21" draw:layer="layout" svg:x1="152.201cm" svg:y1="70.349cm" svg:x2="152.201cm" svg:y2="67.822cm">
          <text:p/>
        </draw:line>
        <draw:line draw:style-name="gr113" draw:layer="layout" svg:x1="148.449cm" svg:y1="67.286cm" svg:x2="151.676cm" svg:y2="67.298cm">
          <text:p/>
        </draw:line>
        <draw:line draw:style-name="gr114" draw:layer="layout" svg:x1="150.887cm" svg:y1="65.611cm" svg:x2="154.114cm" svg:y2="65.623cm">
          <text:p/>
        </draw:line>
        <draw:line draw:style-name="gr115" draw:layer="layout" svg:x1="154.294cm" svg:y1="65.953cm" svg:x2="152.629cm" svg:y2="66.997cm">
          <text:p/>
        </draw:line>
        <draw:polygon draw:style-name="gr40" draw:layer="layout" svg:width="8.774cm" svg:height="0.498cm" svg:x="147.207cm" svg:y="64.442cm" svg:viewBox="0 0 8775 499" draw:points="0,499 8775,499 8775,0 0,0">
          <text:p/>
        </draw:polygon>
        <draw:frame draw:style-name="gr28" draw:layer="layout" svg:width="8.775cm" svg:height="0.986cm" svg:x="147.207cm" svg:y="64.199cm">
          <draw:text-box>
            <text:p text:style-name="P2"><text:span text:style-name="T2">Knowledge Domain Model</text:span><text:span text:style-name="T3">,</text:span><text:span text:style-name="T2"> </text:span></text:p>
          </draw:text-box>
        </draw:frame>
        <draw:polygon draw:style-name="gr40" draw:layer="layout" svg:width="5.999cm" svg:height="0.498cm" svg:x="149.882cm" svg:y="43.417cm" svg:viewBox="0 0 6000 499" draw:points="0,499 6000,499 6000,0 0,0">
          <text:p/>
        </draw:polygon>
        <draw:frame draw:style-name="gr28" draw:layer="layout" svg:width="6cm" svg:height="0.986cm" svg:x="149.882cm" svg:y="43.174cm">
          <draw:text-box>
            <text:p text:style-name="P2"><text:span text:style-name="T2">Information Sources</text:span><text:span text:style-name="T3"> </text:span></text:p>
          </draw:text-box>
        </draw:frame>
        <draw:polygon draw:style-name="gr27" draw:layer="layout" svg:width="0.562cm" svg:height="0.634cm" svg:x="158.318cm" svg:y="35.003cm" svg:viewBox="0 0 563 635" draw:points="0,635 563,635 563,0 0,0">
          <text:p/>
        </draw:polygon>
        <draw:frame draw:style-name="gr1" draw:layer="layout" svg:width="0.564cm" svg:height="0.635cm" svg:x="158.318cm" svg:y="35.003cm">
          <draw:object-ole draw:class-id="00000000-0000-0000-0000-000000000000" xlink:href="./Object 54" xlink:type="simple" xlink:show="embed" xlink:actuate="onLoad"/>
          <draw:image xlink:href="./ObjectReplacements/Object 54" xlink:type="simple" xlink:show="embed" xlink:actuate="onLoad"/>
        </draw:frame>
        <draw:polygon draw:style-name="gr40" draw:layer="layout" svg:width="6.499cm" svg:height="0.498cm" svg:x="147.782cm" svg:y="33.801cm" svg:viewBox="0 0 6500 499" draw:points="0,499 6500,499 6500,0 0,0">
          <text:p/>
        </draw:polygon>
        <draw:frame draw:style-name="gr28" draw:layer="layout" svg:width="6.5cm" svg:height="0.986cm" svg:x="147.782cm" svg:y="33.558cm">
          <draw:text-box>
            <text:p text:style-name="P2"><text:span text:style-name="T2">Knowledge</text:span><text:span text:style-name="T3">, </text:span></text:p>
          </draw:text-box>
        </draw:frame>
        <draw:polygon draw:style-name="gr40" draw:layer="layout" svg:width="0.634cm" svg:height="0.634cm" svg:x="152.782cm" svg:y="33.72cm" svg:viewBox="0 0 635 635" draw:points="0,635 635,635 635,0 0,0">
          <text:p/>
        </draw:polygon>
        <draw:frame draw:style-name="gr1" draw:layer="layout" svg:width="0.635cm" svg:height="0.635cm" svg:x="152.782cm" svg:y="33.72cm">
          <draw:object-ole draw:class-id="00000000-0000-0000-0000-000000000000" xlink:href="./Object 55" xlink:type="simple" xlink:show="embed" xlink:actuate="onLoad"/>
          <draw:image xlink:href="./ObjectReplacements/Object 55" xlink:type="simple" xlink:show="embed" xlink:actuate="onLoad"/>
        </draw:frame>
        <draw:path draw:style-name="gr116" draw:layer="layout" svg:width="1.047cm" svg:height="1.047cm" svg:x="140.882cm" svg:y="36.072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117" draw:layer="layout" svg:width="1.047cm" svg:height="1.047cm" svg:x="143.034cm" svg:y="33.698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line draw:style-name="gr118" draw:layer="layout" svg:x1="143.157cm" svg:y1="34.623cm" svg:x2="141.717cm" svg:y2="36.154cm">
          <text:p/>
        </draw:line>
        <draw:line draw:style-name="gr119" draw:layer="layout" svg:x1="141.93cm" svg:y1="36.596cm" svg:x2="144.771cm" svg:y2="36.596cm">
          <text:p/>
        </draw:line>
        <draw:path draw:style-name="gr120" draw:layer="layout" svg:width="1.047cm" svg:height="1.047cm" svg:x="144.772cm" svg:y="36.072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line draw:style-name="gr121" draw:layer="layout" svg:x1="145.123cm" svg:y1="36.126cm" svg:x2="143.973cm" svg:y2="34.541cm">
          <text:p/>
        </draw:line>
        <draw:path draw:style-name="gr122" draw:layer="layout" svg:width="1.047cm" svg:height="1.047cm" svg:x="144.746cm" svg:y="38.62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123" draw:layer="layout" svg:width="1.047cm" svg:height="1.047cm" svg:x="142.02cm" svg:y="40.62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124" draw:layer="layout" svg:width="1.047cm" svg:height="1.047cm" svg:x="144.746cm" svg:y="41.672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125" draw:layer="layout" svg:width="1.047cm" svg:height="1.047cm" svg:x="147.496cm" svg:y="40.47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126" draw:layer="layout" svg:width="1.047cm" svg:height="1.047cm" svg:x="143.07cm" svg:y="37.22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127" draw:layer="layout" svg:width="1.047cm" svg:height="1.047cm" svg:x="147.346cm" svg:y="37.144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line draw:style-name="gr21" draw:layer="layout" svg:x1="145.27cm" svg:y1="39.668cm" svg:x2="145.27cm" svg:y2="41.671cm">
          <text:p/>
        </draw:line>
        <draw:frame draw:style-name="gr53" draw:layer="layout" svg:width="2.004cm" svg:height="1.219cm" draw:transform="rotate (-1.5707963267949) translate (145.879cm 39.668cm)">
          <draw:text-box>
            <text:p/>
          </draw:text-box>
        </draw:frame>
        <draw:line draw:style-name="gr21" draw:layer="layout" svg:x1="143.068cm" svg:y1="41.144cm" svg:x2="144.836cm" svg:y2="39.439cm">
          <text:p/>
        </draw:line>
        <draw:frame draw:style-name="gr53" draw:layer="layout" svg:width="2.457cm" svg:height="1.219cm" draw:transform="rotate (0.767072206251508) translate (142.645cm 40.706cm)">
          <draw:text-box>
            <text:p/>
          </draw:text-box>
        </draw:frame>
        <draw:line draw:style-name="gr21" draw:layer="layout" svg:x1="147.496cm" svg:y1="40.993cm" svg:x2="145.668cm" svg:y2="39.485cm">
          <text:p/>
        </draw:line>
        <draw:frame draw:style-name="gr53" draw:layer="layout" svg:width="2.371cm" svg:height="1.219cm" draw:transform="rotate (2.45166400027643) translate (147.108cm 41.464cm)">
          <draw:text-box>
            <text:p/>
          </draw:text-box>
        </draw:frame>
        <draw:line draw:style-name="gr21" draw:layer="layout" svg:x1="147.475cm" svg:y1="38.013cm" svg:x2="145.739cm" svg:y2="38.909cm">
          <text:p/>
        </draw:line>
        <draw:frame draw:style-name="gr53" draw:layer="layout" svg:width="1.955cm" svg:height="1.219cm" draw:transform="rotate (-2.66476870194494) translate (147.755cm 38.554cm)">
          <draw:text-box>
            <text:p/>
          </draw:text-box>
        </draw:frame>
        <draw:line draw:style-name="gr21" draw:layer="layout" svg:x1="143.973cm" svg:y1="38.106cm" svg:x2="144.84cm" svg:y2="38.844cm">
          <text:p/>
        </draw:line>
        <draw:frame draw:style-name="gr53" draw:layer="layout" svg:width="1.139cm" svg:height="1.219cm" draw:transform="rotate (-0.705113017805709) translate (144.368cm 37.642cm)">
          <draw:text-box>
            <text:p/>
          </draw:text-box>
        </draw:frame>
        <draw:polygon draw:style-name="gr7" draw:layer="layout" svg:width="20.299cm" svg:height="0.299cm" svg:x="140.482cm" svg:y="62.745cm" svg:viewBox="0 0 20300 300" draw:points="20000,0 0,0 300,300 20300,300">
          <text:p/>
        </draw:polygon>
        <draw:polygon draw:style-name="gr7" draw:layer="layout" svg:width="0.299cm" svg:height="1.598cm" svg:x="160.482cm" svg:y="61.445cm" svg:viewBox="0 0 300 1599" draw:points="300,1599 0,1299 0,0 300,300">
          <text:p/>
        </draw:polygon>
        <draw:polygon draw:style-name="gr7" draw:layer="layout" svg:width="19.999cm" svg:height="1.298cm" svg:x="140.482cm" svg:y="61.445cm" svg:viewBox="0 0 20000 1299" draw:points="20000,1299 0,1299 0,0 20000,0">
          <text:p/>
        </draw:polygon>
        <draw:frame draw:style-name="gr54" draw:layer="layout" svg:width="20cm" svg:height="1.3cm" svg:x="140.482cm" svg:y="61.445cm">
          <draw:text-box>
            <text:p text:style-name="P2"><text:span text:style-name="T2">Domain Knowledge Discovery Procedure</text:span><text:span text:style-name="T4"> </text:span></text:p>
          </draw:text-box>
        </draw:frame>
        <draw:polygon draw:style-name="gr7" draw:layer="layout" svg:width="19.998cm" svg:height="16.198cm" svg:x="140.532cm" svg:y="44.12cm" svg:viewBox="0 0 19999 16199" draw:points="0,16199 19999,16199 19999,0 0,0">
          <text:p/>
        </draw:polygon>
        <draw:line draw:style-name="gr55" draw:layer="layout" svg:x1="145.682cm" svg:y1="44.153cm" svg:x2="145.682cm" svg:y2="60.264cm">
          <text:p/>
        </draw:line>
        <draw:line draw:style-name="gr55" draw:layer="layout" svg:x1="151.182cm" svg:y1="44.15cm" svg:x2="151.182cm" svg:y2="60.321cm">
          <text:p/>
        </draw:line>
        <draw:polygon draw:style-name="gr40" draw:layer="layout" svg:width="0.634cm" svg:height="0.859cm" svg:x="144.965cm" svg:y="44.16cm" svg:viewBox="0 0 635 860" draw:points="0,860 635,860 635,0 0,0">
          <text:p/>
        </draw:polygon>
        <draw:frame draw:style-name="gr1" draw:layer="layout" svg:width="0.635cm" svg:height="0.861cm" svg:x="144.965cm" svg:y="44.16cm">
          <draw:object-ole draw:class-id="00000000-0000-0000-0000-000000000000" xlink:href="./Object 56" xlink:type="simple" xlink:show="embed" xlink:actuate="onLoad"/>
          <draw:image xlink:href="./ObjectReplacements/Object 56" xlink:type="simple" xlink:show="embed" xlink:actuate="onLoad"/>
        </draw:frame>
        <draw:polygon draw:style-name="gr40" draw:layer="layout" svg:width="0.703cm" svg:height="0.859cm" svg:x="149.782cm" svg:y="44.16cm" svg:viewBox="0 0 704 860" draw:points="0,860 704,860 704,0 0,0">
          <text:p/>
        </draw:polygon>
        <draw:frame draw:style-name="gr1" draw:layer="layout" svg:width="0.705cm" svg:height="0.861cm" svg:x="149.782cm" svg:y="44.16cm">
          <draw:object-ole draw:class-id="00000000-0000-0000-0000-000000000000" xlink:href="./Object 57" xlink:type="simple" xlink:show="embed" xlink:actuate="onLoad"/>
          <draw:image xlink:href="./ObjectReplacements/Object 57" xlink:type="simple" xlink:show="embed" xlink:actuate="onLoad"/>
        </draw:frame>
        <draw:polygon draw:style-name="gr40" draw:layer="layout" svg:width="0.738cm" svg:height="0.915cm" svg:x="159.665cm" svg:y="44.259cm" svg:viewBox="0 0 739 916" draw:points="0,916 739,916 739,0 0,0">
          <text:p/>
        </draw:polygon>
        <draw:frame draw:style-name="gr1" draw:layer="layout" svg:width="0.74cm" svg:height="0.917cm" svg:x="159.665cm" svg:y="44.259cm">
          <draw:object-ole draw:class-id="00000000-0000-0000-0000-000000000000" xlink:href="./Object 58" xlink:type="simple" xlink:show="embed" xlink:actuate="onLoad"/>
          <draw:image xlink:href="./ObjectReplacements/Object 58" xlink:type="simple" xlink:show="embed" xlink:actuate="onLoad"/>
        </draw:frame>
        <draw:polygon draw:style-name="gr7" draw:layer="layout" svg:width="1.598cm" svg:height="0.932cm" svg:x="143.182cm" svg:y="60.392cm" svg:viewBox="0 0 1599 933" draw:points="799,933 1599,513 1071,513 1071,0 528,0 528,513 0,513">
          <text:p/>
        </draw:polygon>
        <draw:polygon draw:style-name="gr7" draw:layer="layout" svg:width="1.598cm" svg:height="0.932cm" svg:x="150.082cm" svg:y="60.412cm" svg:viewBox="0 0 1599 933" draw:points="799,933 1599,513 1071,513 1071,0 528,0 528,513 0,513">
          <text:p/>
        </draw:polygon>
        <draw:polygon draw:style-name="gr7" draw:layer="layout" svg:width="1.598cm" svg:height="0.932cm" svg:x="156.182cm" svg:y="60.445cm" svg:viewBox="0 0 1599 933" draw:points="799,933 1599,513 1071,513 1071,0 528,0 528,513 0,513">
          <text:p/>
        </draw:polygon>
        <draw:polygon draw:style-name="gr7" draw:layer="layout" svg:width="1.598cm" svg:height="0.932cm" svg:x="150.382cm" svg:y="63.145cm" svg:viewBox="0 0 1599 933" draw:points="799,933 1599,513 1071,513 1071,0 528,0 528,513 0,513">
          <text:p/>
        </draw:polygon>
        <draw:polygon draw:style-name="gr7" draw:layer="layout" svg:width="1.844cm" svg:height="1.74cm" svg:x="141.012cm" svg:y="45.298cm" svg:viewBox="0 0 1845 1741" draw:points="0,1741 1845,1741 1845,0 0,0">
          <text:p/>
        </draw:polygon>
        <draw:polygon draw:style-name="gr7" draw:layer="layout" svg:width="1.846cm" svg:height="1.742cm" svg:x="143.459cm" svg:y="45.896cm" svg:viewBox="0 0 1847 1743" draw:points="0,1743 1847,1743 1847,0 0,0">
          <text:p/>
        </draw:polygon>
        <draw:polygon draw:style-name="gr8" draw:layer="layout" svg:width="4.194cm" svg:height="4.053cm" svg:x="141.012cm" svg:y="47.851cm" svg:viewBox="0 0 4195 4054" draw:points="0,4054 4195,4054 4195,0 0,0">
          <text:p/>
        </draw:polygon>
        <draw:polygon draw:style-name="gr8" draw:layer="layout" svg:width="2.094cm" svg:height="1.899cm" svg:x="142.76cm" svg:y="52.089cm" svg:viewBox="0 0 2095 1900" draw:points="0,1900 2095,1900 2095,0 0,0">
          <text:p/>
        </draw:polygon>
        <draw:polygon draw:style-name="gr8" draw:layer="layout" svg:width="2.094cm" svg:height="4.879cm" svg:x="140.859cm" svg:y="54.239cm" svg:viewBox="0 0 2095 4880" draw:points="0,4880 2095,4880 2095,0 0,0">
          <text:p/>
        </draw:polygon>
        <draw:path draw:style-name="gr128" draw:layer="layout" svg:width="1.047cm" svg:height="1.047cm" svg:x="141.507cm" svg:y="50.613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129" draw:layer="layout" svg:width="1.047cm" svg:height="1.047cm" svg:x="143.159cm" svg:y="48.292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line draw:style-name="gr130" draw:layer="layout" svg:x1="143.384cm" svg:y1="49.246cm" svg:x2="142.314cm" svg:y2="50.696cm">
          <text:p/>
        </draw:line>
        <draw:path draw:style-name="gr131" draw:layer="layout" svg:width="1.047cm" svg:height="1.047cm" svg:x="141.335cm" svg:y="45.716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132" draw:layer="layout" svg:width="1.047cm" svg:height="1.047cm" svg:x="143.783cm" svg:y="46.315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133" draw:layer="layout" svg:width="1.047cm" svg:height="1.047cm" svg:x="143.055cm" svg:y="52.766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134" draw:layer="layout" svg:width="1.047cm" svg:height="1.047cm" svg:x="141.231cm" svg:y="55.04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135" draw:layer="layout" svg:width="1.047cm" svg:height="1.047cm" svg:x="141.231cm" svg:y="57.218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line draw:style-name="gr21" draw:layer="layout" svg:x1="141.755cm" svg:y1="56.088cm" svg:x2="141.755cm" svg:y2="57.218cm">
          <text:p/>
        </draw:line>
        <draw:polygon draw:style-name="gr8" draw:layer="layout" svg:width="1.948cm" svg:height="1.899cm" svg:x="143.332cm" svg:y="56.72cm" svg:viewBox="0 0 1949 1900" draw:points="0,1900 1949,1900 1949,0 0,0">
          <text:p/>
        </draw:polygon>
        <draw:path draw:style-name="gr136" draw:layer="layout" svg:width="1.047cm" svg:height="1.047cm" svg:x="143.482cm" svg:y="57.118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olygon draw:style-name="gr66" draw:layer="layout" svg:width="0.562cm" svg:height="0.915cm" svg:x="142.275cm" svg:y="45.089cm" svg:viewBox="0 0 563 916" draw:points="0,916 563,916 563,0 0,0">
          <text:p/>
        </draw:polygon>
        <draw:frame draw:style-name="gr1" draw:layer="layout" svg:width="0.564cm" svg:height="0.917cm" svg:x="142.275cm" svg:y="45.089cm">
          <draw:object-ole draw:class-id="00000000-0000-0000-0000-000000000000" xlink:href="./Object 59" xlink:type="simple" xlink:show="embed" xlink:actuate="onLoad"/>
          <draw:image xlink:href="./ObjectReplacements/Object 59" xlink:type="simple" xlink:show="embed" xlink:actuate="onLoad"/>
        </draw:frame>
        <draw:polygon draw:style-name="gr66" draw:layer="layout" svg:width="0.634cm" svg:height="0.915cm" svg:x="144.707cm" svg:y="45.723cm" svg:viewBox="0 0 635 916" draw:points="0,916 635,916 635,0 0,0">
          <text:p/>
        </draw:polygon>
        <draw:frame draw:style-name="gr1" draw:layer="layout" svg:width="0.635cm" svg:height="0.917cm" svg:x="144.707cm" svg:y="45.723cm">
          <draw:object-ole draw:class-id="00000000-0000-0000-0000-000000000000" xlink:href="./Object 60" xlink:type="simple" xlink:show="embed" xlink:actuate="onLoad"/>
          <draw:image xlink:href="./ObjectReplacements/Object 60" xlink:type="simple" xlink:show="embed" xlink:actuate="onLoad"/>
        </draw:frame>
        <draw:polygon draw:style-name="gr27" draw:layer="layout" svg:width="0.597cm" svg:height="0.915cm" svg:x="144.507cm" svg:y="47.923cm" svg:viewBox="0 0 598 916" draw:points="0,916 598,916 598,0 0,0">
          <text:p/>
        </draw:polygon>
        <draw:frame draw:style-name="gr1" draw:layer="layout" svg:width="0.599cm" svg:height="0.917cm" svg:x="144.507cm" svg:y="47.923cm">
          <draw:object-ole draw:class-id="00000000-0000-0000-0000-000000000000" xlink:href="./Object 61" xlink:type="simple" xlink:show="embed" xlink:actuate="onLoad"/>
          <draw:image xlink:href="./ObjectReplacements/Object 61" xlink:type="simple" xlink:show="embed" xlink:actuate="onLoad"/>
        </draw:frame>
        <draw:polygon draw:style-name="gr27" draw:layer="layout" svg:width="0.634cm" svg:height="0.915cm" svg:x="144.105cm" svg:y="52.131cm" svg:viewBox="0 0 635 916" draw:points="0,916 635,916 635,0 0,0">
          <text:p/>
        </draw:polygon>
        <draw:frame draw:style-name="gr1" draw:layer="layout" svg:width="0.635cm" svg:height="0.917cm" svg:x="144.105cm" svg:y="52.131cm">
          <draw:object-ole draw:class-id="00000000-0000-0000-0000-000000000000" xlink:href="./Object 62" xlink:type="simple" xlink:show="embed" xlink:actuate="onLoad"/>
          <draw:image xlink:href="./ObjectReplacements/Object 62" xlink:type="simple" xlink:show="embed" xlink:actuate="onLoad"/>
        </draw:frame>
        <draw:polygon draw:style-name="gr27" draw:layer="layout" svg:width="0.597cm" svg:height="0.915cm" svg:x="142.255cm" svg:y="54.303cm" svg:viewBox="0 0 598 916" draw:points="0,916 598,916 598,0 0,0">
          <text:p/>
        </draw:polygon>
        <draw:frame draw:style-name="gr1" draw:layer="layout" svg:width="0.599cm" svg:height="0.917cm" svg:x="142.255cm" svg:y="54.303cm">
          <draw:object-ole draw:class-id="00000000-0000-0000-0000-000000000000" xlink:href="./Object 63" xlink:type="simple" xlink:show="embed" xlink:actuate="onLoad"/>
          <draw:image xlink:href="./ObjectReplacements/Object 63" xlink:type="simple" xlink:show="embed" xlink:actuate="onLoad"/>
        </draw:frame>
        <draw:polygon draw:style-name="gr27" draw:layer="layout" svg:width="0.597cm" svg:height="0.915cm" svg:x="144.533cm" svg:y="56.803cm" svg:viewBox="0 0 598 916" draw:points="0,916 598,916 598,0 0,0">
          <text:p/>
        </draw:polygon>
        <draw:frame draw:style-name="gr1" draw:layer="layout" svg:width="0.599cm" svg:height="0.917cm" svg:x="144.533cm" svg:y="56.803cm">
          <draw:object-ole draw:class-id="00000000-0000-0000-0000-000000000000" xlink:href="./Object 64" xlink:type="simple" xlink:show="embed" xlink:actuate="onLoad"/>
          <draw:image xlink:href="./ObjectReplacements/Object 64" xlink:type="simple" xlink:show="embed" xlink:actuate="onLoad"/>
        </draw:frame>
        <draw:polygon draw:style-name="gr8" draw:layer="layout" svg:width="4.196cm" svg:height="3.864cm" svg:x="146.235cm" svg:y="51.774cm" svg:viewBox="0 0 4197 3865" draw:points="0,3865 4197,3865 4197,0 0,0">
          <text:p/>
        </draw:polygon>
        <draw:polygon draw:style-name="gr8" draw:layer="layout" svg:width="4.094cm" svg:height="3.864cm" svg:x="146.235cm" svg:y="45.04cm" svg:viewBox="0 0 4095 3865" draw:points="0,3865 4095,3865 4095,0 0,0">
          <text:p/>
        </draw:polygon>
        <draw:polygon draw:style-name="gr8" draw:layer="layout" svg:width="4.094cm" svg:height="3.864cm" svg:x="155.841cm" svg:y="51.774cm" svg:viewBox="0 0 4095 3865" draw:points="0,3865 4095,3865 4095,0 0,0">
          <text:p/>
        </draw:polygon>
        <draw:polygon draw:style-name="gr7" draw:layer="layout" svg:width="1.946cm" svg:height="1.837cm" svg:x="146.235cm" svg:y="49.26cm" svg:viewBox="0 0 1947 1838" draw:points="0,1838 1947,1838 1947,0 0,0">
          <text:p/>
        </draw:polygon>
        <draw:polygon draw:style-name="gr7" draw:layer="layout" svg:width="1.896cm" svg:height="2.073cm" svg:x="148.485cm" svg:y="49.341cm" svg:viewBox="0 0 1897 2074" draw:points="0,2074 1897,2074 1897,0 0,0">
          <text:p/>
        </draw:polygon>
        <draw:polygon draw:style-name="gr7" draw:layer="layout" svg:width="2.199cm" svg:height="1.96cm" svg:x="155.741cm" svg:y="49.42cm" svg:viewBox="0 0 2200 1961" draw:points="0,1961 2200,1961 2200,0 0,0">
          <text:p/>
        </draw:polygon>
        <draw:polygon draw:style-name="gr8" draw:layer="layout" svg:width="2.149cm" svg:height="3.879cm" svg:x="155.741cm" svg:y="56.239cm" svg:viewBox="0 0 2150 3880" draw:points="0,3880 2150,3880 2150,0 0,0">
          <text:p/>
        </draw:polygon>
        <draw:polygon draw:style-name="gr8" draw:layer="layout" svg:width="1.918cm" svg:height="3.879cm" svg:x="158.221cm" svg:y="56.239cm" svg:viewBox="0 0 1919 3880" draw:points="0,3880 1919,3880 1919,0 0,0">
          <text:p/>
        </draw:polygon>
        <draw:polygon draw:style-name="gr8" draw:layer="layout" svg:width="2.28cm" svg:height="4.279cm" svg:x="148.55cm" svg:y="55.839cm" svg:viewBox="0 0 2281 4280" draw:points="0,4280 2281,4280 2281,0 0,0">
          <text:p/>
        </draw:polygon>
        <draw:path draw:style-name="gr137" draw:layer="layout" svg:width="1.047cm" svg:height="1.047cm" svg:x="156.24cm" svg:y="54.292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138" draw:layer="layout" svg:width="1.047cm" svg:height="1.047cm" svg:x="158.693cm" svg:y="52.015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139" draw:layer="layout" svg:width="1.047cm" svg:height="1.047cm" svg:x="158.693cm" svg:y="54.292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line draw:style-name="gr140" draw:layer="layout" svg:x1="157.288cm" svg:y1="54.816cm" svg:x2="158.691cm" svg:y2="54.816cm">
          <text:p/>
        </draw:line>
        <draw:line draw:style-name="gr21" draw:layer="layout" svg:x1="159.217cm" svg:y1="54.29cm" svg:x2="159.217cm" svg:y2="53.063cm">
          <text:p/>
        </draw:line>
        <draw:path draw:style-name="gr141" draw:layer="layout" svg:width="1.047cm" svg:height="1.047cm" svg:x="148.85cm" svg:y="58.62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142" draw:layer="layout" svg:width="1.047cm" svg:height="1.047cm" svg:x="148.893cm" svg:y="56.416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line draw:style-name="gr143" draw:layer="layout" svg:x1="149.417cm" svg:y1="57.464cm" svg:x2="149.374cm" svg:y2="58.62cm">
          <text:p/>
        </draw:line>
        <draw:path draw:style-name="gr144" draw:layer="layout" svg:width="1.047cm" svg:height="1.047cm" svg:x="155.99cm" svg:y="56.58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145" draw:layer="layout" svg:width="1.047cm" svg:height="1.047cm" svg:x="155.942cm" svg:y="58.872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line draw:style-name="gr146" draw:layer="layout" svg:x1="156.514cm" svg:y1="57.628cm" svg:x2="156.466cm" svg:y2="58.872cm">
          <text:p/>
        </draw:line>
        <draw:path draw:style-name="gr147" draw:layer="layout" svg:width="1.047cm" svg:height="1.047cm" svg:x="158.416cm" svg:y="56.58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148" draw:layer="layout" svg:width="1.047cm" svg:height="1.047cm" svg:x="158.393cm" svg:y="58.872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line draw:style-name="gr149" draw:layer="layout" svg:x1="158.941cm" svg:y1="57.628cm" svg:x2="158.917cm" svg:y2="58.872cm">
          <text:p/>
        </draw:line>
        <draw:path draw:style-name="gr150" draw:layer="layout" svg:width="1.047cm" svg:height="1.047cm" svg:x="146.596cm" svg:y="47.454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151" draw:layer="layout" svg:width="1.047cm" svg:height="1.047cm" svg:x="149.034cm" svg:y="46.052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line draw:style-name="gr152" draw:layer="layout" svg:x1="149.041cm" svg:y1="46.839cm" svg:x2="147.553cm" svg:y2="47.682cm">
          <text:p/>
        </draw:line>
        <draw:path draw:style-name="gr153" draw:layer="layout" svg:width="1.047cm" svg:height="1.047cm" svg:x="148.834cm" svg:y="52.816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154" draw:layer="layout" svg:width="1.047cm" svg:height="1.047cm" svg:x="146.782cm" svg:y="54.216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line draw:style-name="gr21" draw:layer="layout" svg:x1="147.675cm" svg:y1="54.367cm" svg:x2="148.912cm" svg:y2="53.616cm">
          <text:p/>
        </draw:line>
        <draw:polygon draw:style-name="gr7" draw:layer="layout" svg:width="2.103cm" svg:height="5.46cm" svg:x="158.035cm" svg:y="45.92cm" svg:viewBox="0 0 2104 5461" draw:points="0,5461 2104,5461 2104,0 0,0">
          <text:p/>
        </draw:polygon>
        <draw:polygon draw:style-name="gr7" draw:layer="layout" svg:width="2.021cm" svg:height="1.908cm" svg:x="146.182cm" svg:y="55.766cm" svg:viewBox="0 0 2022 1909" draw:points="0,1909 2022,1909 2022,0 0,0">
          <text:p/>
        </draw:polygon>
        <draw:polygon draw:style-name="gr8" draw:layer="layout" svg:width="1.999cm" svg:height="2.14cm" svg:x="146.132cm" svg:y="57.92cm" svg:viewBox="0 0 2000 2141" draw:points="0,2141 2000,2141 2000,0 0,0">
          <text:p/>
        </draw:polygon>
        <draw:path draw:style-name="gr155" draw:layer="layout" svg:width="1.047cm" svg:height="1.047cm" svg:x="158.416cm" svg:y="49.853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156" draw:layer="layout" svg:width="1.047cm" svg:height="1.047cm" svg:x="158.359cm" svg:y="48.157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line draw:style-name="gr21" draw:layer="layout" svg:x1="158.883cm" svg:y1="49.205cm" svg:x2="158.94cm" svg:y2="49.853cm">
          <text:p/>
        </draw:line>
        <draw:frame draw:style-name="gr53" draw:layer="layout" svg:width="0.651cm" svg:height="1.219cm" draw:transform="rotate (-1.48230813371878) translate (159.49cm 49.151cm)">
          <draw:text-box>
            <text:p/>
          </draw:text-box>
        </draw:frame>
        <draw:path draw:style-name="gr157" draw:layer="layout" svg:width="1.047cm" svg:height="1.047cm" svg:x="158.24cm" svg:y="46.541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line draw:style-name="gr21" draw:layer="layout" svg:x1="158.764cm" svg:y1="47.589cm" svg:x2="158.882cm" svg:y2="48.157cm">
          <text:p/>
        </draw:line>
        <draw:frame draw:style-name="gr53" draw:layer="layout" svg:width="0.58cm" svg:height="1.219cm" draw:transform="rotate (-1.36502200798476) translate (159.36cm 47.465cm)">
          <draw:text-box>
            <text:p/>
          </draw:text-box>
        </draw:frame>
        <draw:path draw:style-name="gr158" draw:layer="layout" svg:width="1.047cm" svg:height="1.047cm" svg:x="156.041cm" svg:y="50.091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olygon draw:style-name="gr7" draw:layer="layout" svg:width="2.293cm" svg:height="1.969cm" svg:x="155.545cm" svg:y="47.189cm" svg:viewBox="0 0 2294 1970" draw:points="0,1970 2294,1970 2294,0 0,0">
          <text:p/>
        </draw:polygon>
        <draw:path draw:style-name="gr159" draw:layer="layout" svg:width="1.047cm" svg:height="1.047cm" svg:x="155.944cm" svg:y="47.766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olygon draw:style-name="gr7" draw:layer="layout" svg:width="2.201cm" svg:height="1.88cm" svg:x="155.538cm" svg:y="44.949cm" svg:viewBox="0 0 2202 1881" draw:points="0,1881 2202,1881 2202,0 0,0">
          <text:p/>
        </draw:polygon>
        <draw:path draw:style-name="gr160" draw:layer="layout" svg:width="1.047cm" svg:height="1.047cm" svg:x="155.859cm" svg:y="45.565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161" draw:layer="layout" svg:width="1.047cm" svg:height="1.047cm" svg:x="146.382cm" svg:y="56.489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162" draw:layer="layout" svg:width="1.047cm" svg:height="1.047cm" svg:x="148.782cm" svg:y="50.139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163" draw:layer="layout" svg:width="1.047cm" svg:height="1.047cm" svg:x="146.458cm" svg:y="49.915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ath draw:style-name="gr164" draw:layer="layout" svg:width="1.047cm" svg:height="1.047cm" svg:x="146.358cm" svg:y="58.796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polygon draw:style-name="gr40" draw:layer="layout" svg:width="0.597cm" svg:height="0.915cm" svg:x="147.5cm" svg:y="49.281cm" svg:viewBox="0 0 598 916" draw:points="0,916 598,916 598,0 0,0">
          <text:p/>
        </draw:polygon>
        <draw:frame draw:style-name="gr1" draw:layer="layout" svg:width="0.599cm" svg:height="0.917cm" svg:x="147.5cm" svg:y="49.281cm">
          <draw:object-ole draw:class-id="00000000-0000-0000-0000-000000000000" xlink:href="./Object 65" xlink:type="simple" xlink:show="embed" xlink:actuate="onLoad"/>
          <draw:image xlink:href="./ObjectReplacements/Object 65" xlink:type="simple" xlink:show="embed" xlink:actuate="onLoad"/>
        </draw:frame>
        <draw:polygon draw:style-name="gr27" draw:layer="layout" svg:width="0.774cm" svg:height="0.915cm" svg:x="149.956cm" svg:y="55.889cm" svg:viewBox="0 0 775 916" draw:points="0,916 775,916 775,0 0,0">
          <text:p/>
        </draw:polygon>
        <draw:frame draw:style-name="gr1" draw:layer="layout" svg:width="0.776cm" svg:height="0.917cm" svg:x="149.956cm" svg:y="55.889cm">
          <draw:object-ole draw:class-id="00000000-0000-0000-0000-000000000000" xlink:href="./Object 66" xlink:type="simple" xlink:show="embed" xlink:actuate="onLoad"/>
          <draw:image xlink:href="./ObjectReplacements/Object 66" xlink:type="simple" xlink:show="embed" xlink:actuate="onLoad"/>
        </draw:frame>
        <draw:polygon draw:style-name="gr40" draw:layer="layout" svg:width="0.738cm" svg:height="0.915cm" svg:x="147.395cm" svg:y="55.871cm" svg:viewBox="0 0 739 916" draw:points="0,916 739,916 739,0 0,0">
          <text:p/>
        </draw:polygon>
        <draw:frame draw:style-name="gr1" draw:layer="layout" svg:width="0.74cm" svg:height="0.917cm" svg:x="147.395cm" svg:y="55.871cm">
          <draw:object-ole draw:class-id="00000000-0000-0000-0000-000000000000" xlink:href="./Object 67" xlink:type="simple" xlink:show="embed" xlink:actuate="onLoad"/>
          <draw:image xlink:href="./ObjectReplacements/Object 67" xlink:type="simple" xlink:show="embed" xlink:actuate="onLoad"/>
        </draw:frame>
        <draw:polygon draw:style-name="gr40" draw:layer="layout" svg:width="0.597cm" svg:height="0.915cm" svg:x="149.75cm" svg:y="49.379cm" svg:viewBox="0 0 598 916" draw:points="0,916 598,916 598,0 0,0">
          <text:p/>
        </draw:polygon>
        <draw:frame draw:style-name="gr1" draw:layer="layout" svg:width="0.599cm" svg:height="0.917cm" svg:x="149.75cm" svg:y="49.379cm">
          <draw:object-ole draw:class-id="00000000-0000-0000-0000-000000000000" xlink:href="./Object 68" xlink:type="simple" xlink:show="embed" xlink:actuate="onLoad"/>
          <draw:image xlink:href="./ObjectReplacements/Object 68" xlink:type="simple" xlink:show="embed" xlink:actuate="onLoad"/>
        </draw:frame>
        <draw:polygon draw:style-name="gr27" draw:layer="layout" svg:width="0.774cm" svg:height="0.915cm" svg:x="147.262cm" svg:y="57.97cm" svg:viewBox="0 0 775 916" draw:points="0,916 775,916 775,0 0,0">
          <text:p/>
        </draw:polygon>
        <draw:frame draw:style-name="gr1" draw:layer="layout" svg:width="0.776cm" svg:height="0.917cm" svg:x="147.262cm" svg:y="57.97cm">
          <draw:object-ole draw:class-id="00000000-0000-0000-0000-000000000000" xlink:href="./Object 69" xlink:type="simple" xlink:show="embed" xlink:actuate="onLoad"/>
          <draw:image xlink:href="./ObjectReplacements/Object 69" xlink:type="simple" xlink:show="embed" xlink:actuate="onLoad"/>
        </draw:frame>
        <draw:polygon draw:style-name="gr27" draw:layer="layout" svg:width="0.774cm" svg:height="0.915cm" svg:x="149.571cm" svg:y="51.822cm" svg:viewBox="0 0 775 916" draw:points="0,916 775,916 775,0 0,0">
          <text:p/>
        </draw:polygon>
        <draw:frame draw:style-name="gr1" draw:layer="layout" svg:width="0.776cm" svg:height="0.917cm" svg:x="149.571cm" svg:y="51.822cm">
          <draw:object-ole draw:class-id="00000000-0000-0000-0000-000000000000" xlink:href="./Object 70" xlink:type="simple" xlink:show="embed" xlink:actuate="onLoad"/>
          <draw:image xlink:href="./ObjectReplacements/Object 70" xlink:type="simple" xlink:show="embed" xlink:actuate="onLoad"/>
        </draw:frame>
        <draw:polygon draw:style-name="gr27" draw:layer="layout" svg:width="0.597cm" svg:height="0.915cm" svg:x="149.645cm" svg:y="45.083cm" svg:viewBox="0 0 598 916" draw:points="0,916 598,916 598,0 0,0">
          <text:p/>
        </draw:polygon>
        <draw:frame draw:style-name="gr1" draw:layer="layout" svg:width="0.599cm" svg:height="0.917cm" svg:x="149.645cm" svg:y="45.083cm">
          <draw:object-ole draw:class-id="00000000-0000-0000-0000-000000000000" xlink:href="./Object 71" xlink:type="simple" xlink:show="embed" xlink:actuate="onLoad"/>
          <draw:image xlink:href="./ObjectReplacements/Object 71" xlink:type="simple" xlink:show="embed" xlink:actuate="onLoad"/>
        </draw:frame>
        <draw:polygon draw:style-name="gr27" draw:layer="layout" svg:width="0.774cm" svg:height="0.915cm" svg:x="155.92cm" svg:y="51.831cm" svg:viewBox="0 0 775 916" draw:points="0,916 775,916 775,0 0,0">
          <text:p/>
        </draw:polygon>
        <draw:frame draw:style-name="gr1" draw:layer="layout" svg:width="0.776cm" svg:height="0.917cm" svg:x="155.92cm" svg:y="51.831cm">
          <draw:object-ole draw:class-id="00000000-0000-0000-0000-000000000000" xlink:href="./Object 72" xlink:type="simple" xlink:show="embed" xlink:actuate="onLoad"/>
          <draw:image xlink:href="./ObjectReplacements/Object 72" xlink:type="simple" xlink:show="embed" xlink:actuate="onLoad"/>
        </draw:frame>
        <draw:polygon draw:style-name="gr27" draw:layer="layout" svg:width="0.809cm" svg:height="0.915cm" svg:x="159.415cm" svg:y="56.26cm" svg:viewBox="0 0 810 916" draw:points="0,916 810,916 810,0 0,0">
          <text:p/>
        </draw:polygon>
        <draw:frame draw:style-name="gr1" draw:layer="layout" svg:width="0.811cm" svg:height="0.917cm" svg:x="159.415cm" svg:y="56.26cm">
          <draw:object-ole draw:class-id="00000000-0000-0000-0000-000000000000" xlink:href="./Object 73" xlink:type="simple" xlink:show="embed" xlink:actuate="onLoad"/>
          <draw:image xlink:href="./ObjectReplacements/Object 73" xlink:type="simple" xlink:show="embed" xlink:actuate="onLoad"/>
        </draw:frame>
        <draw:polygon draw:style-name="gr27" draw:layer="layout" svg:width="0.774cm" svg:height="0.915cm" svg:x="157.091cm" svg:y="56.252cm" svg:viewBox="0 0 775 916" draw:points="0,916 775,916 775,0 0,0">
          <text:p/>
        </draw:polygon>
        <draw:frame draw:style-name="gr1" draw:layer="layout" svg:width="0.776cm" svg:height="0.917cm" svg:x="157.091cm" svg:y="56.252cm">
          <draw:object-ole draw:class-id="00000000-0000-0000-0000-000000000000" xlink:href="./Object 74" xlink:type="simple" xlink:show="embed" xlink:actuate="onLoad"/>
          <draw:image xlink:href="./ObjectReplacements/Object 74" xlink:type="simple" xlink:show="embed" xlink:actuate="onLoad"/>
        </draw:frame>
        <draw:polygon draw:style-name="gr40" draw:layer="layout" svg:width="0.774cm" svg:height="0.915cm" svg:x="156.89cm" svg:y="44.97cm" svg:viewBox="0 0 775 916" draw:points="0,916 775,916 775,0 0,0">
          <text:p/>
        </draw:polygon>
        <draw:frame draw:style-name="gr1" draw:layer="layout" svg:width="0.776cm" svg:height="0.917cm" svg:x="156.89cm" svg:y="44.97cm">
          <draw:object-ole draw:class-id="00000000-0000-0000-0000-000000000000" xlink:href="./Object 75" xlink:type="simple" xlink:show="embed" xlink:actuate="onLoad"/>
          <draw:image xlink:href="./ObjectReplacements/Object 75" xlink:type="simple" xlink:show="embed" xlink:actuate="onLoad"/>
        </draw:frame>
        <draw:polygon draw:style-name="gr40" draw:layer="layout" svg:width="0.774cm" svg:height="0.915cm" svg:x="159.302cm" svg:y="45.97cm" svg:viewBox="0 0 775 916" draw:points="0,916 775,916 775,0 0,0">
          <text:p/>
        </draw:polygon>
        <draw:frame draw:style-name="gr1" draw:layer="layout" svg:width="0.776cm" svg:height="0.917cm" svg:x="159.302cm" svg:y="45.97cm">
          <draw:object-ole draw:class-id="00000000-0000-0000-0000-000000000000" xlink:href="./Object 76" xlink:type="simple" xlink:show="embed" xlink:actuate="onLoad"/>
          <draw:image xlink:href="./ObjectReplacements/Object 76" xlink:type="simple" xlink:show="embed" xlink:actuate="onLoad"/>
        </draw:frame>
        <draw:polygon draw:style-name="gr40" draw:layer="layout" svg:width="0.774cm" svg:height="0.915cm" svg:x="157.002cm" svg:y="47.29cm" svg:viewBox="0 0 775 916" draw:points="0,916 775,916 775,0 0,0">
          <text:p/>
        </draw:polygon>
        <draw:frame draw:style-name="gr1" draw:layer="layout" svg:width="0.776cm" svg:height="0.917cm" svg:x="157.002cm" svg:y="47.29cm">
          <draw:object-ole draw:class-id="00000000-0000-0000-0000-000000000000" xlink:href="./Object 77" xlink:type="simple" xlink:show="embed" xlink:actuate="onLoad"/>
          <draw:image xlink:href="./ObjectReplacements/Object 77" xlink:type="simple" xlink:show="embed" xlink:actuate="onLoad"/>
        </draw:frame>
        <draw:polygon draw:style-name="gr40" draw:layer="layout" svg:width="0.774cm" svg:height="0.915cm" svg:x="157.064cm" svg:y="49.461cm" svg:viewBox="0 0 775 916" draw:points="0,916 775,916 775,0 0,0">
          <text:p/>
        </draw:polygon>
        <draw:frame draw:style-name="gr1" draw:layer="layout" svg:width="0.776cm" svg:height="0.917cm" svg:x="157.064cm" svg:y="49.461cm">
          <draw:object-ole draw:class-id="00000000-0000-0000-0000-000000000000" xlink:href="./Object 78" xlink:type="simple" xlink:show="embed" xlink:actuate="onLoad"/>
          <draw:image xlink:href="./ObjectReplacements/Object 78" xlink:type="simple" xlink:show="embed" xlink:actuate="onLoad"/>
        </draw:frame>
        <draw:polygon draw:style-name="gr7" draw:layer="layout" svg:width="1.598cm" svg:height="0.932cm" svg:x="143.282cm" svg:y="43.064cm" svg:viewBox="0 0 1599 933" draw:points="799,933 1599,513 1071,513 1071,0 528,0 528,513 0,513">
          <text:p/>
        </draw:polygon>
        <draw:polygon draw:style-name="gr7" draw:layer="layout" svg:width="1.598cm" svg:height="0.932cm" svg:x="148.182cm" svg:y="43.084cm" svg:viewBox="0 0 1599 933" draw:points="799,933 1599,513 1071,513 1071,0 528,0 528,513 0,513">
          <text:p/>
        </draw:polygon>
        <draw:polygon draw:style-name="gr7" draw:layer="layout" svg:width="1.598cm" svg:height="0.932cm" svg:x="156.482cm" svg:y="43.084cm" svg:viewBox="0 0 1599 933" draw:points="799,933 1599,513 1071,513 1071,0 528,0 528,513 0,513">
          <text:p/>
        </draw:polygon>
        <draw:polygon draw:style-name="gr40" draw:layer="layout" svg:width="0.844cm" svg:height="0.634cm" svg:x="155.459cm" svg:y="64.36cm" svg:viewBox="0 0 845 635" draw:points="0,635 845,635 845,0 0,0">
          <text:p/>
        </draw:polygon>
        <draw:frame draw:style-name="gr1" draw:layer="layout" svg:width="0.846cm" svg:height="0.635cm" svg:x="155.459cm" svg:y="64.36cm">
          <draw:object-ole draw:class-id="00000000-0000-0000-0000-000000000000" xlink:href="./Object 79" xlink:type="simple" xlink:show="embed" xlink:actuate="onLoad"/>
          <draw:image xlink:href="./ObjectReplacements/Object 79" xlink:type="simple" xlink:show="embed" xlink:actuate="onLoad"/>
        </draw:frame>
        <draw:polygon draw:style-name="gr66" draw:layer="layout" svg:width="0.597cm" svg:height="0.915cm" svg:x="151.383cm" svg:y="37.72cm" svg:viewBox="0 0 598 916" draw:points="0,916 598,916 598,0 0,0">
          <text:p/>
        </draw:polygon>
        <draw:frame draw:style-name="gr1" draw:layer="layout" svg:width="0.599cm" svg:height="0.917cm" svg:x="151.383cm" svg:y="37.72cm">
          <draw:object-ole draw:class-id="00000000-0000-0000-0000-000000000000" xlink:href="./Object 80" xlink:type="simple" xlink:show="embed" xlink:actuate="onLoad"/>
          <draw:image xlink:href="./ObjectReplacements/Object 80" xlink:type="simple" xlink:show="embed" xlink:actuate="onLoad"/>
        </draw:frame>
        <draw:polygon draw:style-name="gr66" draw:layer="layout" svg:width="0.597cm" svg:height="0.915cm" svg:x="146.883cm" svg:y="47.603cm" svg:viewBox="0 0 598 916" draw:points="0,916 598,916 598,0 0,0">
          <text:p/>
        </draw:polygon>
        <draw:frame draw:style-name="gr1" draw:layer="layout" svg:width="0.599cm" svg:height="0.917cm" svg:x="146.883cm" svg:y="47.603cm">
          <draw:object-ole draw:class-id="00000000-0000-0000-0000-000000000000" xlink:href="./Object 81" xlink:type="simple" xlink:show="embed" xlink:actuate="onLoad"/>
          <draw:image xlink:href="./ObjectReplacements/Object 81" xlink:type="simple" xlink:show="embed" xlink:actuate="onLoad"/>
        </draw:frame>
        <draw:polygon draw:style-name="gr66" draw:layer="layout" svg:width="0.668cm" svg:height="0.915cm" svg:x="146.612cm" svg:y="58.884cm" svg:viewBox="0 0 669 916" draw:points="0,916 669,916 669,0 0,0">
          <text:p/>
        </draw:polygon>
        <draw:frame draw:style-name="gr1" draw:layer="layout" svg:width="0.67cm" svg:height="0.917cm" svg:x="146.612cm" svg:y="58.884cm">
          <draw:object-ole draw:class-id="00000000-0000-0000-0000-000000000000" xlink:href="./Object 82" xlink:type="simple" xlink:show="embed" xlink:actuate="onLoad"/>
          <draw:image xlink:href="./ObjectReplacements/Object 82" xlink:type="simple" xlink:show="embed" xlink:actuate="onLoad"/>
        </draw:frame>
        <draw:polygon draw:style-name="gr66" draw:layer="layout" svg:width="0.668cm" svg:height="0.915cm" svg:x="149.082cm" svg:y="58.69cm" svg:viewBox="0 0 669 916" draw:points="0,916 669,916 669,0 0,0">
          <text:p/>
        </draw:polygon>
        <draw:frame draw:style-name="gr1" draw:layer="layout" svg:width="0.67cm" svg:height="0.917cm" svg:x="149.082cm" svg:y="58.69cm">
          <draw:object-ole draw:class-id="00000000-0000-0000-0000-000000000000" xlink:href="./Object 83" xlink:type="simple" xlink:show="embed" xlink:actuate="onLoad"/>
          <draw:image xlink:href="./ObjectReplacements/Object 83" xlink:type="simple" xlink:show="embed" xlink:actuate="onLoad"/>
        </draw:frame>
        <draw:polygon draw:style-name="gr66" draw:layer="layout" svg:width="0.634cm" svg:height="0.915cm" svg:x="149.147cm" svg:y="56.481cm" svg:viewBox="0 0 635 916" draw:points="0,916 635,916 635,0 0,0">
          <text:p/>
        </draw:polygon>
        <draw:frame draw:style-name="gr1" draw:layer="layout" svg:width="0.635cm" svg:height="0.917cm" svg:x="149.147cm" svg:y="56.481cm">
          <draw:object-ole draw:class-id="00000000-0000-0000-0000-000000000000" xlink:href="./Object 84" xlink:type="simple" xlink:show="embed" xlink:actuate="onLoad"/>
          <draw:image xlink:href="./ObjectReplacements/Object 84" xlink:type="simple" xlink:show="embed" xlink:actuate="onLoad"/>
        </draw:frame>
        <draw:polygon draw:style-name="gr66" draw:layer="layout" svg:width="0.634cm" svg:height="0.915cm" svg:x="158.64cm" svg:y="58.952cm" svg:viewBox="0 0 635 916" draw:points="0,916 635,916 635,0 0,0">
          <text:p/>
        </draw:polygon>
        <draw:frame draw:style-name="gr1" draw:layer="layout" svg:width="0.635cm" svg:height="0.917cm" svg:x="158.64cm" svg:y="58.952cm">
          <draw:object-ole draw:class-id="00000000-0000-0000-0000-000000000000" xlink:href="./Object 85" xlink:type="simple" xlink:show="embed" xlink:actuate="onLoad"/>
          <draw:image xlink:href="./ObjectReplacements/Object 85" xlink:type="simple" xlink:show="embed" xlink:actuate="onLoad"/>
        </draw:frame>
        <draw:polygon draw:style-name="gr66" draw:layer="layout" svg:width="0.668cm" svg:height="0.915cm" svg:x="158.64cm" svg:y="56.62cm" svg:viewBox="0 0 669 916" draw:points="0,916 669,916 669,0 0,0">
          <text:p/>
        </draw:polygon>
        <draw:frame draw:style-name="gr1" draw:layer="layout" svg:width="0.67cm" svg:height="0.917cm" svg:x="158.64cm" svg:y="56.62cm">
          <draw:object-ole draw:class-id="00000000-0000-0000-0000-000000000000" xlink:href="./Object 86" xlink:type="simple" xlink:show="embed" xlink:actuate="onLoad"/>
          <draw:image xlink:href="./ObjectReplacements/Object 86" xlink:type="simple" xlink:show="embed" xlink:actuate="onLoad"/>
        </draw:frame>
        <draw:polygon draw:style-name="gr66" draw:layer="layout" svg:width="0.668cm" svg:height="0.915cm" svg:x="156.206cm" svg:y="58.935cm" svg:viewBox="0 0 669 916" draw:points="0,916 669,916 669,0 0,0">
          <text:p/>
        </draw:polygon>
        <draw:frame draw:style-name="gr1" draw:layer="layout" svg:width="0.67cm" svg:height="0.917cm" svg:x="156.206cm" svg:y="58.935cm">
          <draw:object-ole draw:class-id="00000000-0000-0000-0000-000000000000" xlink:href="./Object 87" xlink:type="simple" xlink:show="embed" xlink:actuate="onLoad"/>
          <draw:image xlink:href="./ObjectReplacements/Object 87" xlink:type="simple" xlink:show="embed" xlink:actuate="onLoad"/>
        </draw:frame>
        <draw:polygon draw:style-name="gr66" draw:layer="layout" svg:width="0.634cm" svg:height="0.915cm" svg:x="156.506cm" svg:y="54.32cm" svg:viewBox="0 0 635 916" draw:points="0,916 635,916 635,0 0,0">
          <text:p/>
        </draw:polygon>
        <draw:frame draw:style-name="gr1" draw:layer="layout" svg:width="0.635cm" svg:height="0.917cm" svg:x="156.506cm" svg:y="54.32cm">
          <draw:object-ole draw:class-id="00000000-0000-0000-0000-000000000000" xlink:href="./Object 88" xlink:type="simple" xlink:show="embed" xlink:actuate="onLoad"/>
          <draw:image xlink:href="./ObjectReplacements/Object 88" xlink:type="simple" xlink:show="embed" xlink:actuate="onLoad"/>
        </draw:frame>
        <draw:polygon draw:style-name="gr66" draw:layer="layout" svg:width="0.634cm" svg:height="0.915cm" svg:x="158.923cm" svg:y="54.361cm" svg:viewBox="0 0 635 916" draw:points="0,916 635,916 635,0 0,0">
          <text:p/>
        </draw:polygon>
        <draw:frame draw:style-name="gr1" draw:layer="layout" svg:width="0.635cm" svg:height="0.917cm" svg:x="158.923cm" svg:y="54.361cm">
          <draw:object-ole draw:class-id="00000000-0000-0000-0000-000000000000" xlink:href="./Object 89" xlink:type="simple" xlink:show="embed" xlink:actuate="onLoad"/>
          <draw:image xlink:href="./ObjectReplacements/Object 89" xlink:type="simple" xlink:show="embed" xlink:actuate="onLoad"/>
        </draw:frame>
        <draw:polygon draw:style-name="gr66" draw:layer="layout" svg:width="0.668cm" svg:height="0.915cm" svg:x="149.282cm" svg:y="46.117cm" svg:viewBox="0 0 669 916" draw:points="0,916 669,916 669,0 0,0">
          <text:p/>
        </draw:polygon>
        <draw:frame draw:style-name="gr1" draw:layer="layout" svg:width="0.67cm" svg:height="0.917cm" svg:x="149.282cm" svg:y="46.117cm">
          <draw:object-ole draw:class-id="00000000-0000-0000-0000-000000000000" xlink:href="./Object 90" xlink:type="simple" xlink:show="embed" xlink:actuate="onLoad"/>
          <draw:image xlink:href="./ObjectReplacements/Object 90" xlink:type="simple" xlink:show="embed" xlink:actuate="onLoad"/>
        </draw:frame>
        <draw:polygon draw:style-name="gr66" draw:layer="layout" svg:width="0.634cm" svg:height="0.915cm" svg:x="151.382cm" svg:y="41.262cm" svg:viewBox="0 0 635 916" draw:points="0,916 635,916 635,0 0,0">
          <text:p/>
        </draw:polygon>
        <draw:frame draw:style-name="gr1" draw:layer="layout" svg:width="0.635cm" svg:height="0.917cm" svg:x="151.382cm" svg:y="41.262cm">
          <draw:object-ole draw:class-id="00000000-0000-0000-0000-000000000000" xlink:href="./Object 91" xlink:type="simple" xlink:show="embed" xlink:actuate="onLoad"/>
          <draw:image xlink:href="./ObjectReplacements/Object 91" xlink:type="simple" xlink:show="embed" xlink:actuate="onLoad"/>
        </draw:frame>
        <draw:polygon draw:style-name="gr66" draw:layer="layout" svg:width="0.668cm" svg:height="0.915cm" svg:x="153.882cm" svg:y="36.003cm" svg:viewBox="0 0 669 916" draw:points="0,916 669,916 669,0 0,0">
          <text:p/>
        </draw:polygon>
        <draw:frame draw:style-name="gr1" draw:layer="layout" svg:width="0.67cm" svg:height="0.917cm" svg:x="153.882cm" svg:y="36.003cm">
          <draw:object-ole draw:class-id="00000000-0000-0000-0000-000000000000" xlink:href="./Object 92" xlink:type="simple" xlink:show="embed" xlink:actuate="onLoad"/>
          <draw:image xlink:href="./ObjectReplacements/Object 92" xlink:type="simple" xlink:show="embed" xlink:actuate="onLoad"/>
        </draw:frame>
        <draw:polygon draw:style-name="gr66" draw:layer="layout" svg:width="0.668cm" svg:height="0.915cm" svg:x="158.871cm" svg:y="52.103cm" svg:viewBox="0 0 669 916" draw:points="0,916 669,916 669,0 0,0">
          <text:p/>
        </draw:polygon>
        <draw:frame draw:style-name="gr1" draw:layer="layout" svg:width="0.67cm" svg:height="0.917cm" svg:x="158.871cm" svg:y="52.103cm">
          <draw:object-ole draw:class-id="00000000-0000-0000-0000-000000000000" xlink:href="./Object 93" xlink:type="simple" xlink:show="embed" xlink:actuate="onLoad"/>
          <draw:image xlink:href="./ObjectReplacements/Object 93" xlink:type="simple" xlink:show="embed" xlink:actuate="onLoad"/>
        </draw:frame>
        <draw:polygon draw:style-name="gr66" draw:layer="layout" svg:width="0.809cm" svg:height="0.915cm" svg:x="156.041cm" svg:y="47.831cm" svg:viewBox="0 0 810 916" draw:points="0,916 810,916 810,0 0,0">
          <text:p/>
        </draw:polygon>
        <draw:frame draw:style-name="gr1" draw:layer="layout" svg:width="0.811cm" svg:height="0.917cm" svg:x="156.041cm" svg:y="47.831cm">
          <draw:object-ole draw:class-id="00000000-0000-0000-0000-000000000000" xlink:href="./Object 94" xlink:type="simple" xlink:show="embed" xlink:actuate="onLoad"/>
          <draw:image xlink:href="./ObjectReplacements/Object 94" xlink:type="simple" xlink:show="embed" xlink:actuate="onLoad"/>
        </draw:frame>
        <draw:polygon draw:style-name="gr66" draw:layer="layout" svg:width="0.668cm" svg:height="0.915cm" svg:x="156.27cm" svg:y="50.162cm" svg:viewBox="0 0 669 916" draw:points="0,916 669,916 669,0 0,0">
          <text:p/>
        </draw:polygon>
        <draw:frame draw:style-name="gr1" draw:layer="layout" svg:width="0.67cm" svg:height="0.917cm" svg:x="156.27cm" svg:y="50.162cm">
          <draw:object-ole draw:class-id="00000000-0000-0000-0000-000000000000" xlink:href="./Object 95" xlink:type="simple" xlink:show="embed" xlink:actuate="onLoad"/>
          <draw:image xlink:href="./ObjectReplacements/Object 95" xlink:type="simple" xlink:show="embed" xlink:actuate="onLoad"/>
        </draw:frame>
        <draw:polygon draw:style-name="gr66" draw:layer="layout" svg:width="0.809cm" svg:height="0.915cm" svg:x="158.54cm" svg:y="49.903cm" svg:viewBox="0 0 810 916" draw:points="0,916 810,916 810,0 0,0">
          <text:p/>
        </draw:polygon>
        <draw:frame draw:style-name="gr1" draw:layer="layout" svg:width="0.811cm" svg:height="0.917cm" svg:x="158.54cm" svg:y="49.903cm">
          <draw:object-ole draw:class-id="00000000-0000-0000-0000-000000000000" xlink:href="./Object 96" xlink:type="simple" xlink:show="embed" xlink:actuate="onLoad"/>
          <draw:image xlink:href="./ObjectReplacements/Object 96" xlink:type="simple" xlink:show="embed" xlink:actuate="onLoad"/>
        </draw:frame>
        <draw:polygon draw:style-name="gr66" draw:layer="layout" svg:width="0.809cm" svg:height="0.915cm" svg:x="158.529cm" svg:y="48.22cm" svg:viewBox="0 0 810 916" draw:points="0,916 810,916 810,0 0,0">
          <text:p/>
        </draw:polygon>
        <draw:frame draw:style-name="gr1" draw:layer="layout" svg:width="0.811cm" svg:height="0.917cm" svg:x="158.529cm" svg:y="48.22cm">
          <draw:object-ole draw:class-id="00000000-0000-0000-0000-000000000000" xlink:href="./Object 97" xlink:type="simple" xlink:show="embed" xlink:actuate="onLoad"/>
          <draw:image xlink:href="./ObjectReplacements/Object 97" xlink:type="simple" xlink:show="embed" xlink:actuate="onLoad"/>
        </draw:frame>
        <draw:polygon draw:style-name="gr66" draw:layer="layout" svg:width="0.809cm" svg:height="0.915cm" svg:x="158.34cm" svg:y="46.562cm" svg:viewBox="0 0 810 916" draw:points="0,916 810,916 810,0 0,0">
          <text:p/>
        </draw:polygon>
        <draw:frame draw:style-name="gr1" draw:layer="layout" svg:width="0.811cm" svg:height="0.917cm" svg:x="158.34cm" svg:y="46.562cm">
          <draw:object-ole draw:class-id="00000000-0000-0000-0000-000000000000" xlink:href="./Object 98" xlink:type="simple" xlink:show="embed" xlink:actuate="onLoad"/>
          <draw:image xlink:href="./ObjectReplacements/Object 98" xlink:type="simple" xlink:show="embed" xlink:actuate="onLoad"/>
        </draw:frame>
        <draw:polygon draw:style-name="gr66" draw:layer="layout" svg:width="0.809cm" svg:height="0.915cm" svg:x="156.03cm" svg:y="45.62cm" svg:viewBox="0 0 810 916" draw:points="0,916 810,916 810,0 0,0">
          <text:p/>
        </draw:polygon>
        <draw:frame draw:style-name="gr1" draw:layer="layout" svg:width="0.811cm" svg:height="0.917cm" svg:x="156.03cm" svg:y="45.62cm">
          <draw:object-ole draw:class-id="00000000-0000-0000-0000-000000000000" xlink:href="./Object 99" xlink:type="simple" xlink:show="embed" xlink:actuate="onLoad"/>
          <draw:image xlink:href="./ObjectReplacements/Object 99" xlink:type="simple" xlink:show="embed" xlink:actuate="onLoad"/>
        </draw:frame>
        <draw:polygon draw:style-name="gr66" draw:layer="layout" svg:width="0.634cm" svg:height="0.915cm" svg:x="155.647cm" svg:y="41.247cm" svg:viewBox="0 0 635 916" draw:points="0,916 635,916 635,0 0,0">
          <text:p/>
        </draw:polygon>
        <draw:frame draw:style-name="gr1" draw:layer="layout" svg:width="0.635cm" svg:height="0.917cm" svg:x="155.647cm" svg:y="41.247cm">
          <draw:object-ole draw:class-id="00000000-0000-0000-0000-000000000000" xlink:href="./Object 100" xlink:type="simple" xlink:show="embed" xlink:actuate="onLoad"/>
          <draw:image xlink:href="./ObjectReplacements/Object 100" xlink:type="simple" xlink:show="embed" xlink:actuate="onLoad"/>
        </draw:frame>
        <draw:polygon draw:style-name="gr66" draw:layer="layout" svg:width="0.668cm" svg:height="0.915cm" svg:x="158.182cm" svg:y="39.62cm" svg:viewBox="0 0 669 916" draw:points="0,916 669,916 669,0 0,0">
          <text:p/>
        </draw:polygon>
        <draw:frame draw:style-name="gr1" draw:layer="layout" svg:width="0.67cm" svg:height="0.917cm" svg:x="158.182cm" svg:y="39.62cm">
          <draw:object-ole draw:class-id="00000000-0000-0000-0000-000000000000" xlink:href="./Object 101" xlink:type="simple" xlink:show="embed" xlink:actuate="onLoad"/>
          <draw:image xlink:href="./ObjectReplacements/Object 101" xlink:type="simple" xlink:show="embed" xlink:actuate="onLoad"/>
        </draw:frame>
        <draw:polygon draw:style-name="gr66" draw:layer="layout" svg:width="0.634cm" svg:height="0.915cm" svg:x="153.865cm" svg:y="39.559cm" svg:viewBox="0 0 635 916" draw:points="0,916 635,916 635,0 0,0">
          <text:p/>
        </draw:polygon>
        <draw:frame draw:style-name="gr1" draw:layer="layout" svg:width="0.635cm" svg:height="0.917cm" svg:x="153.865cm" svg:y="39.559cm">
          <draw:object-ole draw:class-id="00000000-0000-0000-0000-000000000000" xlink:href="./Object 102" xlink:type="simple" xlink:show="embed" xlink:actuate="onLoad"/>
          <draw:image xlink:href="./ObjectReplacements/Object 102" xlink:type="simple" xlink:show="embed" xlink:actuate="onLoad"/>
        </draw:frame>
        <draw:polygon draw:style-name="gr66" draw:layer="layout" svg:width="0.668cm" svg:height="0.915cm" svg:x="155.647cm" svg:y="37.661cm" svg:viewBox="0 0 669 916" draw:points="0,916 669,916 669,0 0,0">
          <text:p/>
        </draw:polygon>
        <draw:frame draw:style-name="gr1" draw:layer="layout" svg:width="0.67cm" svg:height="0.917cm" svg:x="155.647cm" svg:y="37.661cm">
          <draw:object-ole draw:class-id="00000000-0000-0000-0000-000000000000" xlink:href="./Object 103" xlink:type="simple" xlink:show="embed" xlink:actuate="onLoad"/>
          <draw:image xlink:href="./ObjectReplacements/Object 103" xlink:type="simple" xlink:show="embed" xlink:actuate="onLoad"/>
        </draw:frame>
        <draw:polygon draw:style-name="gr66" draw:layer="layout" svg:width="0.634cm" svg:height="0.915cm" svg:x="158.182cm" svg:y="36.011cm" svg:viewBox="0 0 635 916" draw:points="0,916 635,916 635,0 0,0">
          <text:p/>
        </draw:polygon>
        <draw:frame draw:style-name="gr1" draw:layer="layout" svg:width="0.635cm" svg:height="0.917cm" svg:x="158.182cm" svg:y="36.011cm">
          <draw:object-ole draw:class-id="00000000-0000-0000-0000-000000000000" xlink:href="./Object 104" xlink:type="simple" xlink:show="embed" xlink:actuate="onLoad"/>
          <draw:image xlink:href="./ObjectReplacements/Object 104" xlink:type="simple" xlink:show="embed" xlink:actuate="onLoad"/>
        </draw:frame>
        <draw:polygon draw:style-name="gr66" draw:layer="layout" svg:width="0.597cm" svg:height="0.915cm" svg:x="156.241cm" svg:y="56.661cm" svg:viewBox="0 0 598 916" draw:points="0,916 598,916 598,0 0,0">
          <text:p/>
        </draw:polygon>
        <draw:frame draw:style-name="gr1" draw:layer="layout" svg:width="0.599cm" svg:height="0.917cm" svg:x="156.241cm" svg:y="56.661cm">
          <draw:object-ole draw:class-id="00000000-0000-0000-0000-000000000000" xlink:href="./Object 105" xlink:type="simple" xlink:show="embed" xlink:actuate="onLoad"/>
          <draw:image xlink:href="./ObjectReplacements/Object 105" xlink:type="simple" xlink:show="embed" xlink:actuate="onLoad"/>
        </draw:frame>
        <draw:polygon draw:style-name="gr66" draw:layer="layout" svg:width="0.597cm" svg:height="0.915cm" svg:x="141.505cm" svg:y="55.12cm" svg:viewBox="0 0 598 916" draw:points="0,916 598,916 598,0 0,0">
          <text:p/>
        </draw:polygon>
        <draw:frame draw:style-name="gr1" draw:layer="layout" svg:width="0.599cm" svg:height="0.917cm" svg:x="141.505cm" svg:y="55.12cm">
          <draw:object-ole draw:class-id="00000000-0000-0000-0000-000000000000" xlink:href="./Object 106" xlink:type="simple" xlink:show="embed" xlink:actuate="onLoad"/>
          <draw:image xlink:href="./ObjectReplacements/Object 106" xlink:type="simple" xlink:show="embed" xlink:actuate="onLoad"/>
        </draw:frame>
        <draw:polygon draw:style-name="gr66" draw:layer="layout" svg:width="1.904cm" svg:height="0.915cm" svg:x="151.682cm" svg:y="70.298cm" svg:viewBox="0 0 1905 916" draw:points="0,916 1905,916 1905,0 0,0">
          <text:p/>
        </draw:polygon>
        <draw:frame draw:style-name="gr1" draw:layer="layout" svg:width="1.905cm" svg:height="0.917cm" svg:x="151.682cm" svg:y="70.298cm">
          <draw:object-ole draw:class-id="00000000-0000-0000-0000-000000000000" xlink:href="./Object 107" xlink:type="simple" xlink:show="embed" xlink:actuate="onLoad"/>
          <draw:image xlink:href="./ObjectReplacements/Object 107" xlink:type="simple" xlink:show="embed" xlink:actuate="onLoad"/>
        </draw:frame>
        <draw:polygon draw:style-name="gr66" draw:layer="layout" svg:width="1.904cm" svg:height="0.915cm" svg:x="146.529cm" svg:y="70.29cm" svg:viewBox="0 0 1905 916" draw:points="0,916 1905,916 1905,0 0,0">
          <text:p/>
        </draw:polygon>
        <draw:frame draw:style-name="gr1" draw:layer="layout" svg:width="1.905cm" svg:height="0.917cm" svg:x="146.529cm" svg:y="70.29cm">
          <draw:object-ole draw:class-id="00000000-0000-0000-0000-000000000000" xlink:href="./Object 108" xlink:type="simple" xlink:show="embed" xlink:actuate="onLoad"/>
          <draw:image xlink:href="./ObjectReplacements/Object 108" xlink:type="simple" xlink:show="embed" xlink:actuate="onLoad"/>
        </draw:frame>
        <draw:polygon draw:style-name="gr66" draw:layer="layout" svg:width="1.938cm" svg:height="0.915cm" svg:x="151.732cm" svg:y="66.948cm" svg:viewBox="0 0 1939 916" draw:points="0,916 1939,916 1939,0 0,0">
          <text:p/>
        </draw:polygon>
        <draw:frame draw:style-name="gr1" draw:layer="layout" svg:width="1.94cm" svg:height="0.917cm" svg:x="151.732cm" svg:y="66.948cm">
          <draw:object-ole draw:class-id="00000000-0000-0000-0000-000000000000" xlink:href="./Object 109" xlink:type="simple" xlink:show="embed" xlink:actuate="onLoad"/>
          <draw:image xlink:href="./ObjectReplacements/Object 109" xlink:type="simple" xlink:show="embed" xlink:actuate="onLoad"/>
        </draw:frame>
        <draw:polygon draw:style-name="gr66" draw:layer="layout" svg:width="1.938cm" svg:height="0.915cm" svg:x="148.912cm" svg:y="65.031cm" svg:viewBox="0 0 1939 916" draw:points="0,916 1939,916 1939,0 0,0">
          <text:p/>
        </draw:polygon>
        <draw:frame draw:style-name="gr1" draw:layer="layout" svg:width="1.94cm" svg:height="0.917cm" svg:x="148.912cm" svg:y="65.031cm">
          <draw:object-ole draw:class-id="00000000-0000-0000-0000-000000000000" xlink:href="./Object 110" xlink:type="simple" xlink:show="embed" xlink:actuate="onLoad"/>
          <draw:image xlink:href="./ObjectReplacements/Object 110" xlink:type="simple" xlink:show="embed" xlink:actuate="onLoad"/>
        </draw:frame>
        <draw:polygon draw:style-name="gr66" draw:layer="layout" svg:width="1.832cm" svg:height="0.915cm" svg:x="146.648cm" svg:y="66.932cm" svg:viewBox="0 0 1833 916" draw:points="0,916 1833,916 1833,0 0,0">
          <text:p/>
        </draw:polygon>
        <draw:frame draw:style-name="gr1" draw:layer="layout" svg:width="1.834cm" svg:height="0.917cm" svg:x="146.648cm" svg:y="66.932cm">
          <draw:object-ole draw:class-id="00000000-0000-0000-0000-000000000000" xlink:href="./Object 111" xlink:type="simple" xlink:show="embed" xlink:actuate="onLoad"/>
          <draw:image xlink:href="./ObjectReplacements/Object 111" xlink:type="simple" xlink:show="embed" xlink:actuate="onLoad"/>
        </draw:frame>
        <draw:polygon draw:style-name="gr66" draw:layer="layout" svg:width="0.809cm" svg:height="0.915cm" svg:x="147.57cm" svg:y="40.535cm" svg:viewBox="0 0 810 916" draw:points="0,916 810,916 810,0 0,0">
          <text:p/>
        </draw:polygon>
        <draw:frame draw:style-name="gr1" draw:layer="layout" svg:width="0.811cm" svg:height="0.917cm" svg:x="147.57cm" svg:y="40.535cm">
          <draw:object-ole draw:class-id="00000000-0000-0000-0000-000000000000" xlink:href="./Object 112" xlink:type="simple" xlink:show="embed" xlink:actuate="onLoad"/>
          <draw:image xlink:href="./ObjectReplacements/Object 112" xlink:type="simple" xlink:show="embed" xlink:actuate="onLoad"/>
        </draw:frame>
        <draw:polygon draw:style-name="gr66" draw:layer="layout" svg:width="0.809cm" svg:height="0.915cm" svg:x="144.87cm" svg:y="41.706cm" svg:viewBox="0 0 810 916" draw:points="0,916 810,916 810,0 0,0">
          <text:p/>
        </draw:polygon>
        <draw:frame draw:style-name="gr1" draw:layer="layout" svg:width="0.811cm" svg:height="0.917cm" svg:x="144.87cm" svg:y="41.706cm">
          <draw:object-ole draw:class-id="00000000-0000-0000-0000-000000000000" xlink:href="./Object 113" xlink:type="simple" xlink:show="embed" xlink:actuate="onLoad"/>
          <draw:image xlink:href="./ObjectReplacements/Object 113" xlink:type="simple" xlink:show="embed" xlink:actuate="onLoad"/>
        </draw:frame>
        <draw:polygon draw:style-name="gr66" draw:layer="layout" svg:width="0.809cm" svg:height="0.915cm" svg:x="142.17cm" svg:y="40.656cm" svg:viewBox="0 0 810 916" draw:points="0,916 810,916 810,0 0,0">
          <text:p/>
        </draw:polygon>
        <draw:frame draw:style-name="gr1" draw:layer="layout" svg:width="0.811cm" svg:height="0.917cm" svg:x="142.17cm" svg:y="40.656cm">
          <draw:object-ole draw:class-id="00000000-0000-0000-0000-000000000000" xlink:href="./Object 114" xlink:type="simple" xlink:show="embed" xlink:actuate="onLoad"/>
          <draw:image xlink:href="./ObjectReplacements/Object 114" xlink:type="simple" xlink:show="embed" xlink:actuate="onLoad"/>
        </draw:frame>
        <draw:polygon draw:style-name="gr66" draw:layer="layout" svg:width="0.809cm" svg:height="0.915cm" svg:x="144.859cm" svg:y="38.623cm" svg:viewBox="0 0 810 916" draw:points="0,916 810,916 810,0 0,0">
          <text:p/>
        </draw:polygon>
        <draw:frame draw:style-name="gr1" draw:layer="layout" svg:width="0.811cm" svg:height="0.917cm" svg:x="144.859cm" svg:y="38.623cm">
          <draw:object-ole draw:class-id="00000000-0000-0000-0000-000000000000" xlink:href="./Object 115" xlink:type="simple" xlink:show="embed" xlink:actuate="onLoad"/>
          <draw:image xlink:href="./ObjectReplacements/Object 115" xlink:type="simple" xlink:show="embed" xlink:actuate="onLoad"/>
        </draw:frame>
        <draw:polygon draw:style-name="gr66" draw:layer="layout" svg:width="0.809cm" svg:height="0.915cm" svg:x="147.47cm" svg:y="37.173cm" svg:viewBox="0 0 810 916" draw:points="0,916 810,916 810,0 0,0">
          <text:p/>
        </draw:polygon>
        <draw:frame draw:style-name="gr1" draw:layer="layout" svg:width="0.811cm" svg:height="0.917cm" svg:x="147.47cm" svg:y="37.173cm">
          <draw:object-ole draw:class-id="00000000-0000-0000-0000-000000000000" xlink:href="./Object 116" xlink:type="simple" xlink:show="embed" xlink:actuate="onLoad"/>
          <draw:image xlink:href="./ObjectReplacements/Object 116" xlink:type="simple" xlink:show="embed" xlink:actuate="onLoad"/>
        </draw:frame>
        <draw:polygon draw:style-name="gr66" draw:layer="layout" svg:width="0.809cm" svg:height="0.915cm" svg:x="143.209cm" svg:y="37.256cm" svg:viewBox="0 0 810 916" draw:points="0,916 810,916 810,0 0,0">
          <text:p/>
        </draw:polygon>
        <draw:frame draw:style-name="gr1" draw:layer="layout" svg:width="0.811cm" svg:height="0.917cm" svg:x="143.209cm" svg:y="37.256cm">
          <draw:object-ole draw:class-id="00000000-0000-0000-0000-000000000000" xlink:href="./Object 117" xlink:type="simple" xlink:show="embed" xlink:actuate="onLoad"/>
          <draw:image xlink:href="./ObjectReplacements/Object 117" xlink:type="simple" xlink:show="embed" xlink:actuate="onLoad"/>
        </draw:frame>
        <draw:polygon draw:style-name="gr66" draw:layer="layout" svg:width="0.809cm" svg:height="0.915cm" svg:x="144.943cm" svg:y="36.101cm" svg:viewBox="0 0 810 916" draw:points="0,916 810,916 810,0 0,0">
          <text:p/>
        </draw:polygon>
        <draw:frame draw:style-name="gr1" draw:layer="layout" svg:width="0.811cm" svg:height="0.917cm" svg:x="144.943cm" svg:y="36.101cm">
          <draw:object-ole draw:class-id="00000000-0000-0000-0000-000000000000" xlink:href="./Object 118" xlink:type="simple" xlink:show="embed" xlink:actuate="onLoad"/>
          <draw:image xlink:href="./ObjectReplacements/Object 118" xlink:type="simple" xlink:show="embed" xlink:actuate="onLoad"/>
        </draw:frame>
        <draw:polygon draw:style-name="gr66" draw:layer="layout" svg:width="0.809cm" svg:height="0.915cm" svg:x="143.182cm" svg:y="33.701cm" svg:viewBox="0 0 810 916" draw:points="0,916 810,916 810,0 0,0">
          <text:p/>
        </draw:polygon>
        <draw:frame draw:style-name="gr1" draw:layer="layout" svg:width="0.811cm" svg:height="0.917cm" svg:x="143.182cm" svg:y="33.701cm">
          <draw:object-ole draw:class-id="00000000-0000-0000-0000-000000000000" xlink:href="./Object 119" xlink:type="simple" xlink:show="embed" xlink:actuate="onLoad"/>
          <draw:image xlink:href="./ObjectReplacements/Object 119" xlink:type="simple" xlink:show="embed" xlink:actuate="onLoad"/>
        </draw:frame>
        <draw:polygon draw:style-name="gr66" draw:layer="layout" svg:width="0.668cm" svg:height="0.915cm" svg:x="141.119cm" svg:y="36.137cm" svg:viewBox="0 0 669 916" draw:points="0,916 669,916 669,0 0,0">
          <text:p/>
        </draw:polygon>
        <draw:frame draw:style-name="gr1" draw:layer="layout" svg:width="0.67cm" svg:height="0.917cm" svg:x="141.119cm" svg:y="36.137cm">
          <draw:object-ole draw:class-id="00000000-0000-0000-0000-000000000000" xlink:href="./Object 120" xlink:type="simple" xlink:show="embed" xlink:actuate="onLoad"/>
          <draw:image xlink:href="./ObjectReplacements/Object 120" xlink:type="simple" xlink:show="embed" xlink:actuate="onLoad"/>
        </draw:frame>
        <draw:polygon draw:style-name="gr66" draw:layer="layout" svg:width="0.634cm" svg:height="0.915cm" svg:x="143.747cm" svg:y="57.205cm" svg:viewBox="0 0 635 916" draw:points="0,916 635,916 635,0 0,0">
          <text:p/>
        </draw:polygon>
        <draw:frame draw:style-name="gr1" draw:layer="layout" svg:width="0.635cm" svg:height="0.917cm" svg:x="143.747cm" svg:y="57.205cm">
          <draw:object-ole draw:class-id="00000000-0000-0000-0000-000000000000" xlink:href="./Object 121" xlink:type="simple" xlink:show="embed" xlink:actuate="onLoad"/>
          <draw:image xlink:href="./ObjectReplacements/Object 121" xlink:type="simple" xlink:show="embed" xlink:actuate="onLoad"/>
        </draw:frame>
        <draw:polygon draw:style-name="gr66" draw:layer="layout" svg:width="0.634cm" svg:height="0.915cm" svg:x="141.455cm" svg:y="57.322cm" svg:viewBox="0 0 635 916" draw:points="0,916 635,916 635,0 0,0">
          <text:p/>
        </draw:polygon>
        <draw:frame draw:style-name="gr1" draw:layer="layout" svg:width="0.635cm" svg:height="0.917cm" svg:x="141.455cm" svg:y="57.322cm">
          <draw:object-ole draw:class-id="00000000-0000-0000-0000-000000000000" xlink:href="./Object 122" xlink:type="simple" xlink:show="embed" xlink:actuate="onLoad"/>
          <draw:image xlink:href="./ObjectReplacements/Object 122" xlink:type="simple" xlink:show="embed" xlink:actuate="onLoad"/>
        </draw:frame>
        <draw:polygon draw:style-name="gr66" draw:layer="layout" svg:width="0.634cm" svg:height="0.915cm" svg:x="143.272cm" svg:y="52.82cm" svg:viewBox="0 0 635 916" draw:points="0,916 635,916 635,0 0,0">
          <text:p/>
        </draw:polygon>
        <draw:frame draw:style-name="gr1" draw:layer="layout" svg:width="0.635cm" svg:height="0.917cm" svg:x="143.272cm" svg:y="52.82cm">
          <draw:object-ole draw:class-id="00000000-0000-0000-0000-000000000000" xlink:href="./Object 123" xlink:type="simple" xlink:show="embed" xlink:actuate="onLoad"/>
          <draw:image xlink:href="./ObjectReplacements/Object 123" xlink:type="simple" xlink:show="embed" xlink:actuate="onLoad"/>
        </draw:frame>
        <draw:polygon draw:style-name="gr66" draw:layer="layout" svg:width="0.668cm" svg:height="0.915cm" svg:x="141.737cm" svg:y="50.703cm" svg:viewBox="0 0 669 916" draw:points="0,916 669,916 669,0 0,0">
          <text:p/>
        </draw:polygon>
        <draw:frame draw:style-name="gr1" draw:layer="layout" svg:width="0.67cm" svg:height="0.917cm" svg:x="141.737cm" svg:y="50.703cm">
          <draw:object-ole draw:class-id="00000000-0000-0000-0000-000000000000" xlink:href="./Object 124" xlink:type="simple" xlink:show="embed" xlink:actuate="onLoad"/>
          <draw:image xlink:href="./ObjectReplacements/Object 124" xlink:type="simple" xlink:show="embed" xlink:actuate="onLoad"/>
        </draw:frame>
        <draw:polygon draw:style-name="gr66" draw:layer="layout" svg:width="0.809cm" svg:height="0.915cm" svg:x="143.296cm" svg:y="48.32cm" svg:viewBox="0 0 810 916" draw:points="0,916 810,916 810,0 0,0">
          <text:p/>
        </draw:polygon>
        <draw:frame draw:style-name="gr1" draw:layer="layout" svg:width="0.811cm" svg:height="0.917cm" svg:x="143.296cm" svg:y="48.32cm">
          <draw:object-ole draw:class-id="00000000-0000-0000-0000-000000000000" xlink:href="./Object 125" xlink:type="simple" xlink:show="embed" xlink:actuate="onLoad"/>
          <draw:image xlink:href="./ObjectReplacements/Object 125" xlink:type="simple" xlink:show="embed" xlink:actuate="onLoad"/>
        </draw:frame>
        <draw:polygon draw:style-name="gr66" draw:layer="layout" svg:width="0.809cm" svg:height="0.915cm" svg:x="143.907cm" svg:y="46.361cm" svg:viewBox="0 0 810 916" draw:points="0,916 810,916 810,0 0,0">
          <text:p/>
        </draw:polygon>
        <draw:frame draw:style-name="gr1" draw:layer="layout" svg:width="0.811cm" svg:height="0.917cm" svg:x="143.907cm" svg:y="46.361cm">
          <draw:object-ole draw:class-id="00000000-0000-0000-0000-000000000000" xlink:href="./Object 126" xlink:type="simple" xlink:show="embed" xlink:actuate="onLoad"/>
          <draw:image xlink:href="./ObjectReplacements/Object 126" xlink:type="simple" xlink:show="embed" xlink:actuate="onLoad"/>
        </draw:frame>
        <draw:polygon draw:style-name="gr66" draw:layer="layout" svg:width="0.809cm" svg:height="0.915cm" svg:x="141.407cm" svg:y="45.781cm" svg:viewBox="0 0 810 916" draw:points="0,916 810,916 810,0 0,0">
          <text:p/>
        </draw:polygon>
        <draw:frame draw:style-name="gr1" draw:layer="layout" svg:width="0.811cm" svg:height="0.917cm" svg:x="141.407cm" svg:y="45.781cm">
          <draw:object-ole draw:class-id="00000000-0000-0000-0000-000000000000" xlink:href="./Object 127" xlink:type="simple" xlink:show="embed" xlink:actuate="onLoad"/>
          <draw:image xlink:href="./ObjectReplacements/Object 127" xlink:type="simple" xlink:show="embed" xlink:actuate="onLoad"/>
        </draw:frame>
        <draw:polygon draw:style-name="gr66" draw:layer="layout" svg:width="0.668cm" svg:height="0.915cm" svg:x="146.682cm" svg:y="50.003cm" svg:viewBox="0 0 669 916" draw:points="0,916 669,916 669,0 0,0">
          <text:p/>
        </draw:polygon>
        <draw:frame draw:style-name="gr1" draw:layer="layout" svg:width="0.67cm" svg:height="0.917cm" svg:x="146.682cm" svg:y="50.003cm">
          <draw:object-ole draw:class-id="00000000-0000-0000-0000-000000000000" xlink:href="./Object 128" xlink:type="simple" xlink:show="embed" xlink:actuate="onLoad"/>
          <draw:image xlink:href="./ObjectReplacements/Object 128" xlink:type="simple" xlink:show="embed" xlink:actuate="onLoad"/>
        </draw:frame>
        <draw:polygon draw:style-name="gr66" draw:layer="layout" svg:width="0.809cm" svg:height="0.915cm" svg:x="148.882cm" svg:y="50.203cm" svg:viewBox="0 0 810 916" draw:points="0,916 810,916 810,0 0,0">
          <text:p/>
        </draw:polygon>
        <draw:frame draw:style-name="gr1" draw:layer="layout" svg:width="0.811cm" svg:height="0.917cm" svg:x="148.882cm" svg:y="50.203cm">
          <draw:object-ole draw:class-id="00000000-0000-0000-0000-000000000000" xlink:href="./Object 129" xlink:type="simple" xlink:show="embed" xlink:actuate="onLoad"/>
          <draw:image xlink:href="./ObjectReplacements/Object 129" xlink:type="simple" xlink:show="embed" xlink:actuate="onLoad"/>
        </draw:frame>
        <draw:polygon draw:style-name="gr66" draw:layer="layout" svg:width="0.668cm" svg:height="0.915cm" svg:x="149.047cm" svg:y="52.862cm" svg:viewBox="0 0 669 916" draw:points="0,916 669,916 669,0 0,0">
          <text:p/>
        </draw:polygon>
        <draw:frame draw:style-name="gr1" draw:layer="layout" svg:width="0.67cm" svg:height="0.917cm" svg:x="149.047cm" svg:y="52.862cm">
          <draw:object-ole draw:class-id="00000000-0000-0000-0000-000000000000" xlink:href="./Object 130" xlink:type="simple" xlink:show="embed" xlink:actuate="onLoad"/>
          <draw:image xlink:href="./ObjectReplacements/Object 130" xlink:type="simple" xlink:show="embed" xlink:actuate="onLoad"/>
        </draw:frame>
        <draw:polygon draw:style-name="gr66" draw:layer="layout" svg:width="0.634cm" svg:height="0.915cm" svg:x="146.965cm" svg:y="54.303cm" svg:viewBox="0 0 635 916" draw:points="0,916 635,916 635,0 0,0">
          <text:p/>
        </draw:polygon>
        <draw:frame draw:style-name="gr1" draw:layer="layout" svg:width="0.635cm" svg:height="0.917cm" svg:x="146.965cm" svg:y="54.303cm">
          <draw:object-ole draw:class-id="00000000-0000-0000-0000-000000000000" xlink:href="./Object 131" xlink:type="simple" xlink:show="embed" xlink:actuate="onLoad"/>
          <draw:image xlink:href="./ObjectReplacements/Object 131" xlink:type="simple" xlink:show="embed" xlink:actuate="onLoad"/>
        </draw:frame>
        <draw:polygon draw:style-name="gr66" draw:layer="layout" svg:width="0.809cm" svg:height="0.915cm" svg:x="146.482cm" svg:y="56.552cm" svg:viewBox="0 0 810 916" draw:points="0,916 810,916 810,0 0,0">
          <text:p/>
        </draw:polygon>
        <draw:frame draw:style-name="gr1" draw:layer="layout" svg:width="0.811cm" svg:height="0.917cm" svg:x="146.482cm" svg:y="56.552cm">
          <draw:object-ole draw:class-id="00000000-0000-0000-0000-000000000000" xlink:href="./Object 132" xlink:type="simple" xlink:show="embed" xlink:actuate="onLoad"/>
          <draw:image xlink:href="./ObjectReplacements/Object 132" xlink:type="simple" xlink:show="embed" xlink:actuate="onLoad"/>
        </draw:frame>
        <draw:line draw:style-name="gr55" draw:layer="layout" svg:x1="155.182cm" svg:y1="44.12cm" svg:x2="155.182cm" svg:y2="60.291cm">
          <text:p/>
        </draw:line>
        <draw:polygon draw:style-name="gr40" draw:layer="layout" svg:width="3.198cm" svg:height="0.498cm" svg:x="151.782cm" svg:y="49.37cm" svg:viewBox="0 0 3199 499" draw:points="0,499 3199,499 3199,0 0,0">
          <text:p/>
        </draw:polygon>
        <draw:frame draw:style-name="gr28" draw:layer="layout" svg:width="3.2cm" svg:height="0.986cm" svg:x="151.782cm" svg:y="49.127cm">
          <draw:text-box>
            <text:p text:style-name="P2"><text:span text:style-name="T2">...</text:span><text:span text:style-name="T3"> </text:span></text:p>
          </draw:text-box>
        </draw:frame>
        <draw:polygon draw:style-name="gr165" draw:layer="layout" svg:width="1.563cm" svg:height="0cm" svg:x="-0.782cm" svg:y="200.28cm" svg:viewBox="0 0 1564 0" draw:points="0,0 1564,0 1564,0">
          <text:p/>
        </draw:polygon>
        <draw:frame draw:style-name="gr166" draw:layer="layout" svg:width="1.564cm" svg:height="1.02cm" svg:x="-0.782cm" svg:y="199.77cm">
          <draw:text-box>
            <text:p text:style-name="P2"><text:span text:style-name="T7">NT </text:span></text:p>
          </draw:text-box>
        </draw:frame>
        <draw:polygon draw:style-name="gr66" draw:layer="layout" svg:width="1.904cm" svg:height="0.915cm" svg:x="154.122cm" svg:y="65.02cm" svg:viewBox="0 0 1905 916" draw:points="0,916 1905,916 1905,0 0,0">
          <text:p/>
        </draw:polygon>
        <draw:frame draw:style-name="gr1" draw:layer="layout" svg:width="1.905cm" svg:height="0.917cm" svg:x="154.122cm" svg:y="65.02cm">
          <draw:object-ole draw:class-id="00000000-0000-0000-0000-000000000000" xlink:href="./Object 141" xlink:type="simple" xlink:show="embed" xlink:actuate="onLoad"/>
          <draw:image xlink:href="./ObjectReplacements/Object 141" xlink:type="simple" xlink:show="embed" xlink:actuate="onLoad"/>
        </draw:frame>
        <draw:polygon draw:style-name="gr21" draw:layer="layout" svg:width="1.899cm" svg:height="0.789cm" svg:x="154.127cm" svg:y="65.11cm" svg:viewBox="0 0 1900 790" draw:points="0,790 1900,790 1900,0 0,0">
          <text:p/>
        </draw:polygon>
        <draw:polygon draw:style-name="gr21" draw:layer="layout" svg:width="1.899cm" svg:height="0.789cm" svg:x="148.937cm" svg:y="65.127cm" svg:viewBox="0 0 1900 790" draw:points="0,790 1900,790 1900,0 0,0">
          <text:p/>
        </draw:polygon>
        <draw:polygon draw:style-name="gr21" draw:layer="layout" svg:width="1.899cm" svg:height="0.789cm" svg:x="151.732cm" svg:y="67.021cm" svg:viewBox="0 0 1900 790" draw:points="0,790 1900,790 1900,0 0,0">
          <text:p/>
        </draw:polygon>
        <draw:polygon draw:style-name="gr21" draw:layer="layout" svg:width="1.899cm" svg:height="0.789cm" svg:x="151.682cm" svg:y="70.376cm" svg:viewBox="0 0 1900 790" draw:points="0,790 1900,790 1900,0 0,0">
          <text:p/>
        </draw:polygon>
        <draw:polygon draw:style-name="gr21" draw:layer="layout" svg:width="1.899cm" svg:height="0.789cm" svg:x="146.529cm" svg:y="70.36cm" svg:viewBox="0 0 1900 790" draw:points="0,790 1900,790 1900,0 0,0">
          <text:p/>
        </draw:polygon>
        <draw:polygon draw:style-name="gr21" draw:layer="layout" svg:width="1.899cm" svg:height="0.789cm" svg:x="146.565cm" svg:y="67.006cm" svg:viewBox="0 0 1900 790" draw:points="0,790 1900,790 1900,0 0,0">
          <text:p/>
        </draw:polygon>
        <draw:path draw:style-name="gr167" draw:layer="layout" svg:width="1.047cm" svg:height="1.047cm" svg:x="212.057cm" svg:y="126.266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68" draw:layer="layout" svg:width="0.917cm" svg:height="0.952cm" svg:x="212.122cm" svg:y="126.315cm">
          <draw:text-box>
            <text:p text:style-name="P2"><text:span text:style-name="T8">1</text:span><text:span text:style-name="T1"> </text:span></text:p>
          </draw:text-box>
        </draw:frame>
        <draw:path draw:style-name="gr169" draw:layer="layout" svg:width="1.047cm" svg:height="1.047cm" svg:x="212.057cm" svg:y="129.842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68" draw:layer="layout" svg:width="0.917cm" svg:height="0.952cm" svg:x="212.122cm" svg:y="129.891cm">
          <draw:text-box>
            <text:p text:style-name="P2"><text:span text:style-name="T8">5</text:span><text:span text:style-name="T1"> </text:span></text:p>
          </draw:text-box>
        </draw:frame>
        <draw:path draw:style-name="gr170" draw:layer="layout" svg:width="1.047cm" svg:height="1.047cm" svg:x="216.333cm" svg:y="126.278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68" draw:layer="layout" svg:width="0.917cm" svg:height="0.952cm" svg:x="216.399cm" svg:y="126.327cm">
          <draw:text-box>
            <text:p text:style-name="P2"><text:span text:style-name="T8">4</text:span><text:span text:style-name="T1"> </text:span></text:p>
          </draw:text-box>
        </draw:frame>
        <draw:path draw:style-name="gr171" draw:layer="layout" svg:width="1.047cm" svg:height="1.047cm" svg:x="216.333cm" svg:y="129.854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68" draw:layer="layout" svg:width="0.917cm" svg:height="0.952cm" svg:x="216.399cm" svg:y="129.903cm">
          <draw:text-box>
            <text:p text:style-name="P2"><text:span text:style-name="T8">8</text:span><text:span text:style-name="T1"> </text:span></text:p>
          </draw:text-box>
        </draw:frame>
        <draw:path draw:style-name="gr172" draw:layer="layout" svg:width="1.047cm" svg:height="1.047cm" svg:x="214.403cm" svg:y="124.582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68" draw:layer="layout" svg:width="0.917cm" svg:height="0.952cm" svg:x="214.575cm" svg:y="124.653cm">
          <draw:text-box>
            <text:p text:style-name="P2"><text:span text:style-name="T8">2</text:span><text:span text:style-name="T1"> </text:span></text:p>
          </draw:text-box>
        </draw:frame>
        <draw:path draw:style-name="gr173" draw:layer="layout" svg:width="1.047cm" svg:height="1.047cm" svg:x="218.771cm" svg:y="124.602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68" draw:layer="layout" svg:width="0.917cm" svg:height="0.952cm" svg:x="218.836cm" svg:y="124.651cm">
          <draw:text-box>
            <text:p text:style-name="P2"><text:span text:style-name="T8">3</text:span><text:span text:style-name="T1"> </text:span></text:p>
          </draw:text-box>
        </draw:frame>
        <draw:line draw:style-name="gr174" draw:layer="layout" svg:x1="214.679cm" svg:y1="125.451cm" svg:x2="213.014cm" svg:y2="126.495cm">
          <text:p/>
        </draw:line>
        <draw:line draw:style-name="gr21" draw:layer="layout" svg:x1="212.581cm" svg:y1="127.314cm" svg:x2="212.581cm" svg:y2="129.841cm">
          <text:p/>
        </draw:line>
        <draw:line draw:style-name="gr175" draw:layer="layout" svg:x1="213.105cm" svg:y1="130.366cm" svg:x2="216.332cm" svg:y2="130.378cm">
          <text:p/>
        </draw:line>
        <draw:line draw:style-name="gr21" draw:layer="layout" svg:x1="216.857cm" svg:y1="129.853cm" svg:x2="216.857cm" svg:y2="127.326cm">
          <text:p/>
        </draw:line>
        <draw:line draw:style-name="gr176" draw:layer="layout" svg:x1="213.105cm" svg:y1="126.79cm" svg:x2="216.332cm" svg:y2="126.802cm">
          <text:p/>
        </draw:line>
        <draw:line draw:style-name="gr177" draw:layer="layout" svg:x1="215.543cm" svg:y1="125.114cm" svg:x2="218.77cm" svg:y2="125.126cm">
          <text:p/>
        </draw:line>
        <draw:polygon draw:style-name="gr40" draw:layer="layout" svg:width="20.398cm" svg:height="0.498cm" svg:x="203.019cm" svg:y="123.202cm" svg:viewBox="0 0 20399 499" draw:points="0,499 20399,499 20399,0 0,0">
          <text:p/>
        </draw:polygon>
        <draw:frame draw:style-name="gr178" draw:layer="layout" svg:width="20.4cm" svg:height="1.456cm" svg:x="205.319cm" svg:y="123.025cm">
          <draw:text-box>
            <text:p text:style-name="P2"><text:span text:style-name="T5">Extracted Semantic Resource, </text:span><text:span text:style-name="T9">(</text:span><text:span text:style-name="T10">C, R</text:span><text:span text:style-name="T9">)</text:span><text:span text:style-name="T6"> </text:span></text:p>
          </draw:text-box>
        </draw:frame>
        <draw:polygon draw:style-name="gr40" draw:layer="layout" svg:width="20.098cm" svg:height="0.498cm" svg:x="206.719cm" svg:y="105.002cm" svg:viewBox="0 0 20099 499" draw:points="0,499 20099,499 20099,0 0,0">
          <text:p/>
        </draw:polygon>
        <draw:frame draw:style-name="gr178" draw:layer="layout" svg:width="27.861cm" svg:height="1.456cm" svg:x="201.819cm" svg:y="104.425cm">
          <draw:text-box>
            <text:p text:style-name="P2"><text:span text:style-name="T5">Text-Based Data</text:span></text:p>
          </draw:text-box>
        </draw:frame>
        <draw:polygon draw:style-name="gr40" draw:layer="layout" svg:width="27.848cm" svg:height="0.498cm" svg:x="201.394cm" svg:y="93.702cm" svg:viewBox="0 0 27849 499" draw:points="0,499 27849,499 27849,0 0,0">
          <text:p/>
        </draw:polygon>
        <draw:frame draw:style-name="gr178" draw:layer="layout" svg:width="27.85cm" svg:height="1.456cm" svg:x="201.994cm" svg:y="92.825cm">
          <draw:text-box>
            <text:p text:style-name="P2"><text:span text:style-name="T5">A Shared Vision of Semantic Relations of the Subjects</text:span></text:p>
          </draw:text-box>
        </draw:frame>
        <draw:polygon draw:style-name="gr179" draw:layer="layout" svg:width="19.998cm" svg:height="12.076cm" svg:x="205.819cm" svg:y="105.824cm" svg:viewBox="0 0 19999 12077" draw:points="0,12077 19999,12077 19999,0 0,0">
          <text:p/>
        </draw:polygon>
        <draw:line draw:style-name="gr180" draw:layer="layout" svg:x1="210.819cm" svg:y1="105.837cm" svg:x2="210.819cm" svg:y2="117.895cm">
          <text:p/>
        </draw:line>
        <draw:line draw:style-name="gr180" draw:layer="layout" svg:x1="215.819cm" svg:y1="105.841cm" svg:x2="215.819cm" svg:y2="117.901cm">
          <text:p/>
        </draw:line>
        <draw:line draw:style-name="gr180" draw:layer="layout" svg:x1="220.519cm" svg:y1="105.835cm" svg:x2="220.519cm" svg:y2="117.899cm">
          <text:p/>
        </draw:line>
        <draw:polygon draw:style-name="gr40" draw:layer="layout" svg:width="0.738cm" svg:height="0.859cm" svg:x="224.579cm" svg:y="105.972cm" svg:viewBox="0 0 739 860" draw:points="0,860 739,860 739,0 0,0">
          <text:p/>
        </draw:polygon>
        <draw:polygon draw:style-name="gr179" draw:layer="layout" svg:width="1.598cm" svg:height="0.932cm" svg:x="207.819cm" svg:y="118.009cm" svg:viewBox="0 0 1599 933" draw:points="799,933 1599,513 1071,513 1071,0 528,0 528,513 0,513">
          <text:p/>
        </draw:polygon>
        <draw:polygon draw:style-name="gr179" draw:layer="layout" svg:width="1.598cm" svg:height="0.932cm" svg:x="212.619cm" svg:y="118.029cm" svg:viewBox="0 0 1599 933" draw:points="799,933 1599,513 1071,513 1071,0 528,0 528,513 0,513">
          <text:p/>
        </draw:polygon>
        <draw:polygon draw:style-name="gr179" draw:layer="layout" svg:width="1.598cm" svg:height="0.932cm" svg:x="222.519cm" svg:y="118.062cm" svg:viewBox="0 0 1599 933" draw:points="799,933 1599,513 1071,513 1071,0 528,0 528,513 0,513">
          <text:p/>
        </draw:polygon>
        <draw:polygon draw:style-name="gr179" draw:layer="layout" svg:width="1.598cm" svg:height="0.932cm" svg:x="215.019cm" svg:y="122.169cm" svg:viewBox="0 0 1599 933" draw:points="799,933 1599,513 1071,513 1071,0 528,0 528,513 0,513">
          <text:p/>
        </draw:polygon>
        <draw:polygon draw:style-name="gr40" draw:layer="layout" svg:width="1.949cm" svg:height="0.96cm" svg:x="217.144cm" svg:y="112.325cm" svg:viewBox="0 0 1950 961" draw:points="0,961 1950,961 1950,0 0,0">
          <text:p/>
        </draw:polygon>
        <draw:frame draw:style-name="gr56" draw:layer="layout" svg:width="1.95cm" svg:height="0.962cm" svg:x="217.144cm" svg:y="112.325cm">
          <draw:text-box>
            <text:p text:style-name="P2"><text:span text:style-name="T8">...</text:span><text:span text:style-name="T11"> </text:span></text:p>
          </draw:text-box>
        </draw:frame>
        <draw:polygon draw:style-name="gr7" draw:layer="layout" svg:width="1.844cm" svg:height="1.74cm" svg:x="206.124cm" svg:y="106.983cm" svg:viewBox="0 0 1845 1741" draw:points="0,1741 1845,1741 1845,0 0,0">
          <text:p/>
        </draw:polygon>
        <draw:polygon draw:style-name="gr7" draw:layer="layout" svg:width="1.846cm" svg:height="1.742cm" svg:x="208.572cm" svg:y="107.581cm" svg:viewBox="0 0 1847 1743" draw:points="0,1743 1847,1743 1847,0 0,0">
          <text:p/>
        </draw:polygon>
        <draw:polygon draw:style-name="gr7" draw:layer="layout" svg:width="4.193cm" svg:height="4.053cm" svg:x="206.124cm" svg:y="109.536cm" svg:viewBox="0 0 4194 4054" draw:points="0,4054 4194,4054 4194,0 0,0">
          <text:p/>
        </draw:polygon>
        <draw:polygon draw:style-name="gr7" draw:layer="layout" svg:width="2.094cm" svg:height="1.899cm" svg:x="207.871cm" svg:y="113.774cm" svg:viewBox="0 0 2095 1900" draw:points="0,1900 2095,1900 2095,0 0,0">
          <text:p/>
        </draw:polygon>
        <draw:path draw:style-name="gr181" draw:layer="layout" svg:width="1.047cm" svg:height="1.047cm" svg:x="206.619cm" svg:y="112.298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68" draw:layer="layout" svg:width="0.917cm" svg:height="0.952cm" svg:x="206.685cm" svg:y="112.346cm">
          <draw:text-box>
            <text:p text:style-name="P2"><text:span text:style-name="T8">9 </text:span></text:p>
          </draw:text-box>
        </draw:frame>
        <draw:path draw:style-name="gr182" draw:layer="layout" svg:width="1.047cm" svg:height="1.047cm" svg:x="208.271cm" svg:y="109.977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68" draw:layer="layout" svg:width="0.917cm" svg:height="0.952cm" svg:x="208.337cm" svg:y="110.024cm">
          <draw:text-box>
            <text:p text:style-name="P2"><text:span text:style-name="T8">10 </text:span></text:p>
          </draw:text-box>
        </draw:frame>
        <draw:line draw:style-name="gr183" draw:layer="layout" svg:x1="208.496cm" svg:y1="110.931cm" svg:x2="207.426cm" svg:y2="112.381cm">
          <text:p/>
        </draw:line>
        <draw:path draw:style-name="gr184" draw:layer="layout" svg:width="1.047cm" svg:height="1.047cm" svg:x="206.448cm" svg:y="107.401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68" draw:layer="layout" svg:width="0.917cm" svg:height="0.952cm" svg:x="206.513cm" svg:y="107.449cm">
          <draw:text-box>
            <text:p text:style-name="P2"><text:span text:style-name="T8">12 </text:span></text:p>
          </draw:text-box>
        </draw:frame>
        <draw:path draw:style-name="gr185" draw:layer="layout" svg:width="1.047cm" svg:height="1.047cm" svg:x="208.895cm" svg:y="108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68" draw:layer="layout" svg:width="0.917cm" svg:height="0.952cm" svg:x="208.96cm" svg:y="108.049cm">
          <draw:text-box>
            <text:p text:style-name="P2"><text:span text:style-name="T8">15 </text:span></text:p>
          </draw:text-box>
        </draw:frame>
        <draw:path draw:style-name="gr186" draw:layer="layout" svg:width="1.047cm" svg:height="1.047cm" svg:x="208.166cm" svg:y="114.451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68" draw:layer="layout" svg:width="0.917cm" svg:height="0.952cm" svg:x="208.232cm" svg:y="114.499cm">
          <draw:text-box>
            <text:p text:style-name="P2"><text:span text:style-name="T8">6 </text:span></text:p>
          </draw:text-box>
        </draw:frame>
        <draw:polygon draw:style-name="gr7" draw:layer="layout" svg:width="4.094cm" svg:height="3.864cm" svg:x="211.272cm" svg:y="113.459cm" svg:viewBox="0 0 4095 3865" draw:points="0,3865 4095,3865 4095,0 0,0">
          <text:p/>
        </draw:polygon>
        <draw:polygon draw:style-name="gr7" draw:layer="layout" svg:width="4.094cm" svg:height="3.864cm" svg:x="211.272cm" svg:y="106.724cm" svg:viewBox="0 0 4095 3865" draw:points="0,3865 4095,3865 4095,0 0,0">
          <text:p/>
        </draw:polygon>
        <draw:polygon draw:style-name="gr7" draw:layer="layout" svg:width="4.094cm" svg:height="3.864cm" svg:x="221.119cm" svg:y="113.459cm" svg:viewBox="0 0 4095 3865" draw:points="0,3865 4095,3865 4095,0 0,0">
          <text:p/>
        </draw:polygon>
        <draw:polygon draw:style-name="gr7" draw:layer="layout" svg:width="1.946cm" svg:height="1.837cm" svg:x="211.272cm" svg:y="110.945cm" svg:viewBox="0 0 1947 1838" draw:points="0,1838 1947,1838 1947,0 0,0">
          <text:p/>
        </draw:polygon>
        <draw:polygon draw:style-name="gr7" draw:layer="layout" svg:width="1.896cm" svg:height="2.073cm" svg:x="213.521cm" svg:y="111.026cm" svg:viewBox="0 0 1897 2074" draw:points="0,2074 1897,2074 1897,0 0,0">
          <text:p/>
        </draw:polygon>
        <draw:polygon draw:style-name="gr7" draw:layer="layout" svg:width="1.998cm" svg:height="1.9cm" svg:x="221.019cm" svg:y="111.165cm" svg:viewBox="0 0 1999 1901" draw:points="0,1901 1999,1901 1999,0 0,0">
          <text:p/>
        </draw:polygon>
        <draw:path draw:style-name="gr187" draw:layer="layout" svg:width="1.047cm" svg:height="1.047cm" svg:x="221.519cm" svg:y="115.977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68" draw:layer="layout" svg:width="0.917cm" svg:height="0.952cm" svg:x="221.684cm" svg:y="116.024cm">
          <draw:text-box>
            <text:p text:style-name="P2"><text:span text:style-name="T8">5 </text:span></text:p>
          </draw:text-box>
        </draw:frame>
        <draw:path draw:style-name="gr188" draw:layer="layout" svg:width="1.047cm" svg:height="1.047cm" svg:x="223.971cm" svg:y="113.7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68" draw:layer="layout" svg:width="0.917cm" svg:height="0.952cm" svg:x="224.037cm" svg:y="113.749cm">
          <draw:text-box>
            <text:p text:style-name="P2"><text:span text:style-name="T8">4 </text:span></text:p>
          </draw:text-box>
        </draw:frame>
        <draw:path draw:style-name="gr189" draw:layer="layout" svg:width="1.047cm" svg:height="1.047cm" svg:x="223.971cm" svg:y="115.977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68" draw:layer="layout" svg:width="0.917cm" svg:height="0.952cm" svg:x="224.037cm" svg:y="116.024cm">
          <draw:text-box>
            <text:p text:style-name="P2"><text:span text:style-name="T8">8 </text:span></text:p>
          </draw:text-box>
        </draw:frame>
        <draw:line draw:style-name="gr190" draw:layer="layout" svg:x1="222.567cm" svg:y1="116.501cm" svg:x2="223.97cm" svg:y2="116.501cm">
          <text:p/>
        </draw:line>
        <draw:line draw:style-name="gr21" draw:layer="layout" svg:x1="224.495cm" svg:y1="115.975cm" svg:x2="224.495cm" svg:y2="114.748cm">
          <text:p/>
        </draw:line>
        <draw:path draw:style-name="gr191" draw:layer="layout" svg:width="1.047cm" svg:height="1.047cm" svg:x="211.633cm" svg:y="109.138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68" draw:layer="layout" svg:width="0.917cm" svg:height="0.952cm" svg:x="211.699cm" svg:y="109.186cm">
          <draw:text-box>
            <text:p text:style-name="P2"><text:span text:style-name="T8">1 </text:span></text:p>
          </draw:text-box>
        </draw:frame>
        <draw:path draw:style-name="gr192" draw:layer="layout" svg:width="1.047cm" svg:height="1.047cm" svg:x="214.071cm" svg:y="107.737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68" draw:layer="layout" svg:width="0.917cm" svg:height="0.952cm" svg:x="214.136cm" svg:y="107.784cm">
          <draw:text-box>
            <text:p text:style-name="P2"><text:span text:style-name="T8">2 </text:span></text:p>
          </draw:text-box>
        </draw:frame>
        <draw:line draw:style-name="gr193" draw:layer="layout" svg:x1="214.078cm" svg:y1="108.524cm" svg:x2="212.59cm" svg:y2="109.367cm">
          <text:p/>
        </draw:line>
        <draw:path draw:style-name="gr194" draw:layer="layout" svg:width="1.047cm" svg:height="1.047cm" svg:x="213.871cm" svg:y="114.501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68" draw:layer="layout" svg:width="0.917cm" svg:height="0.952cm" svg:x="213.937cm" svg:y="114.548cm">
          <draw:text-box>
            <text:p text:style-name="P2"><text:span text:style-name="T8">4 </text:span></text:p>
          </draw:text-box>
        </draw:frame>
        <draw:path draw:style-name="gr195" draw:layer="layout" svg:width="1.047cm" svg:height="1.047cm" svg:x="211.819cm" svg:y="115.9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68" draw:layer="layout" svg:width="0.917cm" svg:height="0.952cm" svg:x="211.884cm" svg:y="115.948cm">
          <draw:text-box>
            <text:p text:style-name="P2"><text:span text:style-name="T8">8 </text:span></text:p>
          </draw:text-box>
        </draw:frame>
        <draw:line draw:style-name="gr21" draw:layer="layout" svg:x1="212.712cm" svg:y1="116.051cm" svg:x2="213.949cm" svg:y2="115.3cm">
          <text:p/>
        </draw:line>
        <draw:polygon draw:style-name="gr7" draw:layer="layout" svg:width="1.953cm" svg:height="5.398cm" svg:x="223.314cm" svg:y="107.666cm" svg:viewBox="0 0 1954 5399" draw:points="0,5399 1954,5399 1954,0 0,0">
          <text:p/>
        </draw:polygon>
        <draw:path draw:style-name="gr196" draw:layer="layout" svg:width="1.047cm" svg:height="1.047cm" svg:x="223.695cm" svg:y="111.538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68" draw:layer="layout" svg:width="0.917cm" svg:height="0.952cm" svg:x="223.76cm" svg:y="111.587cm">
          <draw:text-box>
            <text:p text:style-name="P2"><text:span text:style-name="T8">14 </text:span></text:p>
          </draw:text-box>
        </draw:frame>
        <draw:path draw:style-name="gr197" draw:layer="layout" svg:width="1.047cm" svg:height="1.047cm" svg:x="223.638cm" svg:y="109.842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68" draw:layer="layout" svg:width="0.917cm" svg:height="0.952cm" svg:x="223.703cm" svg:y="109.89cm">
          <draw:text-box>
            <text:p text:style-name="P2"><text:span text:style-name="T8">13 </text:span></text:p>
          </draw:text-box>
        </draw:frame>
        <draw:line draw:style-name="gr21" draw:layer="layout" svg:x1="224.162cm" svg:y1="110.89cm" svg:x2="224.219cm" svg:y2="111.538cm">
          <text:p/>
        </draw:line>
        <draw:frame draw:style-name="gr53" draw:layer="layout" svg:width="0.651cm" svg:height="1.219cm" draw:transform="rotate (-1.48230813371878) translate (224.769cm 110.836cm)">
          <draw:text-box>
            <text:p/>
          </draw:text-box>
        </draw:frame>
        <draw:path draw:style-name="gr198" draw:layer="layout" svg:width="1.047cm" svg:height="1.047cm" svg:x="223.519cm" svg:y="108.226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68" draw:layer="layout" svg:width="0.917cm" svg:height="0.952cm" svg:x="223.584cm" svg:y="108.274cm">
          <draw:text-box>
            <text:p text:style-name="P2"><text:span text:style-name="T8">12 </text:span></text:p>
          </draw:text-box>
        </draw:frame>
        <draw:line draw:style-name="gr21" draw:layer="layout" svg:x1="224.043cm" svg:y1="109.274cm" svg:x2="224.161cm" svg:y2="109.842cm">
          <text:p/>
        </draw:line>
        <draw:frame draw:style-name="gr53" draw:layer="layout" svg:width="0.58cm" svg:height="1.219cm" draw:transform="rotate (-1.36502200798476) translate (224.639cm 109.15cm)">
          <draw:text-box>
            <text:p/>
          </draw:text-box>
        </draw:frame>
        <draw:path draw:style-name="gr199" draw:layer="layout" svg:width="1.047cm" svg:height="1.047cm" svg:x="221.319cm" svg:y="111.776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68" draw:layer="layout" svg:width="0.917cm" svg:height="0.952cm" svg:x="221.385cm" svg:y="111.825cm">
          <draw:text-box>
            <text:p text:style-name="P2"><text:span text:style-name="T8">9 </text:span></text:p>
          </draw:text-box>
        </draw:frame>
        <draw:polygon draw:style-name="gr7" draw:layer="layout" svg:width="2.144cm" svg:height="1.969cm" svg:x="220.824cm" svg:y="108.874cm" svg:viewBox="0 0 2145 1970" draw:points="0,1970 2145,1970 2145,0 0,0">
          <text:p/>
        </draw:polygon>
        <draw:path draw:style-name="gr200" draw:layer="layout" svg:width="1.047cm" svg:height="1.047cm" svg:x="221.222cm" svg:y="109.451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68" draw:layer="layout" svg:width="0.917cm" svg:height="0.952cm" svg:x="221.288cm" svg:y="109.498cm">
          <draw:text-box>
            <text:p text:style-name="P2"><text:span text:style-name="T8">14 </text:span></text:p>
          </draw:text-box>
        </draw:frame>
        <draw:polygon draw:style-name="gr7" draw:layer="layout" svg:width="2.003cm" svg:height="1.88cm" svg:x="220.817cm" svg:y="106.634cm" svg:viewBox="0 0 2004 1881" draw:points="0,1881 2004,1881 2004,0 0,0">
          <text:p/>
        </draw:polygon>
        <draw:path draw:style-name="gr201" draw:layer="layout" svg:width="1.047cm" svg:height="1.047cm" svg:x="221.137cm" svg:y="107.25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68" draw:layer="layout" svg:width="0.917cm" svg:height="0.952cm" svg:x="221.203cm" svg:y="107.298cm">
          <draw:text-box>
            <text:p text:style-name="P2"><text:span text:style-name="T8">17 </text:span></text:p>
          </draw:text-box>
        </draw:frame>
        <draw:path draw:style-name="gr202" draw:layer="layout" svg:width="1.047cm" svg:height="1.047cm" svg:x="213.819cm" svg:y="111.824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68" draw:layer="layout" svg:width="0.917cm" svg:height="0.952cm" svg:x="213.884cm" svg:y="111.873cm">
          <draw:text-box>
            <text:p text:style-name="P2"><text:span text:style-name="T8">12 </text:span></text:p>
          </draw:text-box>
        </draw:frame>
        <draw:path draw:style-name="gr203" draw:layer="layout" svg:width="1.047cm" svg:height="1.047cm" svg:x="211.495cm" svg:y="111.6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68" draw:layer="layout" svg:width="0.917cm" svg:height="0.952cm" svg:x="211.561cm" svg:y="111.648cm">
          <draw:text-box>
            <text:p text:style-name="P2"><text:span text:style-name="T8">9 </text:span></text:p>
          </draw:text-box>
        </draw:frame>
        <draw:path draw:style-name="gr204" draw:layer="layout" svg:width="1.047cm" svg:height="1.047cm" svg:x="214.457cm" svg:y="128.599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68" draw:text-style-name="P3" draw:layer="layout" svg:width="0.917cm" svg:height="0.952cm" svg:x="214.522cm" svg:y="128.648cm">
          <draw:text-box>
            <text:p text:style-name="P2"><text:span text:style-name="T8">6 </text:span></text:p>
          </draw:text-box>
        </draw:frame>
        <draw:path draw:style-name="gr205" draw:layer="layout" svg:width="1.047cm" svg:height="1.047cm" svg:x="218.733cm" svg:y="128.611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168" draw:layer="layout" svg:width="0.917cm" svg:height="0.952cm" svg:x="218.799cm" svg:y="128.66cm">
          <draw:text-box>
            <text:p text:style-name="P2"><text:span text:style-name="T8">7</text:span><text:span text:style-name="T1"> </text:span></text:p>
          </draw:text-box>
        </draw:frame>
        <draw:polygon draw:style-name="gr206" draw:layer="layout" svg:width="15.998cm" svg:height="2.944cm" svg:x="207.819cm" svg:y="119.002cm" svg:viewBox="0 0 15999 2945" draw:points="0,2945 15999,2945 15999,0 0,0">
          <text:p/>
        </draw:polygon>
        <draw:frame draw:style-name="gr207" draw:text-style-name="P2" draw:layer="layout" svg:width="16cm" svg:height="2.996cm" svg:x="207.819cm" svg:y="118.977cm">
          <draw:text-box>
            <text:p text:style-name="P2"><text:span text:style-name="T5">Semantic Relations Extractor</text:span></text:p>
          </draw:text-box>
        </draw:frame>
        <draw:path draw:style-name="gr179" draw:layer="layout" svg:width="24.747cm" svg:height="9.975cm" svg:x="203.119cm" svg:y="94.302cm" svg:viewBox="0 0 24748 9976" svg:d="m9211 1374v0c26-33 49-60 78-92 359-409 807-703 1430-939 624-235 1235-343 1955-343 719 0 1331 108 1954 343 624 236 1071 530 1431 939 18 20 33 37 50 58v0c228-180 463-309 771-426 458-173 907-252 1435-252s977 79 1434 252c458 173 786 388 1050 688 106 121 180 229 245 361v0c285-57 538-81 836-81 531 0 982 79 1442 253s791 391 1056 693c27 31 49 57 74 89v0c73 148 104 280 104 436 0 263-91 486-291 714-201 227-450 391-797 522-59 23-111 40-173 59v0c81 24 147 46 224 75 392 148 673 333 900 590 226 257 329 509 329 806s-103 549-329 806c-227 257-508 442-900 590-392 149-776 216-1229 216-317 0-585-33-881-107v0c-83 137-166 249-278 376-408 463-915 796-1621 1063-705 267-1398 389-2213 389-750 0-1387-103-2052-331v0c-262 144-499 253-795 365-889 337-1761 490-2788 490-1026 0-1898-153-2787-490-539-204-952-424-1367-728v0c-247 198-503 341-841 469-490 185-970 270-1534 270-565 0-1045-85-1534-270-490-185-841-416-1123-736-283-321-411-636-411-1006 0-124 13-228 46-349v0c-371-12-682-71-1003-193-353-134-607-300-811-532s-297-459-297-726c0-268 93-495 297-727s458-398 811-532c324-122 639-182 1013-193v0c-78-21-141-42-214-70-302-114-520-257-694-455-175-198-255-393-255-622s80-424 255-622c174-198 392-341 694-455 302-115 599-167 948-167 289 0 535 35 797 115v0c63-239 171-435 356-645 273-311 614-534 1088-714 474-179 940-261 1487-261 548 0 1013 82 1487 261 474 180 815 403 1089 714 19 22 34 40 52 62z">
          <text:p/>
        </draw:path>
        <draw:frame draw:style-name="gr208" draw:layer="layout" svg:width="24.7cm" svg:height="9.975cm" svg:x="203.119cm" svg:y="94.302cm">
          <draw:text-box>
            <text:p/>
          </draw:text-box>
        </draw:frame>
        <draw:path draw:style-name="gr209" draw:layer="layout" svg:width="1.047cm" svg:height="1.047cm" svg:x="217.345cm" svg:y="98.253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210" draw:text-style-name="P2" draw:layer="layout" svg:width="0.917cm" svg:height="0.952cm" svg:x="217.41cm" svg:y="98.302cm">
          <draw:text-box>
            <text:p text:style-name="P2"><text:span text:style-name="T8">1</text:span><text:span text:style-name="T1"> </text:span></text:p>
          </draw:text-box>
        </draw:frame>
        <draw:path draw:style-name="gr211" draw:layer="layout" svg:width="1.047cm" svg:height="1.047cm" svg:x="217.345cm" svg:y="101.829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210" draw:text-style-name="P2" draw:layer="layout" svg:width="0.917cm" svg:height="0.952cm" svg:x="217.41cm" svg:y="101.878cm">
          <draw:text-box>
            <text:p text:style-name="P2"><text:span text:style-name="T8">5</text:span><text:span text:style-name="T1"> </text:span></text:p>
          </draw:text-box>
        </draw:frame>
        <draw:path draw:style-name="gr212" draw:layer="layout" svg:width="1.047cm" svg:height="1.047cm" svg:x="221.621cm" svg:y="98.265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210" draw:text-style-name="P2" draw:layer="layout" svg:width="0.917cm" svg:height="0.952cm" svg:x="221.687cm" svg:y="98.314cm">
          <draw:text-box>
            <text:p text:style-name="P2"><text:span text:style-name="T8">4</text:span><text:span text:style-name="T1"> </text:span></text:p>
          </draw:text-box>
        </draw:frame>
        <draw:path draw:style-name="gr213" draw:layer="layout" svg:width="1.047cm" svg:height="1.047cm" svg:x="221.621cm" svg:y="101.841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210" draw:text-style-name="P2" draw:layer="layout" svg:width="0.917cm" svg:height="0.952cm" svg:x="221.687cm" svg:y="101.89cm">
          <draw:text-box>
            <text:p text:style-name="P2"><text:span text:style-name="T8">8</text:span><text:span text:style-name="T1"> </text:span></text:p>
          </draw:text-box>
        </draw:frame>
        <draw:path draw:style-name="gr214" draw:layer="layout" svg:width="1.047cm" svg:height="1.047cm" svg:x="219.845cm" svg:y="96.577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210" draw:text-style-name="P2" draw:layer="layout" svg:width="0.917cm" svg:height="0.952cm" svg:x="219.911cm" svg:y="96.626cm">
          <draw:text-box>
            <text:p text:style-name="P2"><text:span text:style-name="T8">2</text:span><text:span text:style-name="T1"> </text:span></text:p>
          </draw:text-box>
        </draw:frame>
        <draw:path draw:style-name="gr215" draw:layer="layout" svg:width="1.047cm" svg:height="1.047cm" svg:x="219.845cm" svg:y="100.153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210" draw:text-style-name="P2" draw:layer="layout" svg:width="0.917cm" svg:height="0.952cm" svg:x="219.911cm" svg:y="100.202cm">
          <draw:text-box>
            <text:p text:style-name="P2"><text:span text:style-name="T8">6</text:span><text:span text:style-name="T1"> </text:span></text:p>
          </draw:text-box>
        </draw:frame>
        <draw:path draw:style-name="gr216" draw:layer="layout" svg:width="1.047cm" svg:height="1.047cm" svg:x="224.121cm" svg:y="96.589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210" draw:text-style-name="P2" draw:layer="layout" svg:width="0.917cm" svg:height="0.952cm" svg:x="224.186cm" svg:y="96.638cm">
          <draw:text-box>
            <text:p text:style-name="P2"><text:span text:style-name="T8">3</text:span><text:span text:style-name="T1"> </text:span></text:p>
          </draw:text-box>
        </draw:frame>
        <draw:path draw:style-name="gr217" draw:layer="layout" svg:width="1.047cm" svg:height="1.047cm" svg:x="224.121cm" svg:y="100.165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210" draw:text-style-name="P2" draw:layer="layout" svg:width="0.917cm" svg:height="0.952cm" svg:x="224.186cm" svg:y="100.214cm">
          <draw:text-box>
            <text:p text:style-name="P2"><text:span text:style-name="T8">7</text:span><text:span text:style-name="T1"> </text:span></text:p>
          </draw:text-box>
        </draw:frame>
        <draw:line draw:style-name="gr218" draw:layer="layout" svg:x1="219.967cm" svg:y1="97.438cm" svg:x2="218.302cm" svg:y2="98.482cm">
          <text:p/>
        </draw:line>
        <draw:line draw:style-name="gr219" draw:layer="layout" svg:x1="224.247cm" svg:y1="101.032cm" svg:x2="222.582cm" svg:y2="102.076cm">
          <text:p/>
        </draw:line>
        <draw:line draw:style-name="gr220" draw:layer="layout" svg:x1="219.946cm" svg:y1="100.986cm" svg:x2="218.281cm" svg:y2="102.03cm">
          <text:p/>
        </draw:line>
        <draw:line draw:style-name="gr221" draw:layer="layout" svg:x1="217.869cm" svg:y1="99.301cm" svg:x2="217.869cm" svg:y2="101.828cm">
          <text:p/>
        </draw:line>
        <draw:line draw:style-name="gr222" draw:layer="layout" svg:x1="218.393cm" svg:y1="102.353cm" svg:x2="221.62cm" svg:y2="102.365cm">
          <text:p/>
        </draw:line>
        <draw:line draw:style-name="gr221" draw:layer="layout" svg:x1="222.145cm" svg:y1="101.84cm" svg:x2="222.145cm" svg:y2="99.313cm">
          <text:p/>
        </draw:line>
        <draw:line draw:style-name="gr223" draw:layer="layout" svg:x1="218.393cm" svg:y1="98.777cm" svg:x2="221.62cm" svg:y2="98.789cm">
          <text:p/>
        </draw:line>
        <draw:line draw:style-name="gr224" draw:layer="layout" svg:x1="220.893cm" svg:y1="97.101cm" svg:x2="224.12cm" svg:y2="97.113cm">
          <text:p/>
        </draw:line>
        <draw:line draw:style-name="gr221" draw:layer="layout" svg:x1="224.645cm" svg:y1="100.164cm" svg:x2="224.645cm" svg:y2="97.637cm">
          <text:p/>
        </draw:line>
        <draw:line draw:style-name="gr225" draw:layer="layout" svg:x1="224.238cm" svg:y1="97.443cm" svg:x2="222.573cm" svg:y2="98.487cm">
          <text:p/>
        </draw:line>
        <draw:line draw:style-name="gr226" draw:layer="layout" svg:x1="220.893cm" svg:y1="100.677cm" svg:x2="224.12cm" svg:y2="100.689cm">
          <text:p/>
        </draw:line>
        <draw:line draw:style-name="gr221" draw:layer="layout" svg:x1="220.369cm" svg:y1="97.625cm" svg:x2="220.369cm" svg:y2="100.152cm">
          <text:p/>
        </draw:line>
        <draw:path draw:style-name="gr227" draw:layer="layout" svg:width="1.047cm" svg:height="1.047cm" svg:x="212.533cm" svg:y="98.153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210" draw:text-style-name="P2" draw:layer="layout" svg:width="0.917cm" svg:height="0.952cm" svg:x="212.598cm" svg:y="98.202cm">
          <draw:text-box>
            <text:p text:style-name="P2"><text:span text:style-name="T8">14</text:span><text:span text:style-name="T1"> </text:span></text:p>
          </draw:text-box>
        </draw:frame>
        <draw:path draw:style-name="gr228" draw:layer="layout" svg:width="1.047cm" svg:height="1.047cm" svg:x="209.807cm" svg:y="100.153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210" draw:text-style-name="P2" draw:layer="layout" svg:width="0.917cm" svg:height="0.952cm" svg:x="209.873cm" svg:y="100.202cm">
          <draw:text-box>
            <text:p text:style-name="P2"><text:span text:style-name="T8">15</text:span><text:span text:style-name="T1"> </text:span></text:p>
          </draw:text-box>
        </draw:frame>
        <draw:path draw:style-name="gr229" draw:layer="layout" svg:width="1.047cm" svg:height="1.047cm" svg:x="212.533cm" svg:y="101.205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210" draw:text-style-name="P2" draw:layer="layout" svg:width="0.917cm" svg:height="0.952cm" svg:x="212.598cm" svg:y="101.254cm">
          <draw:text-box>
            <text:p text:style-name="P2"><text:span text:style-name="T8">16</text:span><text:span text:style-name="T1"> </text:span></text:p>
          </draw:text-box>
        </draw:frame>
        <draw:path draw:style-name="gr230" draw:layer="layout" svg:width="1.047cm" svg:height="1.047cm" svg:x="215.283cm" svg:y="100.003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210" draw:text-style-name="P2" draw:layer="layout" svg:width="0.917cm" svg:height="0.952cm" svg:x="215.348cm" svg:y="100.052cm">
          <draw:text-box>
            <text:p text:style-name="P2"><text:span text:style-name="T8">17</text:span><text:span text:style-name="T1"> </text:span></text:p>
          </draw:text-box>
        </draw:frame>
        <draw:path draw:style-name="gr231" draw:layer="layout" svg:width="1.047cm" svg:height="1.047cm" svg:x="210.857cm" svg:y="96.753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210" draw:text-style-name="P4" draw:layer="layout" svg:width="0.917cm" svg:height="0.952cm" svg:x="210.923cm" svg:y="96.802cm">
          <draw:text-box>
            <text:p text:style-name="P2"><text:span text:style-name="T8">12 </text:span></text:p>
          </draw:text-box>
        </draw:frame>
        <draw:path draw:style-name="gr232" draw:layer="layout" svg:width="1.047cm" svg:height="1.047cm" svg:x="215.133cm" svg:y="96.677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210" draw:text-style-name="P2" draw:layer="layout" svg:width="0.917cm" svg:height="0.952cm" svg:x="215.198cm" svg:y="96.726cm">
          <draw:text-box>
            <text:p text:style-name="P2"><text:span text:style-name="T8">13</text:span><text:span text:style-name="T1"> </text:span></text:p>
          </draw:text-box>
        </draw:frame>
        <draw:line draw:style-name="gr221" draw:layer="layout" svg:x1="213.057cm" svg:y1="99.201cm" svg:x2="213.057cm" svg:y2="101.204cm">
          <text:p/>
        </draw:line>
        <draw:frame draw:style-name="gr233" draw:layer="layout" svg:width="2.004cm" svg:height="1.219cm" draw:transform="rotate (-1.5707963267949) translate (213.666cm 99.201cm)">
          <draw:text-box>
            <text:p/>
          </draw:text-box>
        </draw:frame>
        <draw:line draw:style-name="gr221" draw:layer="layout" svg:x1="210.855cm" svg:y1="100.677cm" svg:x2="212.623cm" svg:y2="98.972cm">
          <text:p/>
        </draw:line>
        <draw:frame draw:style-name="gr233" draw:layer="layout" svg:width="2.457cm" svg:height="1.219cm" draw:transform="rotate (0.767072206251508) translate (210.432cm 100.239cm)">
          <draw:text-box>
            <text:p/>
          </draw:text-box>
        </draw:frame>
        <draw:line draw:style-name="gr221" draw:layer="layout" svg:x1="215.283cm" svg:y1="100.526cm" svg:x2="213.455cm" svg:y2="99.018cm">
          <text:p/>
        </draw:line>
        <draw:frame draw:style-name="gr233" draw:layer="layout" svg:width="2.371cm" svg:height="1.219cm" draw:transform="rotate (2.45166400027643) translate (214.895cm 100.997cm)">
          <draw:text-box>
            <text:p/>
          </draw:text-box>
        </draw:frame>
        <draw:line draw:style-name="gr221" draw:layer="layout" svg:x1="215.262cm" svg:y1="97.546cm" svg:x2="213.526cm" svg:y2="98.442cm">
          <text:p/>
        </draw:line>
        <draw:frame draw:style-name="gr233" draw:layer="layout" svg:width="1.955cm" svg:height="1.219cm" draw:transform="rotate (-2.66476870194494) translate (215.542cm 98.087cm)">
          <draw:text-box>
            <text:p/>
          </draw:text-box>
        </draw:frame>
        <draw:line draw:style-name="gr221" draw:layer="layout" svg:x1="211.76cm" svg:y1="97.639cm" svg:x2="212.627cm" svg:y2="98.377cm">
          <text:p/>
        </draw:line>
        <draw:frame draw:style-name="gr233" draw:layer="layout" svg:width="1.139cm" svg:height="1.219cm" draw:transform="rotate (-0.705113017805709) translate (212.155cm 97.175cm)">
          <draw:text-box>
            <text:p/>
          </draw:text-box>
        </draw:frame>
        <draw:path draw:style-name="gr234" draw:layer="layout" svg:width="1.047cm" svg:height="1.047cm" svg:x="204.169cm" svg:y="99.64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210" draw:text-style-name="P2" draw:layer="layout" svg:width="0.917cm" svg:height="0.952cm" svg:x="204.234cm" svg:y="99.689cm">
          <draw:text-box>
            <text:p text:style-name="P2"><text:span text:style-name="T8">9</text:span><text:span text:style-name="T1"> </text:span></text:p>
          </draw:text-box>
        </draw:frame>
        <draw:path draw:style-name="gr235" draw:layer="layout" svg:width="1.047cm" svg:height="1.047cm" svg:x="206.293cm" svg:y="97.266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210" draw:text-style-name="P2" draw:layer="layout" svg:width="0.917cm" svg:height="0.952cm" svg:x="206.358cm" svg:y="97.315cm">
          <draw:text-box>
            <text:p text:style-name="P2"><text:span text:style-name="T8">10</text:span><text:span text:style-name="T1"> </text:span></text:p>
          </draw:text-box>
        </draw:frame>
        <draw:line draw:style-name="gr236" draw:layer="layout" svg:x1="206.416cm" svg:y1="98.192cm" svg:x2="204.976cm" svg:y2="99.723cm">
          <text:p/>
        </draw:line>
        <draw:line draw:style-name="gr237" draw:layer="layout" svg:x1="205.217cm" svg:y1="100.164cm" svg:x2="208.092cm" svg:y2="100.164cm">
          <text:p/>
        </draw:line>
        <draw:path draw:style-name="gr238" draw:layer="layout" svg:width="1.047cm" svg:height="1.047cm" svg:x="208.093cm" svg:y="99.64cm" svg:viewBox="0 0 1048 1048" svg:d="m0 524v0c0-96 22-178 70-262s108-144 192-192 166-70 262-70 178 22 262 70 144 108 192 192 70 166 70 262v0 0c0 96-22 178-70 262s-108 144-192 192-166 70-262 70-178-22-262-70-144-108-192-192-70-166-70-262z">
          <text:p/>
        </draw:path>
        <draw:frame draw:style-name="gr210" draw:text-style-name="P2" draw:layer="layout" svg:width="0.917cm" svg:height="0.952cm" svg:x="208.159cm" svg:y="99.689cm">
          <draw:text-box>
            <text:p text:style-name="P2"><text:span text:style-name="T8">11</text:span><text:span text:style-name="T1"> </text:span></text:p>
          </draw:text-box>
        </draw:frame>
        <draw:line draw:style-name="gr239" draw:layer="layout" svg:x1="208.383cm" svg:y1="99.694cm" svg:x2="207.233cm" svg:y2="98.109cm">
          <text:p/>
        </draw:line>
        <draw:path draw:style-name="gr240" draw:layer="layout" svg:width="1.747cm" svg:height="3.903cm" svg:x="228.061cm" svg:y="114.148cm" svg:viewBox="0 0 1748 3904" svg:d="m0 433h1748m-874 1735 874 1736m-874-3904v2168l-874 1736">
          <text:p/>
        </draw:path>
        <draw:path draw:style-name="gr241" draw:layer="layout" svg:width="0.873cm" svg:height="0.865cm" svg:x="228.499cm" svg:y="113.28cm" svg:viewBox="0 0 874 866" svg:d="m0 433v0c0-80 18-147 59-216 40-70 90-119 159-159 70-40 139-58 219-58s149 18 218 58c70 40 120 89 160 158 41 70 59 137 59 217v0 0c0 80-18 147-59 217-40 69-90 118-159 158-70 40-139 58-219 58s-149-18-218-58c-70-40-120-89-160-158-41-70-59-137-59-217z">
          <text:p/>
        </draw:path>
        <draw:path draw:style-name="gr240" draw:layer="layout" svg:width="1.747cm" svg:height="3.903cm" svg:x="230.857cm" svg:y="113.068cm" svg:viewBox="0 0 1748 3904" svg:d="m0 433h1748m-874 1735 874 1736m-874-3904v2168l-874 1736">
          <text:p/>
        </draw:path>
        <draw:path draw:style-name="gr241" draw:layer="layout" svg:width="0.873cm" svg:height="0.865cm" svg:x="231.295cm" svg:y="112.201cm" svg:viewBox="0 0 874 866" svg:d="m0 433v0c0-80 18-147 59-216 40-70 90-119 159-159 70-40 139-58 219-58s149 18 218 58c70 40 120 89 160 158 41 70 59 137 59 217v0 0c0 80-18 147-59 217-40 69-90 118-159 158-70 40-139 58-219 58s-149-18-218-58c-70-40-120-89-160-158-41-70-59-137-59-217z">
          <text:p/>
        </draw:path>
        <draw:path draw:style-name="gr240" draw:layer="layout" svg:width="1.747cm" svg:height="3.903cm" svg:x="233.47cm" svg:y="114.148cm" svg:viewBox="0 0 1748 3904" svg:d="m0 433h1748m-874 1735 874 1736m-874-3904v2168l-874 1736">
          <text:p/>
        </draw:path>
        <draw:path draw:style-name="gr241" draw:layer="layout" svg:width="0.873cm" svg:height="0.865cm" svg:x="233.907cm" svg:y="113.28cm" svg:viewBox="0 0 874 866" svg:d="m0 433v0c0-80 18-147 59-216 40-70 90-119 159-159 70-40 139-58 219-58s149 18 218 58c70 40 120 89 160 158 41 70 59 137 59 217v0 0c0 80-18 147-59 217-40 69-90 118-159 158-70 40-139 58-219 58s-149-18-218-58c-70-40-120-89-160-158-41-70-59-137-59-217z">
          <text:p/>
        </draw:path>
        <draw:polygon draw:style-name="gr40" draw:layer="layout" svg:width="10.041cm" svg:height="0.498cm" svg:x="226.619cm" svg:y="118.902cm" svg:viewBox="0 0 10042 499" draw:points="0,499 10042,499 10042,0 0,0">
          <text:p/>
        </draw:polygon>
        <draw:frame draw:style-name="gr178" draw:layer="layout" svg:width="14.046cm" svg:height="1.456cm" svg:x="225.019cm" svg:y="118.324cm">
          <draw:text-box>
            <text:p text:style-name="P2"><text:span text:style-name="T5">Users of the Application</text:span></text:p>
          </draw:text-box>
        </draw:frame>
        <draw:polygon draw:style-name="gr7" draw:layer="layout" svg:width="10.17cm" svg:height="2.944cm" svg:x="227.319cm" svg:y="125.329cm" svg:viewBox="0 0 10171 2945" draw:points="0,2945 10171,2945 10171,0 0,0">
          <text:p/>
        </draw:polygon>
        <draw:frame draw:style-name="gr242" draw:text-style-name="P2" draw:layer="layout" svg:width="10.298cm" svg:height="2.981cm" svg:x="227.319cm" svg:y="125.312cm">
          <draw:text-box>
            <text:p text:style-name="P2"><text:span text:style-name="T5">Text Processing Application</text:span><text:span text:style-name="T6"> </text:span></text:p>
          </draw:text-box>
        </draw:frame>
        <draw:polygon draw:style-name="gr40" draw:layer="layout" svg:width="17.499cm" svg:height="0.498cm" svg:x="213.819cm" svg:y="95.752cm" svg:viewBox="0 0 17500 499" draw:points="0,499 17500,499 17500,0 0,0">
          <text:p/>
        </draw:polygon>
        <draw:frame draw:style-name="gr178" draw:layer="layout" svg:width="22.782cm" svg:height="1.456cm" svg:x="213.619cm" svg:y="95.276cm">
          <draw:text-box>
            <text:p text:style-name="P2"><text:span text:style-name="T5">Golden Standard Semantic Resource, </text:span><text:span text:style-name="T9">(</text:span><text:span text:style-name="T10">C, R</text:span><text:span text:style-name="T9">)</text:span><text:span text:style-name="T5"> </text:span></text:p>
          </draw:text-box>
        </draw:frame>
        <draw:polygon draw:style-name="gr243" draw:layer="layout" svg:width="5.917cm" svg:height="9.629cm" svg:x="226.38cm" svg:y="101.871cm" svg:viewBox="0 0 5918 9630" draw:points="5438,9630 5918,8841 5455,9094 477,0 0,261 4978,9356 4515,9609">
          <text:p/>
        </draw:polygon>
        <draw:path draw:style-name="gr244" draw:layer="layout" svg:width="1.747cm" svg:height="3.903cm" svg:x="194.762cm" svg:y="110.598cm" svg:viewBox="0 0 1748 3904" svg:d="m0 433h1748m-874 1735 874 1736m-874-3904v2168l-874 1736">
          <text:p/>
        </draw:path>
        <draw:path draw:style-name="gr245" draw:layer="layout" svg:width="0.873cm" svg:height="0.865cm" svg:x="195.199cm" svg:y="109.73cm" svg:viewBox="0 0 874 866" svg:d="m0 433v0c0-80 18-147 59-216 40-70 90-119 159-159 70-40 139-58 219-58s149 18 218 58c70 40 120 89 160 158 41 70 59 137 59 217v0 0c0 80-18 147-59 217-40 69-90 118-159 158-70 40-139 58-219 58s-149-18-218-58c-70-40-120-89-160-158-41-70-59-137-59-217z">
          <text:p/>
        </draw:path>
        <draw:path draw:style-name="gr244" draw:layer="layout" svg:width="1.747cm" svg:height="3.903cm" svg:x="197.558cm" svg:y="109.518cm" svg:viewBox="0 0 1748 3904" svg:d="m0 433h1748m-874 1735 874 1736m-874-3904v2168l-874 1736">
          <text:p/>
        </draw:path>
        <draw:path draw:style-name="gr245" draw:layer="layout" svg:width="0.873cm" svg:height="0.865cm" svg:x="197.995cm" svg:y="108.651cm" svg:viewBox="0 0 874 866" svg:d="m0 433v0c0-80 18-147 59-216 40-70 90-119 159-159 70-40 139-58 219-58s149 18 218 58c70 40 120 89 160 158 41 70 59 137 59 217v0 0c0 80-18 147-59 217-40 69-90 118-159 158-70 40-139 58-219 58s-149-18-218-58c-70-40-120-89-160-158-41-70-59-137-59-217z">
          <text:p/>
        </draw:path>
        <draw:path draw:style-name="gr244" draw:layer="layout" svg:width="1.747cm" svg:height="3.903cm" svg:x="200.17cm" svg:y="110.598cm" svg:viewBox="0 0 1748 3904" svg:d="m0 433h1748m-874 1735 874 1736m-874-3904v2168l-874 1736">
          <text:p/>
        </draw:path>
        <draw:path draw:style-name="gr245" draw:layer="layout" svg:width="0.873cm" svg:height="0.865cm" svg:x="200.607cm" svg:y="109.73cm" svg:viewBox="0 0 874 866" svg:d="m0 433v0c0-80 18-147 59-216 40-70 90-119 159-159 70-40 139-58 219-58s149 18 218 58c70 40 120 89 160 158 41 70 59 137 59 217v0 0c0 80-18 147-59 217-40 69-90 118-159 158-70 40-139 58-219 58s-149-18-218-58c-70-40-120-89-160-158-41-70-59-137-59-217z">
          <text:p/>
        </draw:path>
        <draw:polygon draw:style-name="gr40" draw:layer="layout" svg:width="12.041cm" svg:height="0.498cm" svg:x="191.976cm" svg:y="115.452cm" svg:viewBox="0 0 12042 499" draw:points="0,499 12042,499 12042,0 0,0">
          <text:p/>
        </draw:polygon>
        <draw:frame draw:style-name="gr246" draw:layer="layout" svg:width="15.296cm" svg:height="2.863cm" svg:x="187.922cm" svg:y="114.572cm">
          <draw:text-box>
            <text:p text:style-name="P2"><text:span text:style-name="T5">Authors of Text-Based Information Sources</text:span></text:p>
          </draw:text-box>
        </draw:frame>
        <draw:polygon draw:style-name="gr179" draw:layer="layout" svg:width="6.211cm" svg:height="6.049cm" svg:x="198.796cm" svg:y="102.306cm" svg:viewBox="0 0 6212 6050" draw:points="223,5795 1111,6050 744,5670 6212,391 5834,0 366,5279 0,4899">
          <text:p/>
        </draw:polygon>
        <draw:polygon draw:style-name="gr179" draw:layer="layout" svg:width="6.786cm" svg:height="1.598cm" svg:x="220.319cm" svg:y="126.002cm" svg:viewBox="0 0 6787 1599" draw:points="6787,799 6325,0 6325,528 0,528 0,1071 6325,1071 6325,1599">
          <text:p/>
        </draw:polygon>
        <draw:polygon draw:style-name="gr179" draw:layer="layout" svg:width="3.249cm" svg:height="1.399cm" svg:x="202.419cm" svg:y="111.002cm" svg:viewBox="0 0 3250 1400" draw:points="0,700 700,0 700,462 2550,462 2550,0 3250,700 2550,1400 2550,937 700,937 700,1400">
          <text:p/>
        </draw:polygon>
        <draw:polygon draw:style-name="gr179" draw:layer="layout" svg:width="1.398cm" svg:height="4.749cm" svg:x="231.619cm" svg:y="120.365cm" svg:viewBox="0 0 1399 4750" draw:points="699,0 1399,700 937,700 937,4049 1399,4049 699,4750 0,4049 461,4049 461,700 0,700">
          <text:p/>
        </draw:polygon>
        <draw:polygon draw:style-name="gr179" draw:layer="layout" svg:width="1.398cm" svg:height="1.599cm" svg:x="206.419cm" svg:y="119.675cm" svg:viewBox="0 0 1399 1600" draw:points="1399,800 938,0 938,528 0,528 0,1072 938,1072 938,1600">
          <text:p/>
        </draw:polygon>
        <draw:polygon draw:style-name="gr40" draw:layer="layout" svg:width="6.198cm" svg:height="0.498cm" svg:x="198.819cm" svg:y="120.175cm" svg:viewBox="0 0 6199 499" draw:points="0,499 6199,499 6199,0 0,0">
          <text:p/>
        </draw:polygon>
        <draw:frame draw:style-name="gr178" draw:layer="layout" svg:width="6.858cm" svg:height="1.456cm" svg:x="198.993cm" svg:y="119.66cm">
          <draw:text-box>
            <text:p text:style-name="P2"><text:span text:style-name="T5">Vocabulary, </text:span><text:span text:style-name="T10">C</text:span><text:span text:style-name="T5"> </text:span></text:p>
          </draw:text-box>
        </draw:frame>
        <draw:polygon draw:style-name="gr66" draw:layer="layout" svg:width="8.358cm" svg:height="1.518cm" svg:x="230.019cm" svg:y="95.182cm" svg:viewBox="0 0 8359 1519" draw:points="0,1519 8359,1519 8359,0 0,0">
          <text:p/>
        </draw:polygon>
        <draw:polygon draw:style-name="gr66" draw:layer="layout" svg:width="4.663cm" svg:height="1.631cm" svg:x="222.287cm" svg:y="122.685cm" svg:viewBox="0 0 4664 1632" draw:points="0,1632 4664,1632 4664,0 0,0">
          <text:p/>
        </draw:polygon>
        <draw:polygon draw:style-name="gr66" draw:layer="layout" svg:width="2.032cm" svg:height="1.199cm" svg:x="216.586cm" svg:y="121.875cm" svg:viewBox="0 0 2033 1200" draw:points="0,1200 2033,1200 2033,0 0,0">
          <text:p/>
        </draw:polygon>
        <draw:path draw:style-name="gr244" draw:layer="layout" svg:width="1.747cm" svg:height="3.903cm" svg:x="189.553cm" svg:y="110.69cm" svg:viewBox="0 0 1748 3904" svg:d="m0 433h1748m-874 1735 874 1736m-874-3904v2168l-874 1736">
          <text:p/>
        </draw:path>
        <draw:path draw:style-name="gr245" draw:layer="layout" svg:width="0.873cm" svg:height="0.865cm" svg:x="189.99cm" svg:y="109.822cm" svg:viewBox="0 0 874 866" svg:d="m0 433v0c0-80 18-147 59-216 40-70 90-119 159-159 70-40 139-58 219-58s149 18 218 58c70 40 120 89 160 158 41 70 59 137 59 217v0 0c0 80-18 147-59 217-40 69-90 118-159 158-70 40-139 58-219 58s-149-18-218-58c-70-40-120-89-160-158-41-70-59-137-59-217z">
          <text:p/>
        </draw:path>
        <draw:path draw:style-name="gr244" draw:layer="layout" svg:width="1.747cm" svg:height="3.903cm" svg:x="192.349cm" svg:y="109.61cm" svg:viewBox="0 0 1748 3904" svg:d="m0 433h1748m-874 1735 874 1736m-874-3904v2168l-874 1736">
          <text:p/>
        </draw:path>
        <draw:path draw:style-name="gr245" draw:layer="layout" svg:width="0.873cm" svg:height="0.865cm" svg:x="192.786cm" svg:y="108.743cm" svg:viewBox="0 0 874 866" svg:d="m0 433v0c0-80 18-147 59-216 40-70 90-119 159-159 70-40 139-58 219-58s149 18 218 58c70 40 120 89 160 158 41 70 59 137 59 217v0 0c0 80-18 147-59 217-40 69-90 118-159 158-70 40-139 58-219 58s-149-18-218-58c-70-40-120-89-160-158-41-70-59-137-59-217z">
          <text:p/>
        </draw:path>
        <draw:frame draw:style-name="gr247" draw:text-style-name="P5" draw:layer="layout" svg:width="4.064cm" svg:height="0.986cm" svg:x="216.081cm" svg:y="117.778cm">
          <draw:text-box>
            <text:p text:style-name="P2"><text:span text:style-name="T2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5f_6" draw:display-name="Gradient_6" draw:style="linear" draw:start-color="#ffffff" draw:end-color="#f0f0f0" draw:start-intensity="100%" draw:end-intensity="100%" draw:angle="0" draw:border="0%"/>
    <draw:marker draw:name="Arrow" svg:viewBox="0 0 20 30" svg:d="m10 0-10 30h20z"/>
    <draw:marker draw:name="EndMarker_5f_404" draw:display-name="EndMarker_404" svg:viewBox="0 0 20 30" svg:d="m10 0-10 30h20z"/>
    <draw:marker draw:name="EndMarker_5f_405" draw:display-name="EndMarker_405" svg:viewBox="0 0 20 30" svg:d="m10 0-10 30h20z"/>
    <draw:marker draw:name="EndMarker_5f_406" draw:display-name="EndMarker_406" svg:viewBox="0 0 20 30" svg:d="m10 0-10 30h20z"/>
    <draw:marker draw:name="EndMarker_5f_407" draw:display-name="EndMarker_407" svg:viewBox="0 0 20 30" svg:d="m10 0-10 30h20z"/>
    <draw:marker draw:name="EndMarker_5f_408" draw:display-name="EndMarker_408" svg:viewBox="0 0 20 30" svg:d="m10 0-10 30h20z"/>
    <draw:marker draw:name="EndMarker_5f_409" draw:display-name="EndMarker_409" svg:viewBox="0 0 20 30" svg:d="m10 0-10 30h20z"/>
    <draw:marker draw:name="EndMarker_5f_410" draw:display-name="EndMarker_410" svg:viewBox="0 0 20 30" svg:d="m10 0-10 30h20z"/>
    <draw:marker draw:name="EndMarker_5f_411" draw:display-name="EndMarker_411" svg:viewBox="0 0 20 30" svg:d="m10 0-10 30h20z"/>
    <draw:marker draw:name="EndMarker_5f_412" draw:display-name="EndMarker_412" svg:viewBox="0 0 20 30" svg:d="m10 0-10 30h20z"/>
    <draw:marker draw:name="EndMarker_5f_413" draw:display-name="EndMarker_413" svg:viewBox="0 0 20 30" svg:d="m10 0-10 30h20z"/>
    <draw:marker draw:name="EndMarker_5f_414" draw:display-name="EndMarker_414" svg:viewBox="0 0 20 30" svg:d="m10 0-10 30h20z"/>
    <draw:marker draw:name="EndMarker_5f_415" draw:display-name="EndMarker_415" svg:viewBox="0 0 20 30" svg:d="m10 0-10 30h20z"/>
    <draw:marker draw:name="EndMarker_5f_416" draw:display-name="EndMarker_416" svg:viewBox="0 0 20 30" svg:d="m10 0-10 30h20z"/>
    <draw:marker draw:name="EndMarker_5f_417" draw:display-name="EndMarker_417" svg:viewBox="0 0 20 30" svg:d="m10 0-10 30h20z"/>
    <draw:marker draw:name="EndMarker_5f_418" draw:display-name="EndMarker_418" svg:viewBox="0 0 20 30" svg:d="m10 0-10 30h20z"/>
    <draw:marker draw:name="EndMarker_5f_419" draw:display-name="EndMarker_419" svg:viewBox="0 0 20 30" svg:d="m10 0-10 30h20z"/>
    <draw:marker draw:name="EndMarker_5f_420" draw:display-name="EndMarker_420" svg:viewBox="0 0 20 30" svg:d="m10 0-10 30h20z"/>
    <draw:marker draw:name="EndMarker_5f_421" draw:display-name="EndMarker_421" svg:viewBox="0 0 20 30" svg:d="m10 0-10 30h20z"/>
    <draw:marker draw:name="EndMarker_5f_422" draw:display-name="EndMarker_422" svg:viewBox="0 0 20 30" svg:d="m10 0-10 30h20z"/>
    <draw:marker draw:name="EndMarker_5f_423" draw:display-name="EndMarker_423" svg:viewBox="0 0 20 30" svg:d="m10 0-10 30h20z"/>
    <draw:marker draw:name="EndMarker_5f_424" draw:display-name="EndMarker_424" svg:viewBox="0 0 20 30" svg:d="m10 0-10 30h20z"/>
    <draw:marker draw:name="EndMarker_5f_425" draw:display-name="EndMarker_425" svg:viewBox="0 0 20 30" svg:d="m10 0-10 30h20z"/>
    <draw:marker draw:name="EndMarker_5f_426" draw:display-name="EndMarker_426" svg:viewBox="0 0 20 30" svg:d="m10 0-10 30h20z"/>
    <draw:marker draw:name="EndMarker_5f_427" draw:display-name="EndMarker_427" svg:viewBox="0 0 20 30" svg:d="m10 0-10 30h20z"/>
    <draw:marker draw:name="EndMarker_5f_428" draw:display-name="EndMarker_428" svg:viewBox="0 0 20 30" svg:d="m10 0-10 30h20z"/>
    <draw:marker draw:name="EndMarker_5f_429" draw:display-name="EndMarker_429" svg:viewBox="0 0 20 30" svg:d="m10 0-10 30h20z"/>
    <draw:marker draw:name="EndMarker_5f_430" draw:display-name="EndMarker_430" svg:viewBox="0 0 20 30" svg:d="m10 0-10 30h20z"/>
    <draw:marker draw:name="EndMarker_5f_431" draw:display-name="EndMarker_431" svg:viewBox="0 0 20 30" svg:d="m10 0-10 30h20z"/>
    <draw:marker draw:name="EndMarker_5f_432" draw:display-name="EndMarker_432" svg:viewBox="0 0 20 30" svg:d="m10 0-10 30h20z"/>
    <draw:marker draw:name="EndMarker_5f_433" draw:display-name="EndMarker_433" svg:viewBox="0 0 20 30" svg:d="m10 0-10 30h20z"/>
    <draw:marker draw:name="EndMarker_5f_434" draw:display-name="EndMarker_434" svg:viewBox="0 0 20 30" svg:d="m10 0-10 30h20z"/>
    <draw:marker draw:name="EndMarker_5f_435" draw:display-name="EndMarker_435" svg:viewBox="0 0 20 30" svg:d="m10 0-10 30h20z"/>
    <draw:marker draw:name="EndMarker_5f_436" draw:display-name="EndMarker_436" svg:viewBox="0 0 20 30" svg:d="m10 0-10 30h20z"/>
    <draw:marker draw:name="EndMarker_5f_437" draw:display-name="EndMarker_437" svg:viewBox="0 0 20 30" svg:d="m10 0-10 30h20z"/>
    <draw:marker draw:name="EndMarker_5f_438" draw:display-name="EndMarker_438" svg:viewBox="0 0 20 30" svg:d="m10 0-10 30h20z"/>
    <draw:marker draw:name="EndMarker_5f_439" draw:display-name="EndMarker_439" svg:viewBox="0 0 20 30" svg:d="m10 0-10 30h20z"/>
    <draw:marker draw:name="EndMarker_5f_440" draw:display-name="EndMarker_440" svg:viewBox="0 0 20 30" svg:d="m10 0-10 30h20z"/>
    <draw:marker draw:name="EndMarker_5f_441" draw:display-name="EndMarker_441" svg:viewBox="0 0 20 30" svg:d="m10 0-10 30h20z"/>
    <draw:marker draw:name="EndMarker_5f_442" draw:display-name="EndMarker_442" svg:viewBox="0 0 20 30" svg:d="m10 0-10 30h20z"/>
    <draw:marker draw:name="EndMarker_5f_443" draw:display-name="EndMarker_443" svg:viewBox="0 0 20 30" svg:d="m10 0-10 30h20z"/>
    <draw:marker draw:name="EndMarker_5f_444" draw:display-name="EndMarker_444" svg:viewBox="0 0 20 30" svg:d="m10 0-10 30h20z"/>
    <draw:marker draw:name="EndMarker_5f_445" draw:display-name="EndMarker_445" svg:viewBox="0 0 20 30" svg:d="m10 0-10 30h20z"/>
    <draw:marker draw:name="EndMarker_5f_446" draw:display-name="EndMarker_446" svg:viewBox="0 0 20 30" svg:d="m10 0-10 30h20z"/>
    <draw:marker draw:name="EndMarker_5f_447" draw:display-name="EndMarker_447" svg:viewBox="0 0 20 30" svg:d="m10 0-10 30h20z"/>
    <draw:marker draw:name="EndMarker_5f_448" draw:display-name="EndMarker_448" svg:viewBox="0 0 20 30" svg:d="m10 0-10 30h20z"/>
    <draw:marker draw:name="EndMarker_5f_449" draw:display-name="EndMarker_449" svg:viewBox="0 0 20 30" svg:d="m10 0-10 30h20z"/>
    <draw:marker draw:name="EndMarker_5f_450" draw:display-name="EndMarker_450" svg:viewBox="0 0 20 30" svg:d="m10 0-10 30h20z"/>
    <draw:marker draw:name="EndMarker_5f_451" draw:display-name="EndMarker_451" svg:viewBox="0 0 20 30" svg:d="m10 0-10 30h20z"/>
    <draw:marker draw:name="EndMarker_5f_452" draw:display-name="EndMarker_452" svg:viewBox="0 0 20 30" svg:d="m10 0-10 30h20z"/>
    <draw:marker draw:name="EndMarker_5f_453" draw:display-name="EndMarker_453" svg:viewBox="0 0 20 30" svg:d="m10 0-10 30h20z"/>
    <draw:marker draw:name="EndMarker_5f_454" draw:display-name="EndMarker_454" svg:viewBox="0 0 20 30" svg:d="m10 0-10 30h20z"/>
    <draw:marker draw:name="EndMarker_5f_455" draw:display-name="EndMarker_455" svg:viewBox="0 0 20 30" svg:d="m10 0-10 30h20z"/>
    <draw:marker draw:name="EndMarker_5f_456" draw:display-name="EndMarker_456" svg:viewBox="0 0 20 30" svg:d="m10 0-10 30h20z"/>
    <draw:marker draw:name="EndMarker_5f_457" draw:display-name="EndMarker_457" svg:viewBox="0 0 20 30" svg:d="m10 0-10 30h20z"/>
    <draw:marker draw:name="EndMarker_5f_458" draw:display-name="EndMarker_458" svg:viewBox="0 0 20 30" svg:d="m10 0-10 30h20z"/>
    <draw:marker draw:name="EndMarker_5f_459" draw:display-name="EndMarker_459" svg:viewBox="0 0 20 30" svg:d="m10 0-10 30h20z"/>
    <draw:marker draw:name="EndMarker_5f_460" draw:display-name="EndMarker_460" svg:viewBox="0 0 20 30" svg:d="m10 0-10 30h20z"/>
    <draw:marker draw:name="EndMarker_5f_461" draw:display-name="EndMarker_461" svg:viewBox="0 0 20 30" svg:d="m10 0-10 30h20z"/>
    <draw:marker draw:name="EndMarker_5f_462" draw:display-name="EndMarker_462" svg:viewBox="0 0 20 30" svg:d="m10 0-10 30h20z"/>
    <draw:marker draw:name="EndMarker_5f_463" draw:display-name="EndMarker_463" svg:viewBox="0 0 20 30" svg:d="m10 0-10 30h20z"/>
    <draw:marker draw:name="EndMarker_5f_464" draw:display-name="EndMarker_464" svg:viewBox="0 0 20 30" svg:d="m10 0-10 30h20z"/>
    <draw:marker draw:name="EndMarker_5f_465" draw:display-name="EndMarker_465" svg:viewBox="0 0 20 30" svg:d="m10 0-10 30h20z"/>
    <draw:marker draw:name="EndMarker_5f_466" draw:display-name="EndMarker_466" svg:viewBox="0 0 20 30" svg:d="m10 0-10 30h20z"/>
    <draw:marker draw:name="EndMarker_5f_467" draw:display-name="EndMarker_467" svg:viewBox="0 0 20 30" svg:d="m10 0-10 30h20z"/>
    <draw:marker draw:name="EndMarker_5f_468" draw:display-name="EndMarker_468" svg:viewBox="0 0 20 30" svg:d="m10 0-10 30h20z"/>
    <draw:marker draw:name="EndMarker_5f_469" draw:display-name="EndMarker_469" svg:viewBox="0 0 20 30" svg:d="m10 0-10 30h20z"/>
    <draw:marker draw:name="EndMarker_5f_470" draw:display-name="EndMarker_470" svg:viewBox="0 0 20 30" svg:d="m10 0-10 30h20z"/>
    <draw:marker draw:name="EndMarker_5f_471" draw:display-name="EndMarker_471" svg:viewBox="0 0 20 30" svg:d="m10 0-10 30h20z"/>
    <draw:marker draw:name="EndMarker_5f_472" draw:display-name="EndMarker_472" svg:viewBox="0 0 20 30" svg:d="m10 0-10 30h20z"/>
    <draw:marker draw:name="EndMarker_5f_473" draw:display-name="EndMarker_473" svg:viewBox="0 0 20 30" svg:d="m10 0-10 30h20z"/>
    <draw:marker draw:name="EndMarker_5f_474" draw:display-name="EndMarker_474" svg:viewBox="0 0 20 30" svg:d="m10 0-10 30h20z"/>
    <draw:marker draw:name="EndMarker_5f_475" draw:display-name="EndMarker_475" svg:viewBox="0 0 20 30" svg:d="m10 0-10 30h20z"/>
    <draw:marker draw:name="EndMarker_5f_476" draw:display-name="EndMarker_476" svg:viewBox="0 0 20 30" svg:d="m10 0-10 30h20z"/>
    <draw:marker draw:name="EndMarker_5f_477" draw:display-name="EndMarker_477" svg:viewBox="0 0 20 30" svg:d="m10 0-10 30h20z"/>
    <draw:marker draw:name="EndMarker_5f_478" draw:display-name="EndMarker_478" svg:viewBox="0 0 20 30" svg:d="m10 0-10 30h20z"/>
    <draw:marker draw:name="EndMarker_5f_479" draw:display-name="EndMarker_479" svg:viewBox="0 0 20 30" svg:d="m10 0-10 30h20z"/>
    <draw:marker draw:name="EndMarker_5f_480" draw:display-name="EndMarker_480" svg:viewBox="0 0 20 30" svg:d="m10 0-10 30h20z"/>
    <draw:marker draw:name="EndMarker_5f_481" draw:display-name="EndMarker_481" svg:viewBox="0 0 20 30" svg:d="m10 0-10 30h20z"/>
    <draw:marker draw:name="EndMarker_5f_482" draw:display-name="EndMarker_482" svg:viewBox="0 0 20 30" svg:d="m10 0-10 30h20z"/>
    <draw:marker draw:name="EndMarker_5f_483" draw:display-name="EndMarker_483" svg:viewBox="0 0 20 30" svg:d="m10 0-10 30h20z"/>
    <draw:marker draw:name="EndMarker_5f_484" draw:display-name="EndMarker_484" svg:viewBox="0 0 20 30" svg:d="m10 0-10 30h20z"/>
    <draw:marker draw:name="EndMarker_5f_485" draw:display-name="EndMarker_485" svg:viewBox="0 0 20 30" svg:d="m10 0-10 30h20z"/>
    <draw:marker draw:name="EndMarker_5f_486" draw:display-name="EndMarker_486" svg:viewBox="0 0 20 30" svg:d="m10 0-10 30h20z"/>
    <draw:marker draw:name="EndMarker_5f_487" draw:display-name="EndMarker_487" svg:viewBox="0 0 20 30" svg:d="m10 0-10 30h20z"/>
    <draw:marker draw:name="EndMarker_5f_488" draw:display-name="EndMarker_488" svg:viewBox="0 0 20 30" svg:d="m10 0-10 30h20z"/>
    <draw:marker draw:name="EndMarker_5f_489" draw:display-name="EndMarker_489" svg:viewBox="0 0 20 30" svg:d="m10 0-10 30h20z"/>
    <draw:marker draw:name="EndMarker_5f_490" draw:display-name="EndMarker_490" svg:viewBox="0 0 20 30" svg:d="m10 0-10 30h20z"/>
    <draw:marker draw:name="EndMarker_5f_491" draw:display-name="EndMarker_491" svg:viewBox="0 0 20 30" svg:d="m10 0-10 30h20z"/>
    <draw:marker draw:name="EndMarker_5f_492" draw:display-name="EndMarker_492" svg:viewBox="0 0 20 30" svg:d="m10 0-10 30h20z"/>
    <draw:marker draw:name="EndMarker_5f_493" draw:display-name="EndMarker_493" svg:viewBox="0 0 20 30" svg:d="m10 0-10 30h20z"/>
    <draw:marker draw:name="EndMarker_5f_494" draw:display-name="EndMarker_494" svg:viewBox="0 0 20 30" svg:d="m10 0-10 30h20z"/>
    <draw:marker draw:name="EndMarker_5f_495" draw:display-name="EndMarker_495" svg:viewBox="0 0 20 30" svg:d="m10 0-10 30h20z"/>
    <draw:marker draw:name="EndMarker_5f_496" draw:display-name="EndMarker_496" svg:viewBox="0 0 20 30" svg:d="m10 0-10 30h20z"/>
    <draw:marker draw:name="EndMarker_5f_497" draw:display-name="EndMarker_497" svg:viewBox="0 0 20 30" svg:d="m10 0-10 30h20z"/>
    <draw:marker draw:name="EndMarker_5f_498" draw:display-name="EndMarker_498" svg:viewBox="0 0 20 30" svg:d="m10 0-10 30h20z"/>
    <draw:marker draw:name="EndMarker_5f_499" draw:display-name="EndMarker_499" svg:viewBox="0 0 20 30" svg:d="m10 0-10 30h20z"/>
    <draw:marker draw:name="EndMarker_5f_500" draw:display-name="EndMarker_500" svg:viewBox="0 0 20 30" svg:d="m10 0-10 30h20z"/>
    <draw:marker draw:name="EndMarker_5f_501" draw:display-name="EndMarker_501" svg:viewBox="0 0 20 30" svg:d="m10 0-10 30h20z"/>
    <draw:marker draw:name="EndMarker_5f_502" draw:display-name="EndMarker_502" svg:viewBox="0 0 20 30" svg:d="m10 0-10 30h20z"/>
    <draw:marker draw:name="EndMarker_5f_503" draw:display-name="EndMarker_503" svg:viewBox="0 0 20 30" svg:d="m10 0-10 30h20z"/>
    <draw:marker draw:name="EndMarker_5f_504" draw:display-name="EndMarker_504" svg:viewBox="0 0 20 30" svg:d="m10 0-10 30h20z"/>
    <draw:marker draw:name="EndMarker_5f_505" draw:display-name="EndMarker_505" svg:viewBox="0 0 20 30" svg:d="m10 0-10 30h20z"/>
    <draw:marker draw:name="EndMarker_5f_506" draw:display-name="EndMarker_506" svg:viewBox="0 0 20 30" svg:d="m10 0-10 30h20z"/>
    <draw:marker draw:name="EndMarker_5f_507" draw:display-name="EndMarker_507" svg:viewBox="0 0 20 30" svg:d="m10 0-10 30h20z"/>
    <draw:marker draw:name="EndMarker_5f_508" draw:display-name="EndMarker_508" svg:viewBox="0 0 20 30" svg:d="m10 0-10 30h20z"/>
    <draw:marker draw:name="EndMarker_5f_509" draw:display-name="EndMarker_509" svg:viewBox="0 0 20 30" svg:d="m10 0-10 30h20z"/>
    <draw:marker draw:name="EndMarker_5f_510" draw:display-name="EndMarker_510" svg:viewBox="0 0 20 30" svg:d="m10 0-10 30h20z"/>
    <draw:marker draw:name="EndMarker_5f_511" draw:display-name="EndMarker_511" svg:viewBox="0 0 20 30" svg:d="m10 0-10 30h20z"/>
    <draw:marker draw:name="EndMarker_5f_512" draw:display-name="EndMarker_512" svg:viewBox="0 0 20 30" svg:d="m10 0-10 30h20z"/>
    <draw:marker draw:name="EndMarker_5f_513" draw:display-name="EndMarker_513" svg:viewBox="0 0 20 30" svg:d="m10 0-10 30h20z"/>
    <draw:marker draw:name="EndMarker_5f_514" draw:display-name="EndMarker_514" svg:viewBox="0 0 20 30" svg:d="m10 0-10 30h20z"/>
    <draw:marker draw:name="EndMarker_5f_515" draw:display-name="EndMarker_515" svg:viewBox="0 0 20 30" svg:d="m10 0-10 30h20z"/>
    <draw:marker draw:name="EndMarker_5f_516" draw:display-name="EndMarker_516" svg:viewBox="0 0 20 30" svg:d="m10 0-10 30h20z"/>
    <draw:marker draw:name="EndMarker_5f_517" draw:display-name="EndMarker_517" svg:viewBox="0 0 20 30" svg:d="m10 0-10 30h20z"/>
    <draw:marker draw:name="EndMarker_5f_518" draw:display-name="EndMarker_518" svg:viewBox="0 0 20 30" svg:d="m10 0-10 30h20z"/>
    <draw:marker draw:name="EndMarker_5f_519" draw:display-name="EndMarker_519" svg:viewBox="0 0 20 30" svg:d="m10 0-10 30h20z"/>
    <draw:marker draw:name="EndMarker_5f_520" draw:display-name="EndMarker_520" svg:viewBox="0 0 20 30" svg:d="m10 0-10 30h20z"/>
    <draw:marker draw:name="EndMarker_5f_521" draw:display-name="EndMarker_521" svg:viewBox="0 0 20 30" svg:d="m10 0-10 30h20z"/>
    <draw:marker draw:name="EndMarker_5f_522" draw:display-name="EndMarker_522" svg:viewBox="0 0 20 30" svg:d="m10 0-10 30h20z"/>
    <draw:marker draw:name="EndMarker_5f_523" draw:display-name="EndMarker_523" svg:viewBox="0 0 20 30" svg:d="m10 0-10 30h20z"/>
    <draw:marker draw:name="EndMarker_5f_524" draw:display-name="EndMarker_524" svg:viewBox="0 0 20 30" svg:d="m10 0-10 30h20z"/>
    <draw:marker draw:name="EndMarker_5f_525" draw:display-name="EndMarker_525" svg:viewBox="0 0 20 30" svg:d="m10 0-10 30h20z"/>
    <draw:marker draw:name="EndMarker_5f_559" draw:display-name="EndMarker_559" svg:viewBox="0 0 20 30" svg:d="m10 0-10 30h20z"/>
    <draw:marker draw:name="EndMarker_5f_560" draw:display-name="EndMarker_560" svg:viewBox="0 0 20 30" svg:d="m10 0-10 30h20z"/>
    <draw:marker draw:name="EndMarker_5f_561" draw:display-name="EndMarker_561" svg:viewBox="0 0 20 30" svg:d="m10 0-10 30h20z"/>
    <draw:marker draw:name="EndMarker_5f_562" draw:display-name="EndMarker_562" svg:viewBox="0 0 20 30" svg:d="m10 0-10 30h20z"/>
    <draw:marker draw:name="EndMarker_5f_563" draw:display-name="EndMarker_563" svg:viewBox="0 0 20 30" svg:d="m10 0-10 30h20z"/>
    <draw:marker draw:name="EndMarker_5f_564" draw:display-name="EndMarker_564" svg:viewBox="0 0 20 30" svg:d="m10 0-10 30h20z"/>
    <draw:marker draw:name="EndMarker_5f_565" draw:display-name="EndMarker_565" svg:viewBox="0 0 20 30" svg:d="m10 0-10 30h20z"/>
    <draw:marker draw:name="EndMarker_5f_566" draw:display-name="EndMarker_566" svg:viewBox="0 0 20 30" svg:d="m10 0-10 30h20z"/>
    <draw:marker draw:name="EndMarker_5f_567" draw:display-name="EndMarker_567" svg:viewBox="0 0 20 30" svg:d="m10 0-10 30h20z"/>
    <draw:marker draw:name="EndMarker_5f_568" draw:display-name="EndMarker_568" svg:viewBox="0 0 20 30" svg:d="m10 0-10 30h20z"/>
    <draw:marker draw:name="EndMarker_5f_569" draw:display-name="EndMarker_569" svg:viewBox="0 0 20 30" svg:d="m10 0-10 30h20z"/>
    <draw:marker draw:name="EndMarker_5f_570" draw:display-name="EndMarker_570" svg:viewBox="0 0 20 30" svg:d="m10 0-10 30h20z"/>
    <draw:marker draw:name="EndMarker_5f_571" draw:display-name="EndMarker_571" svg:viewBox="0 0 20 30" svg:d="m10 0-10 30h20z"/>
    <draw:marker draw:name="EndMarker_5f_572" draw:display-name="EndMarker_572" svg:viewBox="0 0 20 30" svg:d="m10 0-10 30h20z"/>
    <draw:marker draw:name="EndMarker_5f_573" draw:display-name="EndMarker_573" svg:viewBox="0 0 20 30" svg:d="m10 0-10 30h20z"/>
    <draw:marker draw:name="EndMarker_5f_574" draw:display-name="EndMarker_574" svg:viewBox="0 0 20 30" svg:d="m10 0-10 30h20z"/>
    <draw:marker draw:name="EndMarker_5f_575" draw:display-name="EndMarker_575" svg:viewBox="0 0 20 30" svg:d="m10 0-10 30h20z"/>
    <draw:marker draw:name="EndMarker_5f_576" draw:display-name="EndMarker_576" svg:viewBox="0 0 20 30" svg:d="m10 0-10 30h20z"/>
    <draw:marker draw:name="EndMarker_5f_577" draw:display-name="EndMarker_577" svg:viewBox="0 0 20 30" svg:d="m10 0-10 30h20z"/>
    <draw:marker draw:name="EndMarker_5f_578" draw:display-name="EndMarker_578" svg:viewBox="0 0 20 30" svg:d="m10 0-10 30h20z"/>
    <draw:marker draw:name="EndMarker_5f_579" draw:display-name="EndMarker_579" svg:viewBox="0 0 20 30" svg:d="m10 0-10 30h20z"/>
    <draw:marker draw:name="EndMarker_5f_580" draw:display-name="EndMarker_580" svg:viewBox="0 0 20 30" svg:d="m10 0-10 30h20z"/>
    <draw:marker draw:name="EndMarker_5f_581" draw:display-name="EndMarker_581" svg:viewBox="0 0 20 30" svg:d="m10 0-10 30h20z"/>
    <draw:marker draw:name="EndMarker_5f_582" draw:display-name="EndMarker_582" svg:viewBox="0 0 20 30" svg:d="m10 0-10 30h20z"/>
    <draw:marker draw:name="EndMarker_5f_583" draw:display-name="EndMarker_583" svg:viewBox="0 0 20 30" svg:d="m10 0-10 30h20z"/>
    <draw:marker draw:name="EndMarker_5f_584" draw:display-name="EndMarker_584" svg:viewBox="0 0 20 30" svg:d="m10 0-10 30h20z"/>
    <draw:marker draw:name="EndMarker_5f_585" draw:display-name="EndMarker_585" svg:viewBox="0 0 20 30" svg:d="m10 0-10 30h20z"/>
    <draw:marker draw:name="EndMarker_5f_586" draw:display-name="EndMarker_586" svg:viewBox="0 0 20 30" svg:d="m10 0-10 30h20z"/>
    <draw:marker draw:name="EndMarker_5f_587" draw:display-name="EndMarker_587" svg:viewBox="0 0 20 30" svg:d="m10 0-10 30h20z"/>
    <draw:marker draw:name="EndMarker_5f_588" draw:display-name="EndMarker_588" svg:viewBox="0 0 20 30" svg:d="m10 0-10 30h20z"/>
    <draw:marker draw:name="EndMarker_5f_589" draw:display-name="EndMarker_589" svg:viewBox="0 0 20 30" svg:d="m10 0-10 30h20z"/>
    <draw:marker draw:name="EndMarker_5f_590" draw:display-name="EndMarker_590" svg:viewBox="0 0 20 30" svg:d="m10 0-10 30h20z"/>
    <draw:marker draw:name="EndMarker_5f_591" draw:display-name="EndMarker_591" svg:viewBox="0 0 20 30" svg:d="m10 0-10 30h20z"/>
    <draw:marker draw:name="EndMarker_5f_592" draw:display-name="EndMarker_592" svg:viewBox="0 0 20 30" svg:d="m10 0-10 30h20z"/>
    <draw:marker draw:name="EndMarker_5f_593" draw:display-name="EndMarker_593" svg:viewBox="0 0 20 30" svg:d="m10 0-10 30h20z"/>
    <draw:marker draw:name="EndMarker_5f_594" draw:display-name="EndMarker_594" svg:viewBox="0 0 20 30" svg:d="m10 0-10 30h20z"/>
    <draw:marker draw:name="EndMarker_5f_595" draw:display-name="EndMarker_595" svg:viewBox="0 0 20 30" svg:d="m10 0-10 30h20z"/>
    <draw:marker draw:name="EndMarker_5f_596" draw:display-name="EndMarker_596" svg:viewBox="0 0 20 30" svg:d="m10 0-10 30h20z"/>
    <draw:marker draw:name="EndMarker_5f_597" draw:display-name="EndMarker_597" svg:viewBox="0 0 20 30" svg:d="m10 0-10 30h20z"/>
    <draw:marker draw:name="EndMarker_5f_598" draw:display-name="EndMarker_598" svg:viewBox="0 0 20 30" svg:d="m10 0-10 30h20z"/>
    <draw:marker draw:name="EndMarker_5f_599" draw:display-name="EndMarker_599" svg:viewBox="0 0 20 30" svg:d="m10 0-10 30h20z"/>
    <draw:marker draw:name="EndMarker_5f_600" draw:display-name="EndMarker_600" svg:viewBox="0 0 20 30" svg:d="m10 0-10 30h20z"/>
    <draw:marker draw:name="EndMarker_5f_601" draw:display-name="EndMarker_601" svg:viewBox="0 0 20 30" svg:d="m10 0-10 30h20z"/>
    <draw:marker draw:name="EndMarker_5f_602" draw:display-name="EndMarker_602" svg:viewBox="0 0 20 30" svg:d="m10 0-10 30h20z"/>
    <draw:marker draw:name="EndMarker_5f_603" draw:display-name="EndMarker_603" svg:viewBox="0 0 20 30" svg:d="m10 0-10 30h20z"/>
    <draw:marker draw:name="EndMarker_5f_604" draw:display-name="EndMarker_604" svg:viewBox="0 0 20 30" svg:d="m10 0-10 30h20z"/>
    <draw:marker draw:name="EndMarker_5f_605" draw:display-name="EndMarker_605" svg:viewBox="0 0 20 30" svg:d="m10 0-10 30h20z"/>
    <draw:marker draw:name="EndMarker_5f_606" draw:display-name="EndMarker_606" svg:viewBox="0 0 20 30" svg:d="m10 0-10 30h20z"/>
    <draw:marker draw:name="EndMarker_5f_607" draw:display-name="EndMarker_607" svg:viewBox="0 0 20 30" svg:d="m10 0-10 30h20z"/>
    <draw:marker draw:name="EndMarker_5f_608" draw:display-name="EndMarker_608" svg:viewBox="0 0 20 30" svg:d="m10 0-10 30h20z"/>
    <draw:marker draw:name="EndMarker_5f_609" draw:display-name="EndMarker_609" svg:viewBox="0 0 20 30" svg:d="m10 0-10 30h20z"/>
    <draw:marker draw:name="EndMarker_5f_610" draw:display-name="EndMarker_610" svg:viewBox="0 0 20 30" svg:d="m10 0-10 30h20z"/>
    <draw:marker draw:name="StartMarker_5f_10" draw:display-name="StartMarker_10" svg:viewBox="0 0 20 30" svg:d="m10 0-10 30h20z"/>
    <draw:marker draw:name="StartMarker_5f_11" draw:display-name="StartMarker_11" svg:viewBox="0 0 20 30" svg:d="m10 0-10 30h20z"/>
    <draw:marker draw:name="StartMarker_5f_12" draw:display-name="StartMarker_12" svg:viewBox="0 0 20 30" svg:d="m10 0-10 30h20z"/>
    <draw:marker draw:name="StartMarker_5f_13" draw:display-name="StartMarker_13" svg:viewBox="0 0 20 30" svg:d="m10 0-10 30h20z"/>
    <draw:marker draw:name="StartMarker_5f_14" draw:display-name="StartMarker_14" svg:viewBox="0 0 20 30" svg:d="m10 0-10 30h20z"/>
    <draw:marker draw:name="StartMarker_5f_15" draw:display-name="StartMarker_15" svg:viewBox="0 0 20 30" svg:d="m10 0-10 30h20z"/>
    <draw:marker draw:name="StartMarker_5f_16" draw:display-name="StartMarker_16" svg:viewBox="0 0 20 30" svg:d="m10 0-10 30h20z"/>
    <draw:marker draw:name="StartMarker_5f_17" draw:display-name="StartMarker_17" svg:viewBox="0 0 20 30" svg:d="m10 0-10 30h20z"/>
    <draw:marker draw:name="StartMarker_5f_18" draw:display-name="StartMarker_18" svg:viewBox="0 0 20 30" svg:d="m10 0-10 30h20z"/>
    <draw:marker draw:name="StartMarker_5f_19" draw:display-name="StartMarker_19" svg:viewBox="0 0 20 30" svg:d="m10 0-10 30h20z"/>
    <draw:marker draw:name="StartMarker_5f_20" draw:display-name="StartMarker_20" svg:viewBox="0 0 20 30" svg:d="m10 0-10 30h20z"/>
    <draw:marker draw:name="StartMarker_5f_21" draw:display-name="StartMarker_21" svg:viewBox="0 0 20 30" svg:d="m10 0-10 30h20z"/>
    <draw:marker draw:name="StartMarker_5f_22" draw:display-name="StartMarker_22" svg:viewBox="0 0 20 30" svg:d="m10 0-10 30h20z"/>
    <draw:marker draw:name="StartMarker_5f_23" draw:display-name="StartMarker_23" svg:viewBox="0 0 20 30" svg:d="m10 0-10 30h20z"/>
    <draw:marker draw:name="StartMarker_5f_24" draw:display-name="StartMarker_24" svg:viewBox="0 0 20 30" svg:d="m10 0-10 30h20z"/>
    <draw:marker draw:name="StartMarker_5f_25" draw:display-name="StartMarker_25" svg:viewBox="0 0 20 30" svg:d="m10 0-10 30h20z"/>
    <draw:marker draw:name="StartMarker_5f_26" draw:display-name="StartMarker_26" svg:viewBox="0 0 20 30" svg:d="m10 0-10 30h20z"/>
    <draw:marker draw:name="StartMarker_5f_27" draw:display-name="StartMarker_27" svg:viewBox="0 0 20 30" svg:d="m10 0-10 30h20z"/>
    <draw:marker draw:name="StartMarker_5f_28" draw:display-name="StartMarker_28" svg:viewBox="0 0 20 30" svg:d="m10 0-10 30h20z"/>
    <draw:marker draw:name="StartMarker_5f_29" draw:display-name="StartMarker_29" svg:viewBox="0 0 20 30" svg:d="m10 0-10 30h20z"/>
    <draw:marker draw:name="StartMarker_5f_30" draw:display-name="StartMarker_30" svg:viewBox="0 0 20 30" svg:d="m10 0-10 30h20z"/>
    <draw:marker draw:name="StartMarker_5f_31" draw:display-name="StartMarker_31" svg:viewBox="0 0 20 30" svg:d="m10 0-10 30h20z"/>
    <draw:marker draw:name="StartMarker_5f_37" draw:display-name="StartMarker_37" svg:viewBox="0 0 20 30" svg:d="m10 0-10 30h20z"/>
    <draw:marker draw:name="StartMarker_5f_45" draw:display-name="StartMarker_45" svg:viewBox="0 0 20 30" svg:d="m10 0-10 30h20z"/>
    <draw:marker draw:name="StartMarker_5f_46" draw:display-name="StartMarker_46" svg:viewBox="0 0 20 30" svg:d="m10 0-10 30h20z"/>
    <draw:marker draw:name="StartMarker_5f_47" draw:display-name="StartMarker_47" svg:viewBox="0 0 20 30" svg:d="m10 0-10 30h20z"/>
    <draw:marker draw:name="StartMarker_5f_48" draw:display-name="StartMarker_48" svg:viewBox="0 0 20 30" svg:d="m10 0-10 30h20z"/>
    <draw:marker draw:name="StartMarker_5f_49" draw:display-name="StartMarker_49" svg:viewBox="0 0 20 30" svg:d="m10 0-10 30h20z"/>
    <draw:marker draw:name="StartMarker_5f_50" draw:display-name="StartMarker_50" svg:viewBox="0 0 20 30" svg:d="m10 0-10 30h20z"/>
    <draw:marker draw:name="StartMarker_5f_51" draw:display-name="StartMarker_51" svg:viewBox="0 0 20 30" svg:d="m10 0-10 30h20z"/>
    <draw:marker draw:name="StartMarker_5f_52" draw:display-name="StartMarker_52" svg:viewBox="0 0 20 30" svg:d="m10 0-10 30h20z"/>
    <draw:marker draw:name="StartMarker_5f_53" draw:display-name="StartMarker_53" svg:viewBox="0 0 20 30" svg:d="m10 0-10 30h20z"/>
    <draw:marker draw:name="StartMarker_5f_54" draw:display-name="StartMarker_54" svg:viewBox="0 0 20 30" svg:d="m10 0-10 30h20z"/>
    <draw:marker draw:name="StartMarker_5f_55" draw:display-name="StartMarker_55" svg:viewBox="0 0 20 30" svg:d="m10 0-10 30h20z"/>
    <draw:marker draw:name="StartMarker_5f_8" draw:display-name="StartMarker_8" svg:viewBox="0 0 20 30" svg:d="m10 0-10 30h20z"/>
    <draw:marker draw:name="StartMarker_5f_9" draw:display-name="StartMarker_9" svg:viewBox="0 0 20 30" svg:d="m10 0-10 30h20z"/>
    <draw:stroke-dash draw:name="Dash_5f_1" draw:display-name="Dash_1" draw:style="rect" draw:dots1="1" draw:dots1-length="200%" draw:dots2="1" draw:dots2-length="200%" draw:distance="200%"/>
    <draw:stroke-dash draw:name="Dash_5f_2" draw:display-name="Dash_2" draw:style="rect" draw:dots1="1" draw:dots1-length="200%" draw:dots2="1" draw:dots2-length="200%" draw:distance="200%"/>
    <draw:stroke-dash draw:name="Dash_5f_3" draw:display-name="Dash_3" draw:style="rect" draw:dots1="1" draw:dots1-length="200%" draw:dots2="1" draw:dots2-length="200%" draw:distance="2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36.68cm" fo:page-height="200.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11-22T16:42:46</dc:date>
    <dc:creator>sasha </dc:creator>
    <meta:generator>LibreOffice/3.6$Linux_X86_64 LibreOffice_project/360m1$Build-2</meta:generator>
    <meta:editing-duration>PT1H39M19S</meta:editing-duration>
    <meta:editing-cycles>9</meta:editing-cycles>
    <meta:document-statistic meta:object-count="768"/>
  </office:meta>
</office:document-meta>
</file>